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19.765" calcext:value-type="float">
            <text:p>19.765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19.768" calcext:value-type="float">
            <text:p>19.768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19.759" calcext:value-type="float">
            <text:p>19.759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19.762" calcext:value-type="float">
            <text:p>19.762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19.772" calcext:value-type="float">
            <text:p>19.772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19.775" calcext:value-type="float">
            <text:p>19.775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19.7653333333333" calcext:value-type="float">
            <text:p>19.7653333333333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19.7683333333333" calcext:value-type="float">
            <text:p>19.7683333333333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55" calcext:value-type="float">
            <text:p>19.755</text:p>
          </table:table-cell>
          <table:table-cell table:formula="of:=[.A4]/[.$A$3]" office:value-type="float" office:value="0.999494055147989" calcext:value-type="float">
            <text:p>0.999494055147989</text:p>
          </table:table-cell>
          <table:table-cell office:value-type="float" office:value="19.758" calcext:value-type="float">
            <text:p>19.758</text:p>
          </table:table-cell>
          <table:table-cell table:formula="of:=[.C4]/[.$C$3]" office:value-type="float" office:value="0.999494131930392" calcext:value-type="float">
            <text:p>0.999494131930392</text:p>
          </table:table-cell>
          <table:table-cell office:value-type="float" office:value="19.749" calcext:value-type="float">
            <text:p>19.749</text:p>
          </table:table-cell>
          <table:table-cell table:formula="of:=[.E4]/[.$E$3]" office:value-type="float" office:value="0.999493901513234" calcext:value-type="float">
            <text:p>0.999493901513234</text:p>
          </table:table-cell>
          <table:table-cell office:value-type="float" office:value="19.752" calcext:value-type="float">
            <text:p>19.752</text:p>
          </table:table-cell>
          <table:table-cell table:formula="of:=[.G4]/[.$G$3]" office:value-type="float" office:value="0.999493978342273" calcext:value-type="float">
            <text:p>0.999493978342273</text:p>
          </table:table-cell>
          <table:table-cell office:value-type="float" office:value="19.762" calcext:value-type="float">
            <text:p>19.762</text:p>
          </table:table-cell>
          <table:table-cell table:formula="of:=[.I4]/[.$I$3]" office:value-type="float" office:value="0.999494234270686" calcext:value-type="float">
            <text:p>0.999494234270686</text:p>
          </table:table-cell>
          <table:table-cell office:value-type="float" office:value="19.765" calcext:value-type="float">
            <text:p>19.765</text:p>
          </table:table-cell>
          <table:table-cell table:formula="of:=[.K4]/[.$K$3]" office:value-type="float" office:value="0.999494310998736" calcext:value-type="float">
            <text:p>0.999494310998736</text:p>
          </table:table-cell>
          <table:table-cell table:formula="of:=AVERAGE([.A4];[.E4];[.I4])" office:value-type="float" office:value="19.7553333333333" calcext:value-type="float">
            <text:p>19.7553333333333</text:p>
          </table:table-cell>
          <table:table-cell table:formula="of:=AVERAGE([.B4];[.F4];[.J4])" office:value-type="float" office:value="0.99949406364397" calcext:value-type="float">
            <text:p>0.99949406364397</text:p>
          </table:table-cell>
          <table:table-cell table:formula="of:=AVERAGE([.C4];[.G4];[.K4])" office:value-type="float" office:value="19.7583333333333" calcext:value-type="float">
            <text:p>19.7583333333333</text:p>
          </table:table-cell>
          <table:table-cell table:formula="of:=AVERAGE([.D4];[.H4];[.L4])" office:value-type="float" office:value="0.9994941404238" calcext:value-type="float">
            <text:p>0.9994941404238</text:p>
          </table:table-cell>
        </table:table-row>
        <table:table-row table:style-name="ro1">
          <table:table-cell office:value-type="float" office:value="19.744" calcext:value-type="float">
            <text:p>19.744</text:p>
          </table:table-cell>
          <table:table-cell table:formula="of:=[.A5]/[.$A$3]" office:value-type="float" office:value="0.998937515810777" calcext:value-type="float">
            <text:p>0.998937515810777</text:p>
          </table:table-cell>
          <table:table-cell office:value-type="float" office:value="19.747" calcext:value-type="float">
            <text:p>19.747</text:p>
          </table:table-cell>
          <table:table-cell table:formula="of:=[.C5]/[.$C$3]" office:value-type="float" office:value="0.998937677053824" calcext:value-type="float">
            <text:p>0.998937677053824</text:p>
          </table:table-cell>
          <table:table-cell office:value-type="float" office:value="19.738" calcext:value-type="float">
            <text:p>19.738</text:p>
          </table:table-cell>
          <table:table-cell table:formula="of:=[.E5]/[.$E$3]" office:value-type="float" office:value="0.998937193177792" calcext:value-type="float">
            <text:p>0.998937193177792</text:p>
          </table:table-cell>
          <table:table-cell office:value-type="float" office:value="19.741" calcext:value-type="float">
            <text:p>19.741</text:p>
          </table:table-cell>
          <table:table-cell table:formula="of:=[.G5]/[.$G$3]" office:value-type="float" office:value="0.998937354518773" calcext:value-type="float">
            <text:p>0.998937354518773</text:p>
          </table:table-cell>
          <table:table-cell office:value-type="float" office:value="19.752" calcext:value-type="float">
            <text:p>19.752</text:p>
          </table:table-cell>
          <table:table-cell table:formula="of:=[.I5]/[.$I$3]" office:value-type="float" office:value="0.998988468541372" calcext:value-type="float">
            <text:p>0.998988468541372</text:p>
          </table:table-cell>
          <table:table-cell office:value-type="float" office:value="19.755" calcext:value-type="float">
            <text:p>19.755</text:p>
          </table:table-cell>
          <table:table-cell table:formula="of:=[.K5]/[.$K$3]" office:value-type="float" office:value="0.998988621997472" calcext:value-type="float">
            <text:p>0.998988621997472</text:p>
          </table:table-cell>
          <table:table-cell table:formula="of:=AVERAGE([.A5];[.E5];[.I5])" office:value-type="float" office:value="19.7446666666667" calcext:value-type="float">
            <text:p>19.7446666666667</text:p>
          </table:table-cell>
          <table:table-cell table:formula="of:=AVERAGE([.B5];[.F5];[.J5])" office:value-type="float" office:value="0.99895439250998" calcext:value-type="float">
            <text:p>0.99895439250998</text:p>
          </table:table-cell>
          <table:table-cell table:formula="of:=AVERAGE([.C5];[.G5];[.K5])" office:value-type="float" office:value="19.7476666666667" calcext:value-type="float">
            <text:p>19.7476666666667</text:p>
          </table:table-cell>
          <table:table-cell table:formula="of:=AVERAGE([.D5];[.H5];[.L5])" office:value-type="float" office:value="0.998954551190023" calcext:value-type="float">
            <text:p>0.998954551190023</text:p>
          </table:table-cell>
        </table:table-row>
        <table:table-row table:style-name="ro1">
          <table:table-cell office:value-type="float" office:value="19.733" calcext:value-type="float">
            <text:p>19.733</text:p>
          </table:table-cell>
          <table:table-cell table:formula="of:=[.A6]/[.$A$3]" office:value-type="float" office:value="0.998380976473564" calcext:value-type="float">
            <text:p>0.998380976473564</text:p>
          </table:table-cell>
          <table:table-cell office:value-type="float" office:value="19.736" calcext:value-type="float">
            <text:p>19.736</text:p>
          </table:table-cell>
          <table:table-cell table:formula="of:=[.C6]/[.$C$3]" office:value-type="float" office:value="0.998381222177256" calcext:value-type="float">
            <text:p>0.998381222177256</text:p>
          </table:table-cell>
          <table:table-cell office:value-type="float" office:value="19.726" calcext:value-type="float">
            <text:p>19.726</text:p>
          </table:table-cell>
          <table:table-cell table:formula="of:=[.E6]/[.$E$3]" office:value-type="float" office:value="0.998329874993674" calcext:value-type="float">
            <text:p>0.998329874993674</text:p>
          </table:table-cell>
          <table:table-cell office:value-type="float" office:value="19.729" calcext:value-type="float">
            <text:p>19.729</text:p>
          </table:table-cell>
          <table:table-cell table:formula="of:=[.G6]/[.$G$3]" office:value-type="float" office:value="0.998330128529501" calcext:value-type="float">
            <text:p>0.998330128529501</text:p>
          </table:table-cell>
          <table:table-cell office:value-type="float" office:value="19.741" calcext:value-type="float">
            <text:p>19.741</text:p>
          </table:table-cell>
          <table:table-cell table:formula="of:=[.I6]/[.$I$3]" office:value-type="float" office:value="0.998432126239126" calcext:value-type="float">
            <text:p>0.998432126239126</text:p>
          </table:table-cell>
          <table:table-cell office:value-type="float" office:value="19.745" calcext:value-type="float">
            <text:p>19.745</text:p>
          </table:table-cell>
          <table:table-cell table:formula="of:=[.K6]/[.$K$3]" office:value-type="float" office:value="0.998482932996208" calcext:value-type="float">
            <text:p>0.998482932996208</text:p>
          </table:table-cell>
          <table:table-cell table:formula="of:=AVERAGE([.A6];[.E6];[.I6])" office:value-type="float" office:value="19.7333333333333" calcext:value-type="float">
            <text:p>19.7333333333333</text:p>
          </table:table-cell>
          <table:table-cell table:formula="of:=AVERAGE([.B6];[.F6];[.J6])" office:value-type="float" office:value="0.998380992568788" calcext:value-type="float">
            <text:p>0.998380992568788</text:p>
          </table:table-cell>
          <table:table-cell table:formula="of:=AVERAGE([.C6];[.G6];[.K6])" office:value-type="float" office:value="19.7366666666667" calcext:value-type="float">
            <text:p>19.7366666666667</text:p>
          </table:table-cell>
          <table:table-cell table:formula="of:=AVERAGE([.D6];[.H6];[.L6])" office:value-type="float" office:value="0.998398094567655" calcext:value-type="float">
            <text:p>0.998398094567655</text:p>
          </table:table-cell>
        </table:table-row>
        <table:table-row table:style-name="ro1">
          <table:table-cell office:value-type="float" office:value="19.721" calcext:value-type="float">
            <text:p>19.721</text:p>
          </table:table-cell>
          <table:table-cell table:formula="of:=[.A7]/[.$A$3]" office:value-type="float" office:value="0.997773842651151" calcext:value-type="float">
            <text:p>0.997773842651151</text:p>
          </table:table-cell>
          <table:table-cell office:value-type="float" office:value="19.725" calcext:value-type="float">
            <text:p>19.725</text:p>
          </table:table-cell>
          <table:table-cell table:formula="of:=[.C7]/[.$C$3]" office:value-type="float" office:value="0.997824767300688" calcext:value-type="float">
            <text:p>0.997824767300688</text:p>
          </table:table-cell>
          <table:table-cell office:value-type="float" office:value="19.714" calcext:value-type="float">
            <text:p>19.714</text:p>
          </table:table-cell>
          <table:table-cell table:formula="of:=[.E7]/[.$E$3]" office:value-type="float" office:value="0.997722556809555" calcext:value-type="float">
            <text:p>0.997722556809555</text:p>
          </table:table-cell>
          <table:table-cell office:value-type="float" office:value="19.717" calcext:value-type="float">
            <text:p>19.717</text:p>
          </table:table-cell>
          <table:table-cell table:formula="of:=[.G7]/[.$G$3]" office:value-type="float" office:value="0.997722902540229" calcext:value-type="float">
            <text:p>0.997722902540229</text:p>
          </table:table-cell>
          <table:table-cell office:value-type="float" office:value="19.73" calcext:value-type="float">
            <text:p>19.73</text:p>
          </table:table-cell>
          <table:table-cell table:formula="of:=[.I7]/[.$I$3]" office:value-type="float" office:value="0.997875783936881" calcext:value-type="float">
            <text:p>0.997875783936881</text:p>
          </table:table-cell>
          <table:table-cell office:value-type="float" office:value="19.733" calcext:value-type="float">
            <text:p>19.733</text:p>
          </table:table-cell>
          <table:table-cell table:formula="of:=[.K7]/[.$K$3]" office:value-type="float" office:value="0.99787610619469" calcext:value-type="float">
            <text:p>0.99787610619469</text:p>
          </table:table-cell>
          <table:table-cell table:formula="of:=AVERAGE([.A7];[.E7];[.I7])" office:value-type="float" office:value="19.7216666666667" calcext:value-type="float">
            <text:p>19.7216666666667</text:p>
          </table:table-cell>
          <table:table-cell table:formula="of:=AVERAGE([.B7];[.F7];[.J7])" office:value-type="float" office:value="0.997790727799196" calcext:value-type="float">
            <text:p>0.997790727799196</text:p>
          </table:table-cell>
          <table:table-cell table:formula="of:=AVERAGE([.C7];[.G7];[.K7])" office:value-type="float" office:value="19.725" calcext:value-type="float">
            <text:p>19.725</text:p>
          </table:table-cell>
          <table:table-cell table:formula="of:=AVERAGE([.D7];[.H7];[.L7])" office:value-type="float" office:value="0.997807925345203" calcext:value-type="float">
            <text:p>0.997807925345203</text:p>
          </table:table-cell>
        </table:table-row>
        <table:table-row table:style-name="ro1">
          <table:table-cell office:value-type="float" office:value="19.709" calcext:value-type="float">
            <text:p>19.709</text:p>
          </table:table-cell>
          <table:table-cell table:formula="of:=[.A8]/[.$A$3]" office:value-type="float" office:value="0.997166708828738" calcext:value-type="float">
            <text:p>0.997166708828738</text:p>
          </table:table-cell>
          <table:table-cell office:value-type="float" office:value="19.713" calcext:value-type="float">
            <text:p>19.713</text:p>
          </table:table-cell>
          <table:table-cell table:formula="of:=[.C8]/[.$C$3]" office:value-type="float" office:value="0.997217725617159" calcext:value-type="float">
            <text:p>0.997217725617159</text:p>
          </table:table-cell>
          <table:table-cell office:value-type="float" office:value="19.701" calcext:value-type="float">
            <text:p>19.701</text:p>
          </table:table-cell>
          <table:table-cell table:formula="of:=[.E8]/[.$E$3]" office:value-type="float" office:value="0.99706462877676" calcext:value-type="float">
            <text:p>0.99706462877676</text:p>
          </table:table-cell>
          <table:table-cell office:value-type="float" office:value="19.705" calcext:value-type="float">
            <text:p>19.705</text:p>
          </table:table-cell>
          <table:table-cell table:formula="of:=[.G8]/[.$G$3]" office:value-type="float" office:value="0.997115676550956" calcext:value-type="float">
            <text:p>0.997115676550956</text:p>
          </table:table-cell>
          <table:table-cell office:value-type="float" office:value="19.718" calcext:value-type="float">
            <text:p>19.718</text:p>
          </table:table-cell>
          <table:table-cell table:formula="of:=[.I8]/[.$I$3]" office:value-type="float" office:value="0.997268865061704" calcext:value-type="float">
            <text:p>0.997268865061704</text:p>
          </table:table-cell>
          <table:table-cell office:value-type="float" office:value="19.722" calcext:value-type="float">
            <text:p>19.722</text:p>
          </table:table-cell>
          <table:table-cell table:formula="of:=[.K8]/[.$K$3]" office:value-type="float" office:value="0.9973198482933" calcext:value-type="float">
            <text:p>0.9973198482933</text:p>
          </table:table-cell>
          <table:table-cell table:formula="of:=AVERAGE([.A8];[.E8];[.I8])" office:value-type="float" office:value="19.7093333333333" calcext:value-type="float">
            <text:p>19.7093333333333</text:p>
          </table:table-cell>
          <table:table-cell table:formula="of:=AVERAGE([.B8];[.F8];[.J8])" office:value-type="float" office:value="0.9971667342224" calcext:value-type="float">
            <text:p>0.9971667342224</text:p>
          </table:table-cell>
          <table:table-cell table:formula="of:=AVERAGE([.C8];[.G8];[.K8])" office:value-type="float" office:value="19.7133333333333" calcext:value-type="float">
            <text:p>19.7133333333333</text:p>
          </table:table-cell>
          <table:table-cell table:formula="of:=AVERAGE([.D8];[.H8];[.L8])" office:value-type="float" office:value="0.997217750153805" calcext:value-type="float">
            <text:p>0.997217750153805</text:p>
          </table:table-cell>
        </table:table-row>
        <table:table-row table:style-name="ro1">
          <table:table-cell office:value-type="float" office:value="19.696" calcext:value-type="float">
            <text:p>19.696</text:p>
          </table:table-cell>
          <table:table-cell table:formula="of:=[.A9]/[.$A$3]" office:value-type="float" office:value="0.996508980521123" calcext:value-type="float">
            <text:p>0.996508980521123</text:p>
          </table:table-cell>
          <table:table-cell office:value-type="float" office:value="19.7" calcext:value-type="float">
            <text:p>19.7</text:p>
          </table:table-cell>
          <table:table-cell table:formula="of:=[.C9]/[.$C$3]" office:value-type="float" office:value="0.996560097126669" calcext:value-type="float">
            <text:p>0.996560097126669</text:p>
          </table:table-cell>
          <table:table-cell office:value-type="float" office:value="19.688" calcext:value-type="float">
            <text:p>19.688</text:p>
          </table:table-cell>
          <table:table-cell table:formula="of:=[.E9]/[.$E$3]" office:value-type="float" office:value="0.996406700743965" calcext:value-type="float">
            <text:p>0.996406700743965</text:p>
          </table:table-cell>
          <table:table-cell office:value-type="float" office:value="19.692" calcext:value-type="float">
            <text:p>19.692</text:p>
          </table:table-cell>
          <table:table-cell table:formula="of:=[.G9]/[.$G$3]" office:value-type="float" office:value="0.996457848395911" calcext:value-type="float">
            <text:p>0.996457848395911</text:p>
          </table:table-cell>
          <table:table-cell office:value-type="float" office:value="19.706" calcext:value-type="float">
            <text:p>19.706</text:p>
          </table:table-cell>
          <table:table-cell table:formula="of:=[.I9]/[.$I$3]" office:value-type="float" office:value="0.996661946186526" calcext:value-type="float">
            <text:p>0.996661946186526</text:p>
          </table:table-cell>
          <table:table-cell office:value-type="float" office:value="19.71" calcext:value-type="float">
            <text:p>19.71</text:p>
          </table:table-cell>
          <table:table-cell table:formula="of:=[.K9]/[.$K$3]" office:value-type="float" office:value="0.996713021491783" calcext:value-type="float">
            <text:p>0.996713021491783</text:p>
          </table:table-cell>
          <table:table-cell table:formula="of:=AVERAGE([.A9];[.E9];[.I9])" office:value-type="float" office:value="19.6966666666667" calcext:value-type="float">
            <text:p>19.6966666666667</text:p>
          </table:table-cell>
          <table:table-cell table:formula="of:=AVERAGE([.B9];[.F9];[.J9])" office:value-type="float" office:value="0.996525875817205" calcext:value-type="float">
            <text:p>0.996525875817205</text:p>
          </table:table-cell>
          <table:table-cell table:formula="of:=AVERAGE([.C9];[.G9];[.K9])" office:value-type="float" office:value="19.7006666666667" calcext:value-type="float">
            <text:p>19.7006666666667</text:p>
          </table:table-cell>
          <table:table-cell table:formula="of:=AVERAGE([.D9];[.H9];[.L9])" office:value-type="float" office:value="0.996576989004788" calcext:value-type="float">
            <text:p>0.996576989004788</text:p>
          </table:table-cell>
        </table:table-row>
        <table:table-row table:style-name="ro1">
          <table:table-cell office:value-type="float" office:value="19.682" calcext:value-type="float">
            <text:p>19.682</text:p>
          </table:table-cell>
          <table:table-cell table:formula="of:=[.A10]/[.$A$3]" office:value-type="float" office:value="0.995800657728307" calcext:value-type="float">
            <text:p>0.995800657728307</text:p>
          </table:table-cell>
          <table:table-cell office:value-type="float" office:value="19.687" calcext:value-type="float">
            <text:p>19.687</text:p>
          </table:table-cell>
          <table:table-cell table:formula="of:=[.C10]/[.$C$3]" office:value-type="float" office:value="0.99590246863618" calcext:value-type="float">
            <text:p>0.99590246863618</text:p>
          </table:table-cell>
          <table:table-cell office:value-type="float" office:value="19.673" calcext:value-type="float">
            <text:p>19.673</text:p>
          </table:table-cell>
          <table:table-cell table:formula="of:=[.E10]/[.$E$3]" office:value-type="float" office:value="0.995647553013817" calcext:value-type="float">
            <text:p>0.995647553013817</text:p>
          </table:table-cell>
          <table:table-cell office:value-type="float" office:value="19.678" calcext:value-type="float">
            <text:p>19.678</text:p>
          </table:table-cell>
          <table:table-cell table:formula="of:=[.G10]/[.$G$3]" office:value-type="float" office:value="0.995749418075094" calcext:value-type="float">
            <text:p>0.995749418075094</text:p>
          </table:table-cell>
          <table:table-cell office:value-type="float" office:value="19.693" calcext:value-type="float">
            <text:p>19.693</text:p>
          </table:table-cell>
          <table:table-cell table:formula="of:=[.I10]/[.$I$3]" office:value-type="float" office:value="0.996004450738418" calcext:value-type="float">
            <text:p>0.996004450738418</text:p>
          </table:table-cell>
          <table:table-cell office:value-type="float" office:value="19.697" calcext:value-type="float">
            <text:p>19.697</text:p>
          </table:table-cell>
          <table:table-cell table:formula="of:=[.K10]/[.$K$3]" office:value-type="float" office:value="0.996055625790139" calcext:value-type="float">
            <text:p>0.996055625790139</text:p>
          </table:table-cell>
          <table:table-cell table:formula="of:=AVERAGE([.A10];[.E10];[.I10])" office:value-type="float" office:value="19.6826666666667" calcext:value-type="float">
            <text:p>19.6826666666667</text:p>
          </table:table-cell>
          <table:table-cell table:formula="of:=AVERAGE([.B10];[.F10];[.J10])" office:value-type="float" office:value="0.995817553826847" calcext:value-type="float">
            <text:p>0.995817553826847</text:p>
          </table:table-cell>
          <table:table-cell table:formula="of:=AVERAGE([.C10];[.G10];[.K10])" office:value-type="float" office:value="19.6873333333333" calcext:value-type="float">
            <text:p>19.6873333333333</text:p>
          </table:table-cell>
          <table:table-cell table:formula="of:=AVERAGE([.D10];[.H10];[.L10])" office:value-type="float" office:value="0.995902504167137" calcext:value-type="float">
            <text:p>0.995902504167137</text:p>
          </table:table-cell>
        </table:table-row>
        <table:table-row table:style-name="ro1">
          <table:table-cell office:value-type="float" office:value="19.668" calcext:value-type="float">
            <text:p>19.668</text:p>
          </table:table-cell>
          <table:table-cell table:formula="of:=[.A11]/[.$A$3]" office:value-type="float" office:value="0.995092334935492" calcext:value-type="float">
            <text:p>0.995092334935492</text:p>
          </table:table-cell>
          <table:table-cell office:value-type="float" office:value="19.672" calcext:value-type="float">
            <text:p>19.672</text:p>
          </table:table-cell>
          <table:table-cell table:formula="of:=[.C11]/[.$C$3]" office:value-type="float" office:value="0.995143666531769" calcext:value-type="float">
            <text:p>0.995143666531769</text:p>
          </table:table-cell>
          <table:table-cell office:value-type="float" office:value="19.658" calcext:value-type="float">
            <text:p>19.658</text:p>
          </table:table-cell>
          <table:table-cell table:formula="of:=[.E11]/[.$E$3]" office:value-type="float" office:value="0.994888405283668" calcext:value-type="float">
            <text:p>0.994888405283668</text:p>
          </table:table-cell>
          <table:table-cell office:value-type="float" office:value="19.663" calcext:value-type="float">
            <text:p>19.663</text:p>
          </table:table-cell>
          <table:table-cell table:formula="of:=[.G11]/[.$G$3]" office:value-type="float" office:value="0.994990385588503" calcext:value-type="float">
            <text:p>0.994990385588503</text:p>
          </table:table-cell>
          <table:table-cell office:value-type="float" office:value="19.679" calcext:value-type="float">
            <text:p>19.679</text:p>
          </table:table-cell>
          <table:table-cell table:formula="of:=[.I11]/[.$I$3]" office:value-type="float" office:value="0.995296378717378" calcext:value-type="float">
            <text:p>0.995296378717378</text:p>
          </table:table-cell>
          <table:table-cell office:value-type="float" office:value="19.684" calcext:value-type="float">
            <text:p>19.684</text:p>
          </table:table-cell>
          <table:table-cell table:formula="of:=[.K11]/[.$K$3]" office:value-type="float" office:value="0.995398230088496" calcext:value-type="float">
            <text:p>0.995398230088496</text:p>
          </table:table-cell>
          <table:table-cell table:formula="of:=AVERAGE([.A11];[.E11];[.I11])" office:value-type="float" office:value="19.6683333333333" calcext:value-type="float">
            <text:p>19.6683333333333</text:p>
          </table:table-cell>
          <table:table-cell table:formula="of:=AVERAGE([.B11];[.F11];[.J11])" office:value-type="float" office:value="0.995092372978846" calcext:value-type="float">
            <text:p>0.995092372978846</text:p>
          </table:table-cell>
          <table:table-cell table:formula="of:=AVERAGE([.C11];[.G11];[.K11])" office:value-type="float" office:value="19.673" calcext:value-type="float">
            <text:p>19.673</text:p>
          </table:table-cell>
          <table:table-cell table:formula="of:=AVERAGE([.D11];[.H11];[.L11])" office:value-type="float" office:value="0.995177427402922" calcext:value-type="float">
            <text:p>0.995177427402922</text:p>
          </table:table-cell>
        </table:table-row>
        <table:table-row table:style-name="ro1">
          <table:table-cell office:value-type="float" office:value="19.652" calcext:value-type="float">
            <text:p>19.652</text:p>
          </table:table-cell>
          <table:table-cell table:formula="of:=[.A12]/[.$A$3]" office:value-type="float" office:value="0.994282823172274" calcext:value-type="float">
            <text:p>0.994282823172274</text:p>
          </table:table-cell>
          <table:table-cell office:value-type="float" office:value="19.658" calcext:value-type="float">
            <text:p>19.658</text:p>
          </table:table-cell>
          <table:table-cell table:formula="of:=[.C12]/[.$C$3]" office:value-type="float" office:value="0.994435451234318" calcext:value-type="float">
            <text:p>0.994435451234318</text:p>
          </table:table-cell>
          <table:table-cell office:value-type="float" office:value="19.642" calcext:value-type="float">
            <text:p>19.642</text:p>
          </table:table-cell>
          <table:table-cell table:formula="of:=[.E12]/[.$E$3]" office:value-type="float" office:value="0.994078647704843" calcext:value-type="float">
            <text:p>0.994078647704843</text:p>
          </table:table-cell>
          <table:table-cell office:value-type="float" office:value="19.647" calcext:value-type="float">
            <text:p>19.647</text:p>
          </table:table-cell>
          <table:table-cell table:formula="of:=[.G12]/[.$G$3]" office:value-type="float" office:value="0.99418075093614" calcext:value-type="float">
            <text:p>0.99418075093614</text:p>
          </table:table-cell>
          <table:table-cell office:value-type="float" office:value="19.665" calcext:value-type="float">
            <text:p>19.665</text:p>
          </table:table-cell>
          <table:table-cell table:formula="of:=[.I12]/[.$I$3]" office:value-type="float" office:value="0.994588306696338" calcext:value-type="float">
            <text:p>0.994588306696338</text:p>
          </table:table-cell>
          <table:table-cell office:value-type="float" office:value="19.67" calcext:value-type="float">
            <text:p>19.67</text:p>
          </table:table-cell>
          <table:table-cell table:formula="of:=[.K12]/[.$K$3]" office:value-type="float" office:value="0.994690265486726" calcext:value-type="float">
            <text:p>0.994690265486726</text:p>
          </table:table-cell>
          <table:table-cell table:formula="of:=AVERAGE([.A12];[.E12];[.I12])" office:value-type="float" office:value="19.653" calcext:value-type="float">
            <text:p>19.653</text:p>
          </table:table-cell>
          <table:table-cell table:formula="of:=AVERAGE([.B12];[.F12];[.J12])" office:value-type="float" office:value="0.994316592524485" calcext:value-type="float">
            <text:p>0.994316592524485</text:p>
          </table:table-cell>
          <table:table-cell table:formula="of:=AVERAGE([.C12];[.G12];[.K12])" office:value-type="float" office:value="19.6583333333333" calcext:value-type="float">
            <text:p>19.6583333333333</text:p>
          </table:table-cell>
          <table:table-cell table:formula="of:=AVERAGE([.D12];[.H12];[.L12])" office:value-type="float" office:value="0.994435489219061" calcext:value-type="float">
            <text:p>0.994435489219061</text:p>
          </table:table-cell>
        </table:table-row>
        <table:table-row table:style-name="ro1">
          <table:table-cell office:value-type="float" office:value="19.637" calcext:value-type="float">
            <text:p>19.637</text:p>
          </table:table-cell>
          <table:table-cell table:formula="of:=[.A13]/[.$A$3]" office:value-type="float" office:value="0.993523905894257" calcext:value-type="float">
            <text:p>0.993523905894257</text:p>
          </table:table-cell>
          <table:table-cell office:value-type="float" office:value="19.642" calcext:value-type="float">
            <text:p>19.642</text:p>
          </table:table-cell>
          <table:table-cell table:formula="of:=[.C13]/[.$C$3]" office:value-type="float" office:value="0.993626062322946" calcext:value-type="float">
            <text:p>0.993626062322946</text:p>
          </table:table-cell>
          <table:table-cell office:value-type="float" office:value="19.625" calcext:value-type="float">
            <text:p>19.625</text:p>
          </table:table-cell>
          <table:table-cell table:formula="of:=[.E13]/[.$E$3]" office:value-type="float" office:value="0.993218280277342" calcext:value-type="float">
            <text:p>0.993218280277342</text:p>
          </table:table-cell>
          <table:table-cell office:value-type="float" office:value="19.631" calcext:value-type="float">
            <text:p>19.631</text:p>
          </table:table-cell>
          <table:table-cell table:formula="of:=[.G13]/[.$G$3]" office:value-type="float" office:value="0.993371116283777" calcext:value-type="float">
            <text:p>0.993371116283777</text:p>
          </table:table-cell>
          <table:table-cell office:value-type="float" office:value="19.65" calcext:value-type="float">
            <text:p>19.65</text:p>
          </table:table-cell>
          <table:table-cell table:formula="of:=[.I13]/[.$I$3]" office:value-type="float" office:value="0.993829658102367" calcext:value-type="float">
            <text:p>0.993829658102367</text:p>
          </table:table-cell>
          <table:table-cell office:value-type="float" office:value="19.655" calcext:value-type="float">
            <text:p>19.655</text:p>
          </table:table-cell>
          <table:table-cell table:formula="of:=[.K13]/[.$K$3]" office:value-type="float" office:value="0.993931731984829" calcext:value-type="float">
            <text:p>0.993931731984829</text:p>
          </table:table-cell>
          <table:table-cell table:formula="of:=AVERAGE([.A13];[.E13];[.I13])" office:value-type="float" office:value="19.6373333333333" calcext:value-type="float">
            <text:p>19.6373333333333</text:p>
          </table:table-cell>
          <table:table-cell table:formula="of:=AVERAGE([.B13];[.F13];[.J13])" office:value-type="float" office:value="0.993523948091322" calcext:value-type="float">
            <text:p>0.993523948091322</text:p>
          </table:table-cell>
          <table:table-cell table:formula="of:=AVERAGE([.C13];[.G13];[.K13])" office:value-type="float" office:value="19.6426666666667" calcext:value-type="float">
            <text:p>19.6426666666667</text:p>
          </table:table-cell>
          <table:table-cell table:formula="of:=AVERAGE([.D13];[.H13];[.L13])" office:value-type="float" office:value="0.993642970197184" calcext:value-type="float">
            <text:p>0.993642970197184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table:formula="of:=[.A14]/[.$A$3]" office:value-type="float" office:value="0.992663799645839" calcext:value-type="float">
            <text:p>0.992663799645839</text:p>
          </table:table-cell>
          <table:table-cell office:value-type="float" office:value="19.626" calcext:value-type="float">
            <text:p>19.626</text:p>
          </table:table-cell>
          <table:table-cell table:formula="of:=[.C14]/[.$C$3]" office:value-type="float" office:value="0.992816673411574" calcext:value-type="float">
            <text:p>0.992816673411574</text:p>
          </table:table-cell>
          <table:table-cell office:value-type="float" office:value="19.608" calcext:value-type="float">
            <text:p>19.608</text:p>
          </table:table-cell>
          <table:table-cell table:formula="of:=[.E14]/[.$E$3]" office:value-type="float" office:value="0.992357912849841" calcext:value-type="float">
            <text:p>0.992357912849841</text:p>
          </table:table-cell>
          <table:table-cell office:value-type="float" office:value="19.614" calcext:value-type="float">
            <text:p>19.614</text:p>
          </table:table-cell>
          <table:table-cell table:formula="of:=[.G14]/[.$G$3]" office:value-type="float" office:value="0.992510879465641" calcext:value-type="float">
            <text:p>0.992510879465641</text:p>
          </table:table-cell>
          <table:table-cell office:value-type="float" office:value="19.634" calcext:value-type="float">
            <text:p>19.634</text:p>
          </table:table-cell>
          <table:table-cell table:formula="of:=[.I14]/[.$I$3]" office:value-type="float" office:value="0.993020432935464" calcext:value-type="float">
            <text:p>0.993020432935464</text:p>
          </table:table-cell>
          <table:table-cell office:value-type="float" office:value="19.64" calcext:value-type="float">
            <text:p>19.64</text:p>
          </table:table-cell>
          <table:table-cell table:formula="of:=[.K14]/[.$K$3]" office:value-type="float" office:value="0.993173198482933" calcext:value-type="float">
            <text:p>0.993173198482933</text:p>
          </table:table-cell>
          <table:table-cell table:formula="of:=AVERAGE([.A14];[.E14];[.I14])" office:value-type="float" office:value="19.6206666666667" calcext:value-type="float">
            <text:p>19.6206666666667</text:p>
          </table:table-cell>
          <table:table-cell table:formula="of:=AVERAGE([.B14];[.F14];[.J14])" office:value-type="float" office:value="0.992680715143714" calcext:value-type="float">
            <text:p>0.992680715143714</text:p>
          </table:table-cell>
          <table:table-cell table:formula="of:=AVERAGE([.C14];[.G14];[.K14])" office:value-type="float" office:value="19.6266666666667" calcext:value-type="float">
            <text:p>19.6266666666667</text:p>
          </table:table-cell>
          <table:table-cell table:formula="of:=AVERAGE([.D14];[.H14];[.L14])" office:value-type="float" office:value="0.992833583786716" calcext:value-type="float">
            <text:p>0.992833583786716</text:p>
          </table:table-cell>
        </table:table-row>
        <table:table-row table:style-name="ro1">
          <table:table-cell office:value-type="float" office:value="19.602" calcext:value-type="float">
            <text:p>19.602</text:p>
          </table:table-cell>
          <table:table-cell table:formula="of:=[.A15]/[.$A$3]" office:value-type="float" office:value="0.991753098912218" calcext:value-type="float">
            <text:p>0.991753098912218</text:p>
          </table:table-cell>
          <table:table-cell office:value-type="float" office:value="19.609" calcext:value-type="float">
            <text:p>19.609</text:p>
          </table:table-cell>
          <table:table-cell table:formula="of:=[.C15]/[.$C$3]" office:value-type="float" office:value="0.991956697693242" calcext:value-type="float">
            <text:p>0.991956697693242</text:p>
          </table:table-cell>
          <table:table-cell office:value-type="float" office:value="19.589" calcext:value-type="float">
            <text:p>19.589</text:p>
          </table:table-cell>
          <table:table-cell table:formula="of:=[.E15]/[.$E$3]" office:value-type="float" office:value="0.991396325724986" calcext:value-type="float">
            <text:p>0.991396325724986</text:p>
          </table:table-cell>
          <table:table-cell office:value-type="float" office:value="19.596" calcext:value-type="float">
            <text:p>19.596</text:p>
          </table:table-cell>
          <table:table-cell table:formula="of:=[.G15]/[.$G$3]" office:value-type="float" office:value="0.991600040481733" calcext:value-type="float">
            <text:p>0.991600040481733</text:p>
          </table:table-cell>
          <table:table-cell office:value-type="float" office:value="19.617" calcext:value-type="float">
            <text:p>19.617</text:p>
          </table:table-cell>
          <table:table-cell table:formula="of:=[.I15]/[.$I$3]" office:value-type="float" office:value="0.99216063119563" calcext:value-type="float">
            <text:p>0.99216063119563</text:p>
          </table:table-cell>
          <table:table-cell office:value-type="float" office:value="19.624" calcext:value-type="float">
            <text:p>19.624</text:p>
          </table:table-cell>
          <table:table-cell table:formula="of:=[.K15]/[.$K$3]" office:value-type="float" office:value="0.99236409608091" calcext:value-type="float">
            <text:p>0.99236409608091</text:p>
          </table:table-cell>
          <table:table-cell table:formula="of:=AVERAGE([.A15];[.E15];[.I15])" office:value-type="float" office:value="19.6026666666667" calcext:value-type="float">
            <text:p>19.6026666666667</text:p>
          </table:table-cell>
          <table:table-cell table:formula="of:=AVERAGE([.B15];[.F15];[.J15])" office:value-type="float" office:value="0.991770018610945" calcext:value-type="float">
            <text:p>0.991770018610945</text:p>
          </table:table-cell>
          <table:table-cell table:formula="of:=AVERAGE([.C15];[.G15];[.K15])" office:value-type="float" office:value="19.6096666666667" calcext:value-type="float">
            <text:p>19.6096666666667</text:p>
          </table:table-cell>
          <table:table-cell table:formula="of:=AVERAGE([.D15];[.H15];[.L15])" office:value-type="float" office:value="0.991973611418628" calcext:value-type="float">
            <text:p>0.991973611418628</text:p>
          </table:table-cell>
        </table:table-row>
        <table:table-row table:style-name="ro1">
          <table:table-cell office:value-type="float" office:value="19.583" calcext:value-type="float">
            <text:p>19.583</text:p>
          </table:table-cell>
          <table:table-cell table:formula="of:=[.A16]/[.$A$3]" office:value-type="float" office:value="0.990791803693397" calcext:value-type="float">
            <text:p>0.990791803693397</text:p>
          </table:table-cell>
          <table:table-cell office:value-type="float" office:value="19.59" calcext:value-type="float">
            <text:p>19.59</text:p>
          </table:table-cell>
          <table:table-cell table:formula="of:=[.C16]/[.$C$3]" office:value-type="float" office:value="0.990995548360987" calcext:value-type="float">
            <text:p>0.990995548360987</text:p>
          </table:table-cell>
          <table:table-cell office:value-type="float" office:value="19.569" calcext:value-type="float">
            <text:p>19.569</text:p>
          </table:table-cell>
          <table:table-cell table:formula="of:=[.E16]/[.$E$3]" office:value-type="float" office:value="0.990384128751455" calcext:value-type="float">
            <text:p>0.990384128751455</text:p>
          </table:table-cell>
          <table:table-cell office:value-type="float" office:value="19.577" calcext:value-type="float">
            <text:p>19.577</text:p>
          </table:table-cell>
          <table:table-cell table:formula="of:=[.G16]/[.$G$3]" office:value-type="float" office:value="0.990638599332051" calcext:value-type="float">
            <text:p>0.990638599332051</text:p>
          </table:table-cell>
          <table:table-cell office:value-type="float" office:value="19.599" calcext:value-type="float">
            <text:p>19.599</text:p>
          </table:table-cell>
          <table:table-cell table:formula="of:=[.I16]/[.$I$3]" office:value-type="float" office:value="0.991250252882865" calcext:value-type="float">
            <text:p>0.991250252882865</text:p>
          </table:table-cell>
          <table:table-cell office:value-type="float" office:value="19.606" calcext:value-type="float">
            <text:p>19.606</text:p>
          </table:table-cell>
          <table:table-cell table:formula="of:=[.K16]/[.$K$3]" office:value-type="float" office:value="0.991453855878635" calcext:value-type="float">
            <text:p>0.991453855878635</text:p>
          </table:table-cell>
          <table:table-cell table:formula="of:=AVERAGE([.A16];[.E16];[.I16])" office:value-type="float" office:value="19.5836666666667" calcext:value-type="float">
            <text:p>19.5836666666667</text:p>
          </table:table-cell>
          <table:table-cell table:formula="of:=AVERAGE([.B16];[.F16];[.J16])" office:value-type="float" office:value="0.990808728442572" calcext:value-type="float">
            <text:p>0.990808728442572</text:p>
          </table:table-cell>
          <table:table-cell table:formula="of:=AVERAGE([.C16];[.G16];[.K16])" office:value-type="float" office:value="19.591" calcext:value-type="float">
            <text:p>19.591</text:p>
          </table:table-cell>
          <table:table-cell table:formula="of:=AVERAGE([.D16];[.H16];[.L16])" office:value-type="float" office:value="0.991029334523891" calcext:value-type="float">
            <text:p>0.991029334523891</text:p>
          </table:table-cell>
        </table:table-row>
        <table:table-row table:style-name="ro1">
          <table:table-cell office:value-type="float" office:value="19.563" calcext:value-type="float">
            <text:p>19.563</text:p>
          </table:table-cell>
          <table:table-cell table:formula="of:=[.A17]/[.$A$3]" office:value-type="float" office:value="0.989779913989375" calcext:value-type="float">
            <text:p>0.989779913989375</text:p>
          </table:table-cell>
          <table:table-cell office:value-type="float" office:value="19.571" calcext:value-type="float">
            <text:p>19.571</text:p>
          </table:table-cell>
          <table:table-cell table:formula="of:=[.C17]/[.$C$3]" office:value-type="float" office:value="0.990034399028733" calcext:value-type="float">
            <text:p>0.990034399028733</text:p>
          </table:table-cell>
          <table:table-cell office:value-type="float" office:value="19.548" calcext:value-type="float">
            <text:p>19.548</text:p>
          </table:table-cell>
          <table:table-cell table:formula="of:=[.E17]/[.$E$3]" office:value-type="float" office:value="0.989321321929248" calcext:value-type="float">
            <text:p>0.989321321929248</text:p>
          </table:table-cell>
          <table:table-cell office:value-type="float" office:value="19.557" calcext:value-type="float">
            <text:p>19.557</text:p>
          </table:table-cell>
          <table:table-cell table:formula="of:=[.G17]/[.$G$3]" office:value-type="float" office:value="0.989626556016597" calcext:value-type="float">
            <text:p>0.989626556016597</text:p>
          </table:table-cell>
          <table:table-cell office:value-type="float" office:value="19.581" calcext:value-type="float">
            <text:p>19.581</text:p>
          </table:table-cell>
          <table:table-cell table:formula="of:=[.I17]/[.$I$3]" office:value-type="float" office:value="0.990339874570099" calcext:value-type="float">
            <text:p>0.990339874570099</text:p>
          </table:table-cell>
          <table:table-cell office:value-type="float" office:value="19.588" calcext:value-type="float">
            <text:p>19.588</text:p>
          </table:table-cell>
          <table:table-cell table:formula="of:=[.K17]/[.$K$3]" office:value-type="float" office:value="0.990543615676359" calcext:value-type="float">
            <text:p>0.990543615676359</text:p>
          </table:table-cell>
          <table:table-cell table:formula="of:=AVERAGE([.A17];[.E17];[.I17])" office:value-type="float" office:value="19.564" calcext:value-type="float">
            <text:p>19.564</text:p>
          </table:table-cell>
          <table:table-cell table:formula="of:=AVERAGE([.B17];[.F17];[.J17])" office:value-type="float" office:value="0.989813703496241" calcext:value-type="float">
            <text:p>0.989813703496241</text:p>
          </table:table-cell>
          <table:table-cell table:formula="of:=AVERAGE([.C17];[.G17];[.K17])" office:value-type="float" office:value="19.572" calcext:value-type="float">
            <text:p>19.572</text:p>
          </table:table-cell>
          <table:table-cell table:formula="of:=AVERAGE([.D17];[.H17];[.L17])" office:value-type="float" office:value="0.990068190240563" calcext:value-type="float">
            <text:p>0.990068190240563</text:p>
          </table:table-cell>
        </table:table-row>
        <table:table-row table:style-name="ro1">
          <table:table-cell office:value-type="float" office:value="19.541" calcext:value-type="float">
            <text:p>19.541</text:p>
          </table:table-cell>
          <table:table-cell table:formula="of:=[.A18]/[.$A$3]" office:value-type="float" office:value="0.988666835314951" calcext:value-type="float">
            <text:p>0.988666835314951</text:p>
          </table:table-cell>
          <table:table-cell office:value-type="float" office:value="19.551" calcext:value-type="float">
            <text:p>19.551</text:p>
          </table:table-cell>
          <table:table-cell table:formula="of:=[.C18]/[.$C$3]" office:value-type="float" office:value="0.989022662889518" calcext:value-type="float">
            <text:p>0.989022662889518</text:p>
          </table:table-cell>
          <table:table-cell office:value-type="float" office:value="19.525" calcext:value-type="float">
            <text:p>19.525</text:p>
          </table:table-cell>
          <table:table-cell table:formula="of:=[.E18]/[.$E$3]" office:value-type="float" office:value="0.988157295409687" calcext:value-type="float">
            <text:p>0.988157295409687</text:p>
          </table:table-cell>
          <table:table-cell office:value-type="float" office:value="19.535" calcext:value-type="float">
            <text:p>19.535</text:p>
          </table:table-cell>
          <table:table-cell table:formula="of:=[.G18]/[.$G$3]" office:value-type="float" office:value="0.988513308369598" calcext:value-type="float">
            <text:p>0.988513308369598</text:p>
          </table:table-cell>
          <table:table-cell office:value-type="float" office:value="19.561" calcext:value-type="float">
            <text:p>19.561</text:p>
          </table:table-cell>
          <table:table-cell table:formula="of:=[.I18]/[.$I$3]" office:value-type="float" office:value="0.989328343111471" calcext:value-type="float">
            <text:p>0.989328343111471</text:p>
          </table:table-cell>
          <table:table-cell office:value-type="float" office:value="19.569" calcext:value-type="float">
            <text:p>19.569</text:p>
          </table:table-cell>
          <table:table-cell table:formula="of:=[.K18]/[.$K$3]" office:value-type="float" office:value="0.989582806573957" calcext:value-type="float">
            <text:p>0.989582806573957</text:p>
          </table:table-cell>
          <table:table-cell table:formula="of:=AVERAGE([.A18];[.E18];[.I18])" office:value-type="float" office:value="19.5423333333333" calcext:value-type="float">
            <text:p>19.5423333333333</text:p>
          </table:table-cell>
          <table:table-cell table:formula="of:=AVERAGE([.B18];[.F18];[.J18])" office:value-type="float" office:value="0.988717491278703" calcext:value-type="float">
            <text:p>0.988717491278703</text:p>
          </table:table-cell>
          <table:table-cell table:formula="of:=AVERAGE([.C18];[.G18];[.K18])" office:value-type="float" office:value="19.5516666666667" calcext:value-type="float">
            <text:p>19.5516666666667</text:p>
          </table:table-cell>
          <table:table-cell table:formula="of:=AVERAGE([.D18];[.H18];[.L18])" office:value-type="float" office:value="0.989039592611025" calcext:value-type="float">
            <text:p>0.989039592611025</text:p>
          </table:table-cell>
        </table:table-row>
        <table:table-row table:style-name="ro1">
          <table:table-cell office:value-type="float" office:value="19.519" calcext:value-type="float">
            <text:p>19.519</text:p>
          </table:table-cell>
          <table:table-cell table:formula="of:=[.A19]/[.$A$3]" office:value-type="float" office:value="0.987553756640526" calcext:value-type="float">
            <text:p>0.987553756640526</text:p>
          </table:table-cell>
          <table:table-cell office:value-type="float" office:value="19.53" calcext:value-type="float">
            <text:p>19.53</text:p>
          </table:table-cell>
          <table:table-cell table:formula="of:=[.C19]/[.$C$3]" office:value-type="float" office:value="0.987960339943343" calcext:value-type="float">
            <text:p>0.987960339943343</text:p>
          </table:table-cell>
          <table:table-cell office:value-type="float" office:value="19.501" calcext:value-type="float">
            <text:p>19.501</text:p>
          </table:table-cell>
          <table:table-cell table:formula="of:=[.E19]/[.$E$3]" office:value-type="float" office:value="0.98694265904145" calcext:value-type="float">
            <text:p>0.98694265904145</text:p>
          </table:table-cell>
          <table:table-cell office:value-type="float" office:value="19.513" calcext:value-type="float">
            <text:p>19.513</text:p>
          </table:table-cell>
          <table:table-cell table:formula="of:=[.G19]/[.$G$3]" office:value-type="float" office:value="0.987400060722599" calcext:value-type="float">
            <text:p>0.987400060722599</text:p>
          </table:table-cell>
          <table:table-cell office:value-type="float" office:value="19.54" calcext:value-type="float">
            <text:p>19.54</text:p>
          </table:table-cell>
          <table:table-cell table:formula="of:=[.I19]/[.$I$3]" office:value-type="float" office:value="0.988266235079911" calcext:value-type="float">
            <text:p>0.988266235079911</text:p>
          </table:table-cell>
          <table:table-cell office:value-type="float" office:value="19.549" calcext:value-type="float">
            <text:p>19.549</text:p>
          </table:table-cell>
          <table:table-cell table:formula="of:=[.K19]/[.$K$3]" office:value-type="float" office:value="0.988571428571429" calcext:value-type="float">
            <text:p>0.988571428571429</text:p>
          </table:table-cell>
          <table:table-cell table:formula="of:=AVERAGE([.A19];[.E19];[.I19])" office:value-type="float" office:value="19.52" calcext:value-type="float">
            <text:p>19.52</text:p>
          </table:table-cell>
          <table:table-cell table:formula="of:=AVERAGE([.B19];[.F19];[.J19])" office:value-type="float" office:value="0.987587550253962" calcext:value-type="float">
            <text:p>0.987587550253962</text:p>
          </table:table-cell>
          <table:table-cell table:formula="of:=AVERAGE([.C19];[.G19];[.K19])" office:value-type="float" office:value="19.5306666666667" calcext:value-type="float">
            <text:p>19.5306666666667</text:p>
          </table:table-cell>
          <table:table-cell table:formula="of:=AVERAGE([.D19];[.H19];[.L19])" office:value-type="float" office:value="0.987977276412457" calcext:value-type="float">
            <text:p>0.987977276412457</text:p>
          </table:table-cell>
        </table:table-row>
        <table:table-row table:style-name="ro1">
          <table:table-cell office:value-type="float" office:value="19.495" calcext:value-type="float">
            <text:p>19.495</text:p>
          </table:table-cell>
          <table:table-cell table:formula="of:=[.A20]/[.$A$3]" office:value-type="float" office:value="0.9863394889957" calcext:value-type="float">
            <text:p>0.9863394889957</text:p>
          </table:table-cell>
          <table:table-cell office:value-type="float" office:value="19.507" calcext:value-type="float">
            <text:p>19.507</text:p>
          </table:table-cell>
          <table:table-cell table:formula="of:=[.C20]/[.$C$3]" office:value-type="float" office:value="0.986796843383246" calcext:value-type="float">
            <text:p>0.986796843383246</text:p>
          </table:table-cell>
          <table:table-cell office:value-type="float" office:value="19.476" calcext:value-type="float">
            <text:p>19.476</text:p>
          </table:table-cell>
          <table:table-cell table:formula="of:=[.E20]/[.$E$3]" office:value-type="float" office:value="0.985677412824536" calcext:value-type="float">
            <text:p>0.985677412824536</text:p>
          </table:table-cell>
          <table:table-cell office:value-type="float" office:value="19.489" calcext:value-type="float">
            <text:p>19.489</text:p>
          </table:table-cell>
          <table:table-cell table:formula="of:=[.G20]/[.$G$3]" office:value-type="float" office:value="0.986185608744054" calcext:value-type="float">
            <text:p>0.986185608744054</text:p>
          </table:table-cell>
          <table:table-cell office:value-type="float" office:value="19.517" calcext:value-type="float">
            <text:p>19.517</text:p>
          </table:table-cell>
          <table:table-cell table:formula="of:=[.I20]/[.$I$3]" office:value-type="float" office:value="0.987102973902488" calcext:value-type="float">
            <text:p>0.987102973902488</text:p>
          </table:table-cell>
          <table:table-cell office:value-type="float" office:value="19.528" calcext:value-type="float">
            <text:p>19.528</text:p>
          </table:table-cell>
          <table:table-cell table:formula="of:=[.K20]/[.$K$3]" office:value-type="float" office:value="0.987509481668774" calcext:value-type="float">
            <text:p>0.987509481668774</text:p>
          </table:table-cell>
          <table:table-cell table:formula="of:=AVERAGE([.A20];[.E20];[.I20])" office:value-type="float" office:value="19.496" calcext:value-type="float">
            <text:p>19.496</text:p>
          </table:table-cell>
          <table:table-cell table:formula="of:=AVERAGE([.B20];[.F20];[.J20])" office:value-type="float" office:value="0.986373291907574" calcext:value-type="float">
            <text:p>0.986373291907574</text:p>
          </table:table-cell>
          <table:table-cell table:formula="of:=AVERAGE([.C20];[.G20];[.K20])" office:value-type="float" office:value="19.508" calcext:value-type="float">
            <text:p>19.508</text:p>
          </table:table-cell>
          <table:table-cell table:formula="of:=AVERAGE([.D20];[.H20];[.L20])" office:value-type="float" office:value="0.986830644598691" calcext:value-type="float">
            <text:p>0.986830644598691</text:p>
          </table:table-cell>
        </table:table-row>
        <table:table-row table:style-name="ro1">
          <table:table-cell office:value-type="float" office:value="19.469" calcext:value-type="float">
            <text:p>19.469</text:p>
          </table:table-cell>
          <table:table-cell table:formula="of:=[.A21]/[.$A$3]" office:value-type="float" office:value="0.985024032380471" calcext:value-type="float">
            <text:p>0.985024032380471</text:p>
          </table:table-cell>
          <table:table-cell office:value-type="float" office:value="19.483" calcext:value-type="float">
            <text:p>19.483</text:p>
          </table:table-cell>
          <table:table-cell table:formula="of:=[.C21]/[.$C$3]" office:value-type="float" office:value="0.985582760016188" calcext:value-type="float">
            <text:p>0.985582760016188</text:p>
          </table:table-cell>
          <table:table-cell office:value-type="float" office:value="19.449" calcext:value-type="float">
            <text:p>19.449</text:p>
          </table:table-cell>
          <table:table-cell table:formula="of:=[.E21]/[.$E$3]" office:value-type="float" office:value="0.984310946910269" calcext:value-type="float">
            <text:p>0.984310946910269</text:p>
          </table:table-cell>
          <table:table-cell office:value-type="float" office:value="19.463" calcext:value-type="float">
            <text:p>19.463</text:p>
          </table:table-cell>
          <table:table-cell table:formula="of:=[.G21]/[.$G$3]" office:value-type="float" office:value="0.984869952433964" calcext:value-type="float">
            <text:p>0.984869952433964</text:p>
          </table:table-cell>
          <table:table-cell office:value-type="float" office:value="19.494" calcext:value-type="float">
            <text:p>19.494</text:p>
          </table:table-cell>
          <table:table-cell table:formula="of:=[.I21]/[.$I$3]" office:value-type="float" office:value="0.985939712725066" calcext:value-type="float">
            <text:p>0.985939712725066</text:p>
          </table:table-cell>
          <table:table-cell office:value-type="float" office:value="19.506" calcext:value-type="float">
            <text:p>19.506</text:p>
          </table:table-cell>
          <table:table-cell table:formula="of:=[.K21]/[.$K$3]" office:value-type="float" office:value="0.986396965865992" calcext:value-type="float">
            <text:p>0.986396965865992</text:p>
          </table:table-cell>
          <table:table-cell table:formula="of:=AVERAGE([.A21];[.E21];[.I21])" office:value-type="float" office:value="19.4706666666667" calcext:value-type="float">
            <text:p>19.4706666666667</text:p>
          </table:table-cell>
          <table:table-cell table:formula="of:=AVERAGE([.B21];[.F21];[.J21])" office:value-type="float" office:value="0.985091564005268" calcext:value-type="float">
            <text:p>0.985091564005268</text:p>
          </table:table-cell>
          <table:table-cell table:formula="of:=AVERAGE([.C21];[.G21];[.K21])" office:value-type="float" office:value="19.484" calcext:value-type="float">
            <text:p>19.484</text:p>
          </table:table-cell>
          <table:table-cell table:formula="of:=AVERAGE([.D21];[.H21];[.L21])" office:value-type="float" office:value="0.985616559438715" calcext:value-type="float">
            <text:p>0.985616559438715</text:p>
          </table:table-cell>
        </table:table-row>
        <table:table-row table:style-name="ro1">
          <table:table-cell office:value-type="float" office:value="19.442" calcext:value-type="float">
            <text:p>19.442</text:p>
          </table:table-cell>
          <table:table-cell table:formula="of:=[.A22]/[.$A$3]" office:value-type="float" office:value="0.98365798128004" calcext:value-type="float">
            <text:p>0.98365798128004</text:p>
          </table:table-cell>
          <table:table-cell office:value-type="float" office:value="19.458" calcext:value-type="float">
            <text:p>19.458</text:p>
          </table:table-cell>
          <table:table-cell table:formula="of:=[.C22]/[.$C$3]" office:value-type="float" office:value="0.984318089842169" calcext:value-type="float">
            <text:p>0.984318089842169</text:p>
          </table:table-cell>
          <table:table-cell office:value-type="float" office:value="19.419" calcext:value-type="float">
            <text:p>19.419</text:p>
          </table:table-cell>
          <table:table-cell table:formula="of:=[.E22]/[.$E$3]" office:value-type="float" office:value="0.982792651449972" calcext:value-type="float">
            <text:p>0.982792651449972</text:p>
          </table:table-cell>
          <table:table-cell office:value-type="float" office:value="19.436" calcext:value-type="float">
            <text:p>19.436</text:p>
          </table:table-cell>
          <table:table-cell table:formula="of:=[.G22]/[.$G$3]" office:value-type="float" office:value="0.983503693958101" calcext:value-type="float">
            <text:p>0.983503693958101</text:p>
          </table:table-cell>
          <table:table-cell office:value-type="float" office:value="19.469" calcext:value-type="float">
            <text:p>19.469</text:p>
          </table:table-cell>
          <table:table-cell table:formula="of:=[.I22]/[.$I$3]" office:value-type="float" office:value="0.98467529840178" calcext:value-type="float">
            <text:p>0.98467529840178</text:p>
          </table:table-cell>
          <table:table-cell office:value-type="float" office:value="19.483" calcext:value-type="float">
            <text:p>19.483</text:p>
          </table:table-cell>
          <table:table-cell table:formula="of:=[.K22]/[.$K$3]" office:value-type="float" office:value="0.985233881163085" calcext:value-type="float">
            <text:p>0.985233881163085</text:p>
          </table:table-cell>
          <table:table-cell table:formula="of:=AVERAGE([.A22];[.E22];[.I22])" office:value-type="float" office:value="19.4433333333333" calcext:value-type="float">
            <text:p>19.4433333333333</text:p>
          </table:table-cell>
          <table:table-cell table:formula="of:=AVERAGE([.B22];[.F22];[.J22])" office:value-type="float" office:value="0.983708643710598" calcext:value-type="float">
            <text:p>0.983708643710598</text:p>
          </table:table-cell>
          <table:table-cell table:formula="of:=AVERAGE([.C22];[.G22];[.K22])" office:value-type="float" office:value="19.459" calcext:value-type="float">
            <text:p>19.459</text:p>
          </table:table-cell>
          <table:table-cell table:formula="of:=AVERAGE([.D22];[.H22];[.L22])" office:value-type="float" office:value="0.984351888321118" calcext:value-type="float">
            <text:p>0.984351888321118</text:p>
          </table:table-cell>
        </table:table-row>
        <table:table-row table:style-name="ro1">
          <table:table-cell office:value-type="float" office:value="19.413" calcext:value-type="float">
            <text:p>19.413</text:p>
          </table:table-cell>
          <table:table-cell table:formula="of:=[.A23]/[.$A$3]" office:value-type="float" office:value="0.982190741209208" calcext:value-type="float">
            <text:p>0.982190741209208</text:p>
          </table:table-cell>
          <table:table-cell office:value-type="float" office:value="19.431" calcext:value-type="float">
            <text:p>19.431</text:p>
          </table:table-cell>
          <table:table-cell table:formula="of:=[.C23]/[.$C$3]" office:value-type="float" office:value="0.982952246054229" calcext:value-type="float">
            <text:p>0.982952246054229</text:p>
          </table:table-cell>
          <table:table-cell office:value-type="float" office:value="19.388" calcext:value-type="float">
            <text:p>19.388</text:p>
          </table:table-cell>
          <table:table-cell table:formula="of:=[.E23]/[.$E$3]" office:value-type="float" office:value="0.981223746140999" calcext:value-type="float">
            <text:p>0.981223746140999</text:p>
          </table:table-cell>
          <table:table-cell office:value-type="float" office:value="19.407" calcext:value-type="float">
            <text:p>19.407</text:p>
          </table:table-cell>
          <table:table-cell table:formula="of:=[.G23]/[.$G$3]" office:value-type="float" office:value="0.982036231150693" calcext:value-type="float">
            <text:p>0.982036231150693</text:p>
          </table:table-cell>
          <table:table-cell office:value-type="float" office:value="19.442" calcext:value-type="float">
            <text:p>19.442</text:p>
          </table:table-cell>
          <table:table-cell table:formula="of:=[.I23]/[.$I$3]" office:value-type="float" office:value="0.983309730932632" calcext:value-type="float">
            <text:p>0.983309730932632</text:p>
          </table:table-cell>
          <table:table-cell office:value-type="float" office:value="19.458" calcext:value-type="float">
            <text:p>19.458</text:p>
          </table:table-cell>
          <table:table-cell table:formula="of:=[.K23]/[.$K$3]" office:value-type="float" office:value="0.983969658659924" calcext:value-type="float">
            <text:p>0.983969658659924</text:p>
          </table:table-cell>
          <table:table-cell table:formula="of:=AVERAGE([.A23];[.E23];[.I23])" office:value-type="float" office:value="19.4143333333333" calcext:value-type="float">
            <text:p>19.4143333333333</text:p>
          </table:table-cell>
          <table:table-cell table:formula="of:=AVERAGE([.B23];[.F23];[.J23])" office:value-type="float" office:value="0.98224140609428" calcext:value-type="float">
            <text:p>0.98224140609428</text:p>
          </table:table-cell>
          <table:table-cell table:formula="of:=AVERAGE([.C23];[.G23];[.K23])" office:value-type="float" office:value="19.432" calcext:value-type="float">
            <text:p>19.432</text:p>
          </table:table-cell>
          <table:table-cell table:formula="of:=AVERAGE([.D23];[.H23];[.L23])" office:value-type="float" office:value="0.982986045288282" calcext:value-type="float">
            <text:p>0.982986045288282</text:p>
          </table:table-cell>
        </table:table-row>
        <table:table-row table:style-name="ro1">
          <table:table-cell office:value-type="float" office:value="19.382" calcext:value-type="float">
            <text:p>19.382</text:p>
          </table:table-cell>
          <table:table-cell table:formula="of:=[.A24]/[.$A$3]" office:value-type="float" office:value="0.980622312167974" calcext:value-type="float">
            <text:p>0.980622312167974</text:p>
          </table:table-cell>
          <table:table-cell office:value-type="float" office:value="19.402" calcext:value-type="float">
            <text:p>19.402</text:p>
          </table:table-cell>
          <table:table-cell table:formula="of:=[.C24]/[.$C$3]" office:value-type="float" office:value="0.981485228652367" calcext:value-type="float">
            <text:p>0.981485228652367</text:p>
          </table:table-cell>
          <table:table-cell office:value-type="float" office:value="19.355" calcext:value-type="float">
            <text:p>19.355</text:p>
          </table:table-cell>
          <table:table-cell table:formula="of:=[.E24]/[.$E$3]" office:value-type="float" office:value="0.979553621134673" calcext:value-type="float">
            <text:p>0.979553621134673</text:p>
          </table:table-cell>
          <table:table-cell office:value-type="float" office:value="19.377" calcext:value-type="float">
            <text:p>19.377</text:p>
          </table:table-cell>
          <table:table-cell table:formula="of:=[.G24]/[.$G$3]" office:value-type="float" office:value="0.980518166177512" calcext:value-type="float">
            <text:p>0.980518166177512</text:p>
          </table:table-cell>
          <table:table-cell office:value-type="float" office:value="19.414" calcext:value-type="float">
            <text:p>19.414</text:p>
          </table:table-cell>
          <table:table-cell table:formula="of:=[.I24]/[.$I$3]" office:value-type="float" office:value="0.981893586890552" calcext:value-type="float">
            <text:p>0.981893586890552</text:p>
          </table:table-cell>
          <table:table-cell office:value-type="float" office:value="19.431" calcext:value-type="float">
            <text:p>19.431</text:p>
          </table:table-cell>
          <table:table-cell table:formula="of:=[.K24]/[.$K$3]" office:value-type="float" office:value="0.982604298356511" calcext:value-type="float">
            <text:p>0.982604298356511</text:p>
          </table:table-cell>
          <table:table-cell table:formula="of:=AVERAGE([.A24];[.E24];[.I24])" office:value-type="float" office:value="19.3836666666667" calcext:value-type="float">
            <text:p>19.3836666666667</text:p>
          </table:table-cell>
          <table:table-cell table:formula="of:=AVERAGE([.B24];[.F24];[.J24])" office:value-type="float" office:value="0.9806898400644" calcext:value-type="float">
            <text:p>0.9806898400644</text:p>
          </table:table-cell>
          <table:table-cell table:formula="of:=AVERAGE([.C24];[.G24];[.K24])" office:value-type="float" office:value="19.4033333333333" calcext:value-type="float">
            <text:p>19.4033333333333</text:p>
          </table:table-cell>
          <table:table-cell table:formula="of:=AVERAGE([.D24];[.H24];[.L24])" office:value-type="float" office:value="0.981535897728797" calcext:value-type="float">
            <text:p>0.981535897728797</text:p>
          </table:table-cell>
        </table:table-row>
        <table:table-row table:style-name="ro1">
          <table:table-cell office:value-type="float" office:value="19.348" calcext:value-type="float">
            <text:p>19.348</text:p>
          </table:table-cell>
          <table:table-cell table:formula="of:=[.A25]/[.$A$3]" office:value-type="float" office:value="0.978902099671136" calcext:value-type="float">
            <text:p>0.978902099671136</text:p>
          </table:table-cell>
          <table:table-cell office:value-type="float" office:value="19.371" calcext:value-type="float">
            <text:p>19.371</text:p>
          </table:table-cell>
          <table:table-cell table:formula="of:=[.C25]/[.$C$3]" office:value-type="float" office:value="0.979917037636584" calcext:value-type="float">
            <text:p>0.979917037636584</text:p>
          </table:table-cell>
          <table:table-cell office:value-type="float" office:value="19.318" calcext:value-type="float">
            <text:p>19.318</text:p>
          </table:table-cell>
          <table:table-cell table:formula="of:=[.E25]/[.$E$3]" office:value-type="float" office:value="0.977681056733641" calcext:value-type="float">
            <text:p>0.977681056733641</text:p>
          </table:table-cell>
          <table:table-cell office:value-type="float" office:value="19.344" calcext:value-type="float">
            <text:p>19.344</text:p>
          </table:table-cell>
          <table:table-cell table:formula="of:=[.G25]/[.$G$3]" office:value-type="float" office:value="0.978848294707013" calcext:value-type="float">
            <text:p>0.978848294707013</text:p>
          </table:table-cell>
          <table:table-cell office:value-type="float" office:value="19.383" calcext:value-type="float">
            <text:p>19.383</text:p>
          </table:table-cell>
          <table:table-cell table:formula="of:=[.I25]/[.$I$3]" office:value-type="float" office:value="0.980325713129678" calcext:value-type="float">
            <text:p>0.980325713129678</text:p>
          </table:table-cell>
          <table:table-cell office:value-type="float" office:value="19.403" calcext:value-type="float">
            <text:p>19.403</text:p>
          </table:table-cell>
          <table:table-cell table:formula="of:=[.K25]/[.$K$3]" office:value-type="float" office:value="0.981188369152971" calcext:value-type="float">
            <text:p>0.981188369152971</text:p>
          </table:table-cell>
          <table:table-cell table:formula="of:=AVERAGE([.A25];[.E25];[.I25])" office:value-type="float" office:value="19.3496666666667" calcext:value-type="float">
            <text:p>19.3496666666667</text:p>
          </table:table-cell>
          <table:table-cell table:formula="of:=AVERAGE([.B25];[.F25];[.J25])" office:value-type="float" office:value="0.978969623178151" calcext:value-type="float">
            <text:p>0.978969623178151</text:p>
          </table:table-cell>
          <table:table-cell table:formula="of:=AVERAGE([.C25];[.G25];[.K25])" office:value-type="float" office:value="19.3726666666667" calcext:value-type="float">
            <text:p>19.3726666666667</text:p>
          </table:table-cell>
          <table:table-cell table:formula="of:=AVERAGE([.D25];[.H25];[.L25])" office:value-type="float" office:value="0.979984567165523" calcext:value-type="float">
            <text:p>0.979984567165523</text:p>
          </table:table-cell>
        </table:table-row>
        <table:table-row table:style-name="ro1">
          <table:table-cell office:value-type="float" office:value="19.312" calcext:value-type="float">
            <text:p>19.312</text:p>
          </table:table-cell>
          <table:table-cell table:formula="of:=[.A26]/[.$A$3]" office:value-type="float" office:value="0.977080698203896" calcext:value-type="float">
            <text:p>0.977080698203896</text:p>
          </table:table-cell>
          <table:table-cell office:value-type="float" office:value="19.339" calcext:value-type="float">
            <text:p>19.339</text:p>
          </table:table-cell>
          <table:table-cell table:formula="of:=[.C26]/[.$C$3]" office:value-type="float" office:value="0.97829825981384" calcext:value-type="float">
            <text:p>0.97829825981384</text:p>
          </table:table-cell>
          <table:table-cell office:value-type="float" office:value="19.279" calcext:value-type="float">
            <text:p>19.279</text:p>
          </table:table-cell>
          <table:table-cell table:formula="of:=[.E26]/[.$E$3]" office:value-type="float" office:value="0.975707272635255" calcext:value-type="float">
            <text:p>0.975707272635255</text:p>
          </table:table-cell>
          <table:table-cell office:value-type="float" office:value="19.309" calcext:value-type="float">
            <text:p>19.309</text:p>
          </table:table-cell>
          <table:table-cell table:formula="of:=[.G26]/[.$G$3]" office:value-type="float" office:value="0.977077218904969" calcext:value-type="float">
            <text:p>0.977077218904969</text:p>
          </table:table-cell>
          <table:table-cell office:value-type="float" office:value="19.351" calcext:value-type="float">
            <text:p>19.351</text:p>
          </table:table-cell>
          <table:table-cell table:formula="of:=[.I26]/[.$I$3]" office:value-type="float" office:value="0.978707262795873" calcext:value-type="float">
            <text:p>0.978707262795873</text:p>
          </table:table-cell>
          <table:table-cell office:value-type="float" office:value="19.374" calcext:value-type="float">
            <text:p>19.374</text:p>
          </table:table-cell>
          <table:table-cell table:formula="of:=[.K26]/[.$K$3]" office:value-type="float" office:value="0.979721871049305" calcext:value-type="float">
            <text:p>0.979721871049305</text:p>
          </table:table-cell>
          <table:table-cell table:formula="of:=AVERAGE([.A26];[.E26];[.I26])" office:value-type="float" office:value="19.314" calcext:value-type="float">
            <text:p>19.314</text:p>
          </table:table-cell>
          <table:table-cell table:formula="of:=AVERAGE([.B26];[.F26];[.J26])" office:value-type="float" office:value="0.977165077878341" calcext:value-type="float">
            <text:p>0.977165077878341</text:p>
          </table:table-cell>
          <table:table-cell table:formula="of:=AVERAGE([.C26];[.G26];[.K26])" office:value-type="float" office:value="19.3406666666667" calcext:value-type="float">
            <text:p>19.3406666666667</text:p>
          </table:table-cell>
          <table:table-cell table:formula="of:=AVERAGE([.D26];[.H26];[.L26])" office:value-type="float" office:value="0.978365783256038" calcext:value-type="float">
            <text:p>0.978365783256038</text:p>
          </table:table-cell>
        </table:table-row>
        <table:table-row table:style-name="ro1">
          <table:table-cell office:value-type="float" office:value="19.273" calcext:value-type="float">
            <text:p>19.273</text:p>
          </table:table-cell>
          <table:table-cell table:formula="of:=[.A27]/[.$A$3]" office:value-type="float" office:value="0.975107513281052" calcext:value-type="float">
            <text:p>0.975107513281052</text:p>
          </table:table-cell>
          <table:table-cell office:value-type="float" office:value="19.304" calcext:value-type="float">
            <text:p>19.304</text:p>
          </table:table-cell>
          <table:table-cell table:formula="of:=[.C27]/[.$C$3]" office:value-type="float" office:value="0.976527721570214" calcext:value-type="float">
            <text:p>0.976527721570214</text:p>
          </table:table-cell>
          <table:table-cell office:value-type="float" office:value="19.236" calcext:value-type="float">
            <text:p>19.236</text:p>
          </table:table-cell>
          <table:table-cell table:formula="of:=[.E27]/[.$E$3]" office:value-type="float" office:value="0.973531049142163" calcext:value-type="float">
            <text:p>0.973531049142163</text:p>
          </table:table-cell>
          <table:table-cell office:value-type="float" office:value="19.272" calcext:value-type="float">
            <text:p>19.272</text:p>
          </table:table-cell>
          <table:table-cell table:formula="of:=[.G27]/[.$G$3]" office:value-type="float" office:value="0.975204938771379" calcext:value-type="float">
            <text:p>0.975204938771379</text:p>
          </table:table-cell>
          <table:table-cell office:value-type="float" office:value="19.316" calcext:value-type="float">
            <text:p>19.316</text:p>
          </table:table-cell>
          <table:table-cell table:formula="of:=[.I27]/[.$I$3]" office:value-type="float" office:value="0.976937082743273" calcext:value-type="float">
            <text:p>0.976937082743273</text:p>
          </table:table-cell>
          <table:table-cell office:value-type="float" office:value="19.343" calcext:value-type="float">
            <text:p>19.343</text:p>
          </table:table-cell>
          <table:table-cell table:formula="of:=[.K27]/[.$K$3]" office:value-type="float" office:value="0.978154235145386" calcext:value-type="float">
            <text:p>0.978154235145386</text:p>
          </table:table-cell>
          <table:table-cell table:formula="of:=AVERAGE([.A27];[.E27];[.I27])" office:value-type="float" office:value="19.275" calcext:value-type="float">
            <text:p>19.275</text:p>
          </table:table-cell>
          <table:table-cell table:formula="of:=AVERAGE([.B27];[.F27];[.J27])" office:value-type="float" office:value="0.975191881722163" calcext:value-type="float">
            <text:p>0.975191881722163</text:p>
          </table:table-cell>
          <table:table-cell table:formula="of:=AVERAGE([.C27];[.G27];[.K27])" office:value-type="float" office:value="19.3063333333333" calcext:value-type="float">
            <text:p>19.3063333333333</text:p>
          </table:table-cell>
          <table:table-cell table:formula="of:=AVERAGE([.D27];[.H27];[.L27])" office:value-type="float" office:value="0.976628965162326" calcext:value-type="float">
            <text:p>0.976628965162326</text:p>
          </table:table-cell>
        </table:table-row>
        <table:table-row table:style-name="ro1">
          <table:table-cell office:value-type="float" office:value="19.231" calcext:value-type="float">
            <text:p>19.231</text:p>
          </table:table-cell>
          <table:table-cell table:formula="of:=[.A28]/[.$A$3]" office:value-type="float" office:value="0.972982544902606" calcext:value-type="float">
            <text:p>0.972982544902606</text:p>
          </table:table-cell>
          <table:table-cell office:value-type="float" office:value="19.267" calcext:value-type="float">
            <text:p>19.267</text:p>
          </table:table-cell>
          <table:table-cell table:formula="of:=[.C28]/[.$C$3]" office:value-type="float" office:value="0.974656009712667" calcext:value-type="float">
            <text:p>0.974656009712667</text:p>
          </table:table-cell>
          <table:table-cell office:value-type="float" office:value="19.19" calcext:value-type="float">
            <text:p>19.19</text:p>
          </table:table-cell>
          <table:table-cell table:formula="of:=[.E28]/[.$E$3]" office:value-type="float" office:value="0.971202996103042" calcext:value-type="float">
            <text:p>0.971202996103042</text:p>
          </table:table-cell>
          <table:table-cell office:value-type="float" office:value="19.231" calcext:value-type="float">
            <text:p>19.231</text:p>
          </table:table-cell>
          <table:table-cell table:formula="of:=[.G28]/[.$G$3]" office:value-type="float" office:value="0.973130249974699" calcext:value-type="float">
            <text:p>0.973130249974699</text:p>
          </table:table-cell>
          <table:table-cell office:value-type="float" office:value="19.279" calcext:value-type="float">
            <text:p>19.279</text:p>
          </table:table-cell>
          <table:table-cell table:formula="of:=[.I28]/[.$I$3]" office:value-type="float" office:value="0.975065749544811" calcext:value-type="float">
            <text:p>0.975065749544811</text:p>
          </table:table-cell>
          <table:table-cell office:value-type="float" office:value="19.309" calcext:value-type="float">
            <text:p>19.309</text:p>
          </table:table-cell>
          <table:table-cell table:formula="of:=[.K28]/[.$K$3]" office:value-type="float" office:value="0.976434892541087" calcext:value-type="float">
            <text:p>0.976434892541087</text:p>
          </table:table-cell>
          <table:table-cell table:formula="of:=AVERAGE([.A28];[.E28];[.I28])" office:value-type="float" office:value="19.2333333333333" calcext:value-type="float">
            <text:p>19.2333333333333</text:p>
          </table:table-cell>
          <table:table-cell table:formula="of:=AVERAGE([.B28];[.F28];[.J28])" office:value-type="float" office:value="0.973083763516819" calcext:value-type="float">
            <text:p>0.973083763516819</text:p>
          </table:table-cell>
          <table:table-cell table:formula="of:=AVERAGE([.C28];[.G28];[.K28])" office:value-type="float" office:value="19.269" calcext:value-type="float">
            <text:p>19.269</text:p>
          </table:table-cell>
          <table:table-cell table:formula="of:=AVERAGE([.D28];[.H28];[.L28])" office:value-type="float" office:value="0.974740384076151" calcext:value-type="float">
            <text:p>0.974740384076151</text:p>
          </table:table-cell>
        </table:table-row>
        <table:table-row table:style-name="ro1">
          <table:table-cell office:value-type="float" office:value="19.185" calcext:value-type="float">
            <text:p>19.185</text:p>
          </table:table-cell>
          <table:table-cell table:formula="of:=[.A29]/[.$A$3]" office:value-type="float" office:value="0.970655198583354" calcext:value-type="float">
            <text:p>0.970655198583354</text:p>
          </table:table-cell>
          <table:table-cell office:value-type="float" office:value="19.227" calcext:value-type="float">
            <text:p>19.227</text:p>
          </table:table-cell>
          <table:table-cell table:formula="of:=[.C29]/[.$C$3]" office:value-type="float" office:value="0.972632537434237" calcext:value-type="float">
            <text:p>0.972632537434237</text:p>
          </table:table-cell>
          <table:table-cell office:value-type="float" office:value="19.139" calcext:value-type="float">
            <text:p>19.139</text:p>
          </table:table-cell>
          <table:table-cell table:formula="of:=[.E29]/[.$E$3]" office:value-type="float" office:value="0.968621893820537" calcext:value-type="float">
            <text:p>0.968621893820537</text:p>
          </table:table-cell>
          <table:table-cell office:value-type="float" office:value="19.188" calcext:value-type="float">
            <text:p>19.188</text:p>
          </table:table-cell>
          <table:table-cell table:formula="of:=[.G29]/[.$G$3]" office:value-type="float" office:value="0.970954356846473" calcext:value-type="float">
            <text:p>0.970954356846473</text:p>
          </table:table-cell>
          <table:table-cell office:value-type="float" office:value="19.239" calcext:value-type="float">
            <text:p>19.239</text:p>
          </table:table-cell>
          <table:table-cell table:formula="of:=[.I29]/[.$I$3]" office:value-type="float" office:value="0.973042686627554" calcext:value-type="float">
            <text:p>0.973042686627554</text:p>
          </table:table-cell>
          <table:table-cell office:value-type="float" office:value="19.274" calcext:value-type="float">
            <text:p>19.274</text:p>
          </table:table-cell>
          <table:table-cell table:formula="of:=[.K29]/[.$K$3]" office:value-type="float" office:value="0.974664981036663" calcext:value-type="float">
            <text:p>0.974664981036663</text:p>
          </table:table-cell>
          <table:table-cell table:formula="of:=AVERAGE([.A29];[.E29];[.I29])" office:value-type="float" office:value="19.1876666666667" calcext:value-type="float">
            <text:p>19.1876666666667</text:p>
          </table:table-cell>
          <table:table-cell table:formula="of:=AVERAGE([.B29];[.F29];[.J29])" office:value-type="float" office:value="0.970773259677149" calcext:value-type="float">
            <text:p>0.970773259677149</text:p>
          </table:table-cell>
          <table:table-cell table:formula="of:=AVERAGE([.C29];[.G29];[.K29])" office:value-type="float" office:value="19.2296666666667" calcext:value-type="float">
            <text:p>19.2296666666667</text:p>
          </table:table-cell>
          <table:table-cell table:formula="of:=AVERAGE([.D29];[.H29];[.L29])" office:value-type="float" office:value="0.972750625105791" calcext:value-type="float">
            <text:p>0.972750625105791</text:p>
          </table:table-cell>
        </table:table-row>
        <table:table-row table:style-name="ro1">
          <table:table-cell office:value-type="float" office:value="19.135" calcext:value-type="float">
            <text:p>19.135</text:p>
          </table:table-cell>
          <table:table-cell table:formula="of:=[.A30]/[.$A$3]" office:value-type="float" office:value="0.968125474323299" calcext:value-type="float">
            <text:p>0.968125474323299</text:p>
          </table:table-cell>
          <table:table-cell office:value-type="float" office:value="19.185" calcext:value-type="float">
            <text:p>19.185</text:p>
          </table:table-cell>
          <table:table-cell table:formula="of:=[.C30]/[.$C$3]" office:value-type="float" office:value="0.970507891541886" calcext:value-type="float">
            <text:p>0.970507891541886</text:p>
          </table:table-cell>
          <table:table-cell office:value-type="float" office:value="19.084" calcext:value-type="float">
            <text:p>19.084</text:p>
          </table:table-cell>
          <table:table-cell table:formula="of:=[.E30]/[.$E$3]" office:value-type="float" office:value="0.965838352143327" calcext:value-type="float">
            <text:p>0.965838352143327</text:p>
          </table:table-cell>
          <table:table-cell office:value-type="float" office:value="19.142" calcext:value-type="float">
            <text:p>19.142</text:p>
          </table:table-cell>
          <table:table-cell table:formula="of:=[.G30]/[.$G$3]" office:value-type="float" office:value="0.968626657220929" calcext:value-type="float">
            <text:p>0.968626657220929</text:p>
          </table:table-cell>
          <table:table-cell office:value-type="float" office:value="19.196" calcext:value-type="float">
            <text:p>19.196</text:p>
          </table:table-cell>
          <table:table-cell table:formula="of:=[.I30]/[.$I$3]" office:value-type="float" office:value="0.970867893991503" calcext:value-type="float">
            <text:p>0.970867893991503</text:p>
          </table:table-cell>
          <table:table-cell office:value-type="float" office:value="19.236" calcext:value-type="float">
            <text:p>19.236</text:p>
          </table:table-cell>
          <table:table-cell table:formula="of:=[.K30]/[.$K$3]" office:value-type="float" office:value="0.972743362831858" calcext:value-type="float">
            <text:p>0.972743362831858</text:p>
          </table:table-cell>
          <table:table-cell table:formula="of:=AVERAGE([.A30];[.E30];[.I30])" office:value-type="float" office:value="19.1383333333333" calcext:value-type="float">
            <text:p>19.1383333333333</text:p>
          </table:table-cell>
          <table:table-cell table:formula="of:=AVERAGE([.B30];[.F30];[.J30])" office:value-type="float" office:value="0.96827724015271" calcext:value-type="float">
            <text:p>0.96827724015271</text:p>
          </table:table-cell>
          <table:table-cell table:formula="of:=AVERAGE([.C30];[.G30];[.K30])" office:value-type="float" office:value="19.1876666666667" calcext:value-type="float">
            <text:p>19.1876666666667</text:p>
          </table:table-cell>
          <table:table-cell table:formula="of:=AVERAGE([.D30];[.H30];[.L30])" office:value-type="float" office:value="0.970625970531558" calcext:value-type="float">
            <text:p>0.970625970531558</text:p>
          </table:table-cell>
        </table:table-row>
        <table:table-row table:style-name="ro1">
          <table:table-cell office:value-type="float" office:value="19.081" calcext:value-type="float">
            <text:p>19.081</text:p>
          </table:table-cell>
          <table:table-cell table:formula="of:=[.A31]/[.$A$3]" office:value-type="float" office:value="0.965393372122439" calcext:value-type="float">
            <text:p>0.965393372122439</text:p>
          </table:table-cell>
          <table:table-cell office:value-type="float" office:value="19.138" calcext:value-type="float">
            <text:p>19.138</text:p>
          </table:table-cell>
          <table:table-cell table:formula="of:=[.C31]/[.$C$3]" office:value-type="float" office:value="0.968130311614731" calcext:value-type="float">
            <text:p>0.968130311614731</text:p>
          </table:table-cell>
          <table:table-cell office:value-type="float" office:value="19.022" calcext:value-type="float">
            <text:p>19.022</text:p>
          </table:table-cell>
          <table:table-cell table:formula="of:=[.E31]/[.$E$3]" office:value-type="float" office:value="0.962700541525381" calcext:value-type="float">
            <text:p>0.962700541525381</text:p>
          </table:table-cell>
          <table:table-cell office:value-type="float" office:value="19.091" calcext:value-type="float">
            <text:p>19.091</text:p>
          </table:table-cell>
          <table:table-cell table:formula="of:=[.G31]/[.$G$3]" office:value-type="float" office:value="0.966045946766522" calcext:value-type="float">
            <text:p>0.966045946766522</text:p>
          </table:table-cell>
          <table:table-cell office:value-type="float" office:value="19.149" calcext:value-type="float">
            <text:p>19.149</text:p>
          </table:table-cell>
          <table:table-cell table:formula="of:=[.I31]/[.$I$3]" office:value-type="float" office:value="0.968490795063727" calcext:value-type="float">
            <text:p>0.968490795063727</text:p>
          </table:table-cell>
          <table:table-cell office:value-type="float" office:value="19.195" calcext:value-type="float">
            <text:p>19.195</text:p>
          </table:table-cell>
          <table:table-cell table:formula="of:=[.K31]/[.$K$3]" office:value-type="float" office:value="0.970670037926675" calcext:value-type="float">
            <text:p>0.970670037926675</text:p>
          </table:table-cell>
          <table:table-cell table:formula="of:=AVERAGE([.A31];[.E31];[.I31])" office:value-type="float" office:value="19.084" calcext:value-type="float">
            <text:p>19.084</text:p>
          </table:table-cell>
          <table:table-cell table:formula="of:=AVERAGE([.B31];[.F31];[.J31])" office:value-type="float" office:value="0.965528236237182" calcext:value-type="float">
            <text:p>0.965528236237182</text:p>
          </table:table-cell>
          <table:table-cell table:formula="of:=AVERAGE([.C31];[.G31];[.K31])" office:value-type="float" office:value="19.1413333333333" calcext:value-type="float">
            <text:p>19.1413333333333</text:p>
          </table:table-cell>
          <table:table-cell table:formula="of:=AVERAGE([.D31];[.H31];[.L31])" office:value-type="float" office:value="0.968282098769309" calcext:value-type="float">
            <text:p>0.968282098769309</text:p>
          </table:table-cell>
        </table:table-row>
        <table:table-row table:style-name="ro1">
          <table:table-cell office:value-type="float" office:value="19.021" calcext:value-type="float">
            <text:p>19.021</text:p>
          </table:table-cell>
          <table:table-cell table:formula="of:=[.A32]/[.$A$3]" office:value-type="float" office:value="0.962357703010372" calcext:value-type="float">
            <text:p>0.962357703010372</text:p>
          </table:table-cell>
          <table:table-cell office:value-type="float" office:value="19.089" calcext:value-type="float">
            <text:p>19.089</text:p>
          </table:table-cell>
          <table:table-cell table:formula="of:=[.C32]/[.$C$3]" office:value-type="float" office:value="0.965651558073654" calcext:value-type="float">
            <text:p>0.965651558073654</text:p>
          </table:table-cell>
          <table:table-cell office:value-type="float" office:value="18.954" calcext:value-type="float">
            <text:p>18.954</text:p>
          </table:table-cell>
          <table:table-cell table:formula="of:=[.E32]/[.$E$3]" office:value-type="float" office:value="0.959259071815375" calcext:value-type="float">
            <text:p>0.959259071815375</text:p>
          </table:table-cell>
          <table:table-cell office:value-type="float" office:value="19.036" calcext:value-type="float">
            <text:p>19.036</text:p>
          </table:table-cell>
          <table:table-cell table:formula="of:=[.G32]/[.$G$3]" office:value-type="float" office:value="0.963262827649023" calcext:value-type="float">
            <text:p>0.963262827649023</text:p>
          </table:table-cell>
          <table:table-cell office:value-type="float" office:value="19.098" calcext:value-type="float">
            <text:p>19.098</text:p>
          </table:table-cell>
          <table:table-cell table:formula="of:=[.I32]/[.$I$3]" office:value-type="float" office:value="0.965911389844224" calcext:value-type="float">
            <text:p>0.965911389844224</text:p>
          </table:table-cell>
          <table:table-cell office:value-type="float" office:value="19.151" calcext:value-type="float">
            <text:p>19.151</text:p>
          </table:table-cell>
          <table:table-cell table:formula="of:=[.K32]/[.$K$3]" office:value-type="float" office:value="0.968445006321113" calcext:value-type="float">
            <text:p>0.968445006321113</text:p>
          </table:table-cell>
          <table:table-cell table:formula="of:=AVERAGE([.A32];[.E32];[.I32])" office:value-type="float" office:value="19.0243333333333" calcext:value-type="float">
            <text:p>19.0243333333333</text:p>
          </table:table-cell>
          <table:table-cell table:formula="of:=AVERAGE([.B32];[.F32];[.J32])" office:value-type="float" office:value="0.962509388223324" calcext:value-type="float">
            <text:p>0.962509388223324</text:p>
          </table:table-cell>
          <table:table-cell table:formula="of:=AVERAGE([.C32];[.G32];[.K32])" office:value-type="float" office:value="19.092" calcext:value-type="float">
            <text:p>19.092</text:p>
          </table:table-cell>
          <table:table-cell table:formula="of:=AVERAGE([.D32];[.H32];[.L32])" office:value-type="float" office:value="0.965786464014597" calcext:value-type="float">
            <text:p>0.965786464014597</text:p>
          </table:table-cell>
        </table:table-row>
        <table:table-row table:style-name="ro1">
          <table:table-cell office:value-type="float" office:value="18.955" calcext:value-type="float">
            <text:p>18.955</text:p>
          </table:table-cell>
          <table:table-cell table:formula="of:=[.A33]/[.$A$3]" office:value-type="float" office:value="0.959018466987098" calcext:value-type="float">
            <text:p>0.959018466987098</text:p>
          </table:table-cell>
          <table:table-cell office:value-type="float" office:value="19.035" calcext:value-type="float">
            <text:p>19.035</text:p>
          </table:table-cell>
          <table:table-cell table:formula="of:=[.C33]/[.$C$3]" office:value-type="float" office:value="0.962919870497774" calcext:value-type="float">
            <text:p>0.962919870497774</text:p>
          </table:table-cell>
          <table:table-cell office:value-type="float" office:value="18.878" calcext:value-type="float">
            <text:p>18.878</text:p>
          </table:table-cell>
          <table:table-cell table:formula="of:=[.E33]/[.$E$3]" office:value-type="float" office:value="0.955412723315957" calcext:value-type="float">
            <text:p>0.955412723315957</text:p>
          </table:table-cell>
          <table:table-cell office:value-type="float" office:value="18.975" calcext:value-type="float">
            <text:p>18.975</text:p>
          </table:table-cell>
          <table:table-cell table:formula="of:=[.G33]/[.$G$3]" office:value-type="float" office:value="0.960176095536889" calcext:value-type="float">
            <text:p>0.960176095536889</text:p>
          </table:table-cell>
          <table:table-cell office:value-type="float" office:value="19.043" calcext:value-type="float">
            <text:p>19.043</text:p>
          </table:table-cell>
          <table:table-cell table:formula="of:=[.I33]/[.$I$3]" office:value-type="float" office:value="0.963129678332996" calcext:value-type="float">
            <text:p>0.963129678332996</text:p>
          </table:table-cell>
          <table:table-cell office:value-type="float" office:value="19.104" calcext:value-type="float">
            <text:p>19.104</text:p>
          </table:table-cell>
          <table:table-cell table:formula="of:=[.K33]/[.$K$3]" office:value-type="float" office:value="0.966068268015171" calcext:value-type="float">
            <text:p>0.966068268015171</text:p>
          </table:table-cell>
          <table:table-cell table:formula="of:=AVERAGE([.A33];[.E33];[.I33])" office:value-type="float" office:value="18.9586666666667" calcext:value-type="float">
            <text:p>18.9586666666667</text:p>
          </table:table-cell>
          <table:table-cell table:formula="of:=AVERAGE([.B33];[.F33];[.J33])" office:value-type="float" office:value="0.959186956212017" calcext:value-type="float">
            <text:p>0.959186956212017</text:p>
          </table:table-cell>
          <table:table-cell table:formula="of:=AVERAGE([.C33];[.G33];[.K33])" office:value-type="float" office:value="19.038" calcext:value-type="float">
            <text:p>19.038</text:p>
          </table:table-cell>
          <table:table-cell table:formula="of:=AVERAGE([.D33];[.H33];[.L33])" office:value-type="float" office:value="0.963054744683278" calcext:value-type="float">
            <text:p>0.963054744683278</text:p>
          </table:table-cell>
        </table:table-row>
        <table:table-row table:style-name="ro1">
          <table:table-cell office:value-type="float" office:value="18.883" calcext:value-type="float">
            <text:p>18.883</text:p>
          </table:table-cell>
          <table:table-cell table:formula="of:=[.A34]/[.$A$3]" office:value-type="float" office:value="0.955375664052618" calcext:value-type="float">
            <text:p>0.955375664052618</text:p>
          </table:table-cell>
          <table:table-cell office:value-type="float" office:value="18.976" calcext:value-type="float">
            <text:p>18.976</text:p>
          </table:table-cell>
          <table:table-cell table:formula="of:=[.C34]/[.$C$3]" office:value-type="float" office:value="0.95993524888709" calcext:value-type="float">
            <text:p>0.95993524888709</text:p>
          </table:table-cell>
          <table:table-cell office:value-type="float" office:value="18.792" calcext:value-type="float">
            <text:p>18.792</text:p>
          </table:table-cell>
          <table:table-cell table:formula="of:=[.E34]/[.$E$3]" office:value-type="float" office:value="0.951060276329774" calcext:value-type="float">
            <text:p>0.951060276329774</text:p>
          </table:table-cell>
          <table:table-cell office:value-type="float" office:value="18.909" calcext:value-type="float">
            <text:p>18.909</text:p>
          </table:table-cell>
          <table:table-cell table:formula="of:=[.G34]/[.$G$3]" office:value-type="float" office:value="0.956836352595891" calcext:value-type="float">
            <text:p>0.956836352595891</text:p>
          </table:table-cell>
          <table:table-cell office:value-type="float" office:value="18.984" calcext:value-type="float">
            <text:p>18.984</text:p>
          </table:table-cell>
          <table:table-cell table:formula="of:=[.I34]/[.$I$3]" office:value-type="float" office:value="0.960145660530043" calcext:value-type="float">
            <text:p>0.960145660530043</text:p>
          </table:table-cell>
          <table:table-cell office:value-type="float" office:value="19.054" calcext:value-type="float">
            <text:p>19.054</text:p>
          </table:table-cell>
          <table:table-cell table:formula="of:=[.K34]/[.$K$3]" office:value-type="float" office:value="0.963539823008849" calcext:value-type="float">
            <text:p>0.963539823008849</text:p>
          </table:table-cell>
          <table:table-cell table:formula="of:=AVERAGE([.A34];[.E34];[.I34])" office:value-type="float" office:value="18.8863333333333" calcext:value-type="float">
            <text:p>18.8863333333333</text:p>
          </table:table-cell>
          <table:table-cell table:formula="of:=AVERAGE([.B34];[.F34];[.J34])" office:value-type="float" office:value="0.955527200304145" calcext:value-type="float">
            <text:p>0.955527200304145</text:p>
          </table:table-cell>
          <table:table-cell table:formula="of:=AVERAGE([.C34];[.G34];[.K34])" office:value-type="float" office:value="18.9796666666667" calcext:value-type="float">
            <text:p>18.9796666666667</text:p>
          </table:table-cell>
          <table:table-cell table:formula="of:=AVERAGE([.D34];[.H34];[.L34])" office:value-type="float" office:value="0.960103808163944" calcext:value-type="float">
            <text:p>0.960103808163944</text:p>
          </table:table-cell>
        </table:table-row>
        <table:table-row table:style-name="ro1">
          <table:table-cell office:value-type="float" office:value="18.803" calcext:value-type="float">
            <text:p>18.803</text:p>
          </table:table-cell>
          <table:table-cell table:formula="of:=[.A35]/[.$A$3]" office:value-type="float" office:value="0.951328105236529" calcext:value-type="float">
            <text:p>0.951328105236529</text:p>
          </table:table-cell>
          <table:table-cell office:value-type="float" office:value="18.911" calcext:value-type="float">
            <text:p>18.911</text:p>
          </table:table-cell>
          <table:table-cell table:formula="of:=[.C35]/[.$C$3]" office:value-type="float" office:value="0.956647106434642" calcext:value-type="float">
            <text:p>0.956647106434642</text:p>
          </table:table-cell>
          <table:table-cell office:value-type="float" office:value="18.696" calcext:value-type="float">
            <text:p>18.696</text:p>
          </table:table-cell>
          <table:table-cell table:formula="of:=[.E35]/[.$E$3]" office:value-type="float" office:value="0.946201730856825" calcext:value-type="float">
            <text:p>0.946201730856825</text:p>
          </table:table-cell>
          <table:table-cell office:value-type="float" office:value="18.835" calcext:value-type="float">
            <text:p>18.835</text:p>
          </table:table-cell>
          <table:table-cell table:formula="of:=[.G35]/[.$G$3]" office:value-type="float" office:value="0.953091792328712" calcext:value-type="float">
            <text:p>0.953091792328712</text:p>
          </table:table-cell>
          <table:table-cell office:value-type="float" office:value="18.919" calcext:value-type="float">
            <text:p>18.919</text:p>
          </table:table-cell>
          <table:table-cell table:formula="of:=[.I35]/[.$I$3]" office:value-type="float" office:value="0.9568581832895" calcext:value-type="float">
            <text:p>0.9568581832895</text:p>
          </table:table-cell>
          <table:table-cell office:value-type="float" office:value="19" calcext:value-type="float">
            <text:p>19</text:p>
          </table:table-cell>
          <table:table-cell table:formula="of:=[.K35]/[.$K$3]" office:value-type="float" office:value="0.960809102402023" calcext:value-type="float">
            <text:p>0.960809102402023</text:p>
          </table:table-cell>
          <table:table-cell table:formula="of:=AVERAGE([.A35];[.E35];[.I35])" office:value-type="float" office:value="18.806" calcext:value-type="float">
            <text:p>18.806</text:p>
          </table:table-cell>
          <table:table-cell table:formula="of:=AVERAGE([.B35];[.F35];[.J35])" office:value-type="float" office:value="0.951462673127618" calcext:value-type="float">
            <text:p>0.951462673127618</text:p>
          </table:table-cell>
          <table:table-cell table:formula="of:=AVERAGE([.C35];[.G35];[.K35])" office:value-type="float" office:value="18.9153333333333" calcext:value-type="float">
            <text:p>18.9153333333333</text:p>
          </table:table-cell>
          <table:table-cell table:formula="of:=AVERAGE([.D35];[.H35];[.L35])" office:value-type="float" office:value="0.956849333721792" calcext:value-type="float">
            <text:p>0.956849333721792</text:p>
          </table:table-cell>
        </table:table-row>
        <table:table-row table:style-name="ro1">
          <table:table-cell office:value-type="float" office:value="18.712" calcext:value-type="float">
            <text:p>18.712</text:p>
          </table:table-cell>
          <table:table-cell table:formula="of:=[.A36]/[.$A$3]" office:value-type="float" office:value="0.946724007083228" calcext:value-type="float">
            <text:p>0.946724007083228</text:p>
          </table:table-cell>
          <table:table-cell office:value-type="float" office:value="18.839" calcext:value-type="float">
            <text:p>18.839</text:p>
          </table:table-cell>
          <table:table-cell table:formula="of:=[.C36]/[.$C$3]" office:value-type="float" office:value="0.953004856333468" calcext:value-type="float">
            <text:p>0.953004856333468</text:p>
          </table:table-cell>
          <table:table-cell office:value-type="float" office:value="18.587" calcext:value-type="float">
            <text:p>18.587</text:p>
          </table:table-cell>
          <table:table-cell table:formula="of:=[.E36]/[.$E$3]" office:value-type="float" office:value="0.94068525735108" calcext:value-type="float">
            <text:p>0.94068525735108</text:p>
          </table:table-cell>
          <table:table-cell office:value-type="float" office:value="18.753" calcext:value-type="float">
            <text:p>18.753</text:p>
          </table:table-cell>
          <table:table-cell table:formula="of:=[.G36]/[.$G$3]" office:value-type="float" office:value="0.948942414735351" calcext:value-type="float">
            <text:p>0.948942414735351</text:p>
          </table:table-cell>
          <table:table-cell office:value-type="float" office:value="18.849" calcext:value-type="float">
            <text:p>18.849</text:p>
          </table:table-cell>
          <table:table-cell table:formula="of:=[.I36]/[.$I$3]" office:value-type="float" office:value="0.953317823184301" calcext:value-type="float">
            <text:p>0.953317823184301</text:p>
          </table:table-cell>
          <table:table-cell office:value-type="float" office:value="18.941" calcext:value-type="float">
            <text:p>18.941</text:p>
          </table:table-cell>
          <table:table-cell table:formula="of:=[.K36]/[.$K$3]" office:value-type="float" office:value="0.957825537294564" calcext:value-type="float">
            <text:p>0.957825537294564</text:p>
          </table:table-cell>
          <table:table-cell table:formula="of:=AVERAGE([.A36];[.E36];[.I36])" office:value-type="float" office:value="18.716" calcext:value-type="float">
            <text:p>18.716</text:p>
          </table:table-cell>
          <table:table-cell table:formula="of:=AVERAGE([.B36];[.F36];[.J36])" office:value-type="float" office:value="0.946909029206203" calcext:value-type="float">
            <text:p>0.946909029206203</text:p>
          </table:table-cell>
          <table:table-cell table:formula="of:=AVERAGE([.C36];[.G36];[.K36])" office:value-type="float" office:value="18.8443333333333" calcext:value-type="float">
            <text:p>18.8443333333333</text:p>
          </table:table-cell>
          <table:table-cell table:formula="of:=AVERAGE([.D36];[.H36];[.L36])" office:value-type="float" office:value="0.953257602787794" calcext:value-type="float">
            <text:p>0.953257602787794</text:p>
          </table:table-cell>
        </table:table-row>
        <table:table-row table:style-name="ro1">
          <table:table-cell office:value-type="float" office:value="18.611" calcext:value-type="float">
            <text:p>18.611</text:p>
          </table:table-cell>
          <table:table-cell table:formula="of:=[.A37]/[.$A$3]" office:value-type="float" office:value="0.941613964077916" calcext:value-type="float">
            <text:p>0.941613964077916</text:p>
          </table:table-cell>
          <table:table-cell office:value-type="float" office:value="18.758" calcext:value-type="float">
            <text:p>18.758</text:p>
          </table:table-cell>
          <table:table-cell table:formula="of:=[.C37]/[.$C$3]" office:value-type="float" office:value="0.948907324969648" calcext:value-type="float">
            <text:p>0.948907324969648</text:p>
          </table:table-cell>
          <table:table-cell office:value-type="float" office:value="18.463" calcext:value-type="float">
            <text:p>18.463</text:p>
          </table:table-cell>
          <table:table-cell table:formula="of:=[.E37]/[.$E$3]" office:value-type="float" office:value="0.934409636115188" calcext:value-type="float">
            <text:p>0.934409636115188</text:p>
          </table:table-cell>
          <table:table-cell office:value-type="float" office:value="18.66" calcext:value-type="float">
            <text:p>18.66</text:p>
          </table:table-cell>
          <table:table-cell table:formula="of:=[.G37]/[.$G$3]" office:value-type="float" office:value="0.94423641331849" calcext:value-type="float">
            <text:p>0.94423641331849</text:p>
          </table:table-cell>
          <table:table-cell office:value-type="float" office:value="18.772" calcext:value-type="float">
            <text:p>18.772</text:p>
          </table:table-cell>
          <table:table-cell table:formula="of:=[.I37]/[.$I$3]" office:value-type="float" office:value="0.949423427068582" calcext:value-type="float">
            <text:p>0.949423427068582</text:p>
          </table:table-cell>
          <table:table-cell office:value-type="float" office:value="18.877" calcext:value-type="float">
            <text:p>18.877</text:p>
          </table:table-cell>
          <table:table-cell table:formula="of:=[.K37]/[.$K$3]" office:value-type="float" office:value="0.954589127686473" calcext:value-type="float">
            <text:p>0.954589127686473</text:p>
          </table:table-cell>
          <table:table-cell table:formula="of:=AVERAGE([.A37];[.E37];[.I37])" office:value-type="float" office:value="18.6153333333333" calcext:value-type="float">
            <text:p>18.6153333333333</text:p>
          </table:table-cell>
          <table:table-cell table:formula="of:=AVERAGE([.B37];[.F37];[.J37])" office:value-type="float" office:value="0.941815675753895" calcext:value-type="float">
            <text:p>0.941815675753895</text:p>
          </table:table-cell>
          <table:table-cell table:formula="of:=AVERAGE([.C37];[.G37];[.K37])" office:value-type="float" office:value="18.765" calcext:value-type="float">
            <text:p>18.765</text:p>
          </table:table-cell>
          <table:table-cell table:formula="of:=AVERAGE([.D37];[.H37];[.L37])" office:value-type="float" office:value="0.949244288658204" calcext:value-type="float">
            <text:p>0.949244288658204</text:p>
          </table:table-cell>
        </table:table-row>
        <table:table-row table:style-name="ro1">
          <table:table-cell office:value-type="float" office:value="18.496" calcext:value-type="float">
            <text:p>18.496</text:p>
          </table:table-cell>
          <table:table-cell table:formula="of:=[.A38]/[.$A$3]" office:value-type="float" office:value="0.935795598279787" calcext:value-type="float">
            <text:p>0.935795598279787</text:p>
          </table:table-cell>
          <table:table-cell office:value-type="float" office:value="18.668" calcext:value-type="float">
            <text:p>18.668</text:p>
          </table:table-cell>
          <table:table-cell table:formula="of:=[.C38]/[.$C$3]" office:value-type="float" office:value="0.944354512343181" calcext:value-type="float">
            <text:p>0.944354512343181</text:p>
          </table:table-cell>
          <table:table-cell office:value-type="float" office:value="18.322" calcext:value-type="float">
            <text:p>18.322</text:p>
          </table:table-cell>
          <table:table-cell table:formula="of:=[.E38]/[.$E$3]" office:value-type="float" office:value="0.927273647451794" calcext:value-type="float">
            <text:p>0.927273647451794</text:p>
          </table:table-cell>
          <table:table-cell office:value-type="float" office:value="18.556" calcext:value-type="float">
            <text:p>18.556</text:p>
          </table:table-cell>
          <table:table-cell table:formula="of:=[.G38]/[.$G$3]" office:value-type="float" office:value="0.93897378807813" calcext:value-type="float">
            <text:p>0.93897378807813</text:p>
          </table:table-cell>
          <table:table-cell office:value-type="float" office:value="18.69" calcext:value-type="float">
            <text:p>18.69</text:p>
          </table:table-cell>
          <table:table-cell table:formula="of:=[.I38]/[.$I$3]" office:value-type="float" office:value="0.945276148088206" calcext:value-type="float">
            <text:p>0.945276148088206</text:p>
          </table:table-cell>
          <table:table-cell office:value-type="float" office:value="18.807" calcext:value-type="float">
            <text:p>18.807</text:p>
          </table:table-cell>
          <table:table-cell table:formula="of:=[.K38]/[.$K$3]" office:value-type="float" office:value="0.951049304677623" calcext:value-type="float">
            <text:p>0.951049304677623</text:p>
          </table:table-cell>
          <table:table-cell table:formula="of:=AVERAGE([.A38];[.E38];[.I38])" office:value-type="float" office:value="18.5026666666667" calcext:value-type="float">
            <text:p>18.5026666666667</text:p>
          </table:table-cell>
          <table:table-cell table:formula="of:=AVERAGE([.B38];[.F38];[.J38])" office:value-type="float" office:value="0.936115131273263" calcext:value-type="float">
            <text:p>0.936115131273263</text:p>
          </table:table-cell>
          <table:table-cell table:formula="of:=AVERAGE([.C38];[.G38];[.K38])" office:value-type="float" office:value="18.677" calcext:value-type="float">
            <text:p>18.677</text:p>
          </table:table-cell>
          <table:table-cell table:formula="of:=AVERAGE([.D38];[.H38];[.L38])" office:value-type="float" office:value="0.944792535032978" calcext:value-type="float">
            <text:p>0.944792535032978</text:p>
          </table:table-cell>
        </table:table-row>
        <table:table-row table:style-name="ro1">
          <table:table-cell office:value-type="float" office:value="18.366" calcext:value-type="float">
            <text:p>18.366</text:p>
          </table:table-cell>
          <table:table-cell table:formula="of:=[.A39]/[.$A$3]" office:value-type="float" office:value="0.929218315203643" calcext:value-type="float">
            <text:p>0.929218315203643</text:p>
          </table:table-cell>
          <table:table-cell office:value-type="float" office:value="18.565" calcext:value-type="float">
            <text:p>18.565</text:p>
          </table:table-cell>
          <table:table-cell table:formula="of:=[.C39]/[.$C$3]" office:value-type="float" office:value="0.939144071226224" calcext:value-type="float">
            <text:p>0.939144071226224</text:p>
          </table:table-cell>
          <table:table-cell office:value-type="float" office:value="18.156" calcext:value-type="float">
            <text:p>18.156</text:p>
          </table:table-cell>
          <table:table-cell table:formula="of:=[.E39]/[.$E$3]" office:value-type="float" office:value="0.918872412571486" calcext:value-type="float">
            <text:p>0.918872412571486</text:p>
          </table:table-cell>
          <table:table-cell office:value-type="float" office:value="18.434" calcext:value-type="float">
            <text:p>18.434</text:p>
          </table:table-cell>
          <table:table-cell table:formula="of:=[.G39]/[.$G$3]" office:value-type="float" office:value="0.932800323853861" calcext:value-type="float">
            <text:p>0.932800323853861</text:p>
          </table:table-cell>
          <table:table-cell office:value-type="float" office:value="18.595" calcext:value-type="float">
            <text:p>18.595</text:p>
          </table:table-cell>
          <table:table-cell table:formula="of:=[.I39]/[.$I$3]" office:value-type="float" office:value="0.940471373659721" calcext:value-type="float">
            <text:p>0.940471373659721</text:p>
          </table:table-cell>
          <table:table-cell office:value-type="float" office:value="18.728" calcext:value-type="float">
            <text:p>18.728</text:p>
          </table:table-cell>
          <table:table-cell table:formula="of:=[.K39]/[.$K$3]" office:value-type="float" office:value="0.947054361567636" calcext:value-type="float">
            <text:p>0.947054361567636</text:p>
          </table:table-cell>
          <table:table-cell table:formula="of:=AVERAGE([.A39];[.E39];[.I39])" office:value-type="float" office:value="18.3723333333333" calcext:value-type="float">
            <text:p>18.3723333333333</text:p>
          </table:table-cell>
          <table:table-cell table:formula="of:=AVERAGE([.B39];[.F39];[.J39])" office:value-type="float" office:value="0.929520700478283" calcext:value-type="float">
            <text:p>0.929520700478283</text:p>
          </table:table-cell>
          <table:table-cell table:formula="of:=AVERAGE([.C39];[.G39];[.K39])" office:value-type="float" office:value="18.5756666666667" calcext:value-type="float">
            <text:p>18.5756666666667</text:p>
          </table:table-cell>
          <table:table-cell table:formula="of:=AVERAGE([.D39];[.H39];[.L39])" office:value-type="float" office:value="0.939666252215907" calcext:value-type="float">
            <text:p>0.939666252215907</text:p>
          </table:table-cell>
        </table:table-row>
        <table:table-row table:style-name="ro1">
          <table:table-cell office:value-type="float" office:value="18.218" calcext:value-type="float">
            <text:p>18.218</text:p>
          </table:table-cell>
          <table:table-cell table:formula="of:=[.A40]/[.$A$3]" office:value-type="float" office:value="0.921730331393878" calcext:value-type="float">
            <text:p>0.921730331393878</text:p>
          </table:table-cell>
          <table:table-cell office:value-type="float" office:value="18.447" calcext:value-type="float">
            <text:p>18.447</text:p>
          </table:table-cell>
          <table:table-cell table:formula="of:=[.C40]/[.$C$3]" office:value-type="float" office:value="0.933174828004856" calcext:value-type="float">
            <text:p>0.933174828004856</text:p>
          </table:table-cell>
          <table:table-cell office:value-type="float" office:value="17.96" calcext:value-type="float">
            <text:p>17.96</text:p>
          </table:table-cell>
          <table:table-cell table:formula="of:=[.E40]/[.$E$3]" office:value-type="float" office:value="0.908952882230882" calcext:value-type="float">
            <text:p>0.908952882230882</text:p>
          </table:table-cell>
          <table:table-cell office:value-type="float" office:value="18.291" calcext:value-type="float">
            <text:p>18.291</text:p>
          </table:table-cell>
          <table:table-cell table:formula="of:=[.G40]/[.$G$3]" office:value-type="float" office:value="0.925564214148366" calcext:value-type="float">
            <text:p>0.925564214148366</text:p>
          </table:table-cell>
          <table:table-cell office:value-type="float" office:value="18.49" calcext:value-type="float">
            <text:p>18.49</text:p>
          </table:table-cell>
          <table:table-cell table:formula="of:=[.I40]/[.$I$3]" office:value-type="float" office:value="0.935160833501922" calcext:value-type="float">
            <text:p>0.935160833501922</text:p>
          </table:table-cell>
          <table:table-cell office:value-type="float" office:value="18.641" calcext:value-type="float">
            <text:p>18.641</text:p>
          </table:table-cell>
          <table:table-cell table:formula="of:=[.K40]/[.$K$3]" office:value-type="float" office:value="0.942654867256637" calcext:value-type="float">
            <text:p>0.942654867256637</text:p>
          </table:table-cell>
          <table:table-cell table:formula="of:=AVERAGE([.A40];[.E40];[.I40])" office:value-type="float" office:value="18.2226666666667" calcext:value-type="float">
            <text:p>18.2226666666667</text:p>
          </table:table-cell>
          <table:table-cell table:formula="of:=AVERAGE([.B40];[.F40];[.J40])" office:value-type="float" office:value="0.921948015708894" calcext:value-type="float">
            <text:p>0.921948015708894</text:p>
          </table:table-cell>
          <table:table-cell table:formula="of:=AVERAGE([.C40];[.G40];[.K40])" office:value-type="float" office:value="18.4596666666667" calcext:value-type="float">
            <text:p>18.4596666666667</text:p>
          </table:table-cell>
          <table:table-cell table:formula="of:=AVERAGE([.D40];[.H40];[.L40])" office:value-type="float" office:value="0.933797969803286" calcext:value-type="float">
            <text:p>0.933797969803286</text:p>
          </table:table-cell>
        </table:table-row>
        <table:table-row table:style-name="ro1">
          <table:table-cell office:value-type="float" office:value="18.051" calcext:value-type="float">
            <text:p>18.051</text:p>
          </table:table-cell>
          <table:table-cell table:formula="of:=[.A41]/[.$A$3]" office:value-type="float" office:value="0.913281052365292" calcext:value-type="float">
            <text:p>0.913281052365292</text:p>
          </table:table-cell>
          <table:table-cell office:value-type="float" office:value="18.318" calcext:value-type="float">
            <text:p>18.318</text:p>
          </table:table-cell>
          <table:table-cell table:formula="of:=[.C41]/[.$C$3]" office:value-type="float" office:value="0.92664912990692" calcext:value-type="float">
            <text:p>0.92664912990692</text:p>
          </table:table-cell>
          <table:table-cell office:value-type="float" office:value="17.734" calcext:value-type="float">
            <text:p>17.734</text:p>
          </table:table-cell>
          <table:table-cell table:formula="of:=[.E41]/[.$E$3]" office:value-type="float" office:value="0.897515056429981" calcext:value-type="float">
            <text:p>0.897515056429981</text:p>
          </table:table-cell>
          <table:table-cell office:value-type="float" office:value="18.129" calcext:value-type="float">
            <text:p>18.129</text:p>
          </table:table-cell>
          <table:table-cell table:formula="of:=[.G41]/[.$G$3]" office:value-type="float" office:value="0.917366663293189" calcext:value-type="float">
            <text:p>0.917366663293189</text:p>
          </table:table-cell>
          <table:table-cell office:value-type="float" office:value="18.379" calcext:value-type="float">
            <text:p>18.379</text:p>
          </table:table-cell>
          <table:table-cell table:formula="of:=[.I41]/[.$I$3]" office:value-type="float" office:value="0.929546833906535" calcext:value-type="float">
            <text:p>0.929546833906535</text:p>
          </table:table-cell>
          <table:table-cell office:value-type="float" office:value="18.552" calcext:value-type="float">
            <text:p>18.552</text:p>
          </table:table-cell>
          <table:table-cell table:formula="of:=[.K41]/[.$K$3]" office:value-type="float" office:value="0.938154235145386" calcext:value-type="float">
            <text:p>0.938154235145386</text:p>
          </table:table-cell>
          <table:table-cell table:formula="of:=AVERAGE([.A41];[.E41];[.I41])" office:value-type="float" office:value="18.0546666666667" calcext:value-type="float">
            <text:p>18.0546666666667</text:p>
          </table:table-cell>
          <table:table-cell table:formula="of:=AVERAGE([.B41];[.F41];[.J41])" office:value-type="float" office:value="0.913447647567269" calcext:value-type="float">
            <text:p>0.913447647567269</text:p>
          </table:table-cell>
          <table:table-cell table:formula="of:=AVERAGE([.C41];[.G41];[.K41])" office:value-type="float" office:value="18.333" calcext:value-type="float">
            <text:p>18.333</text:p>
          </table:table-cell>
          <table:table-cell table:formula="of:=AVERAGE([.D41];[.H41];[.L41])" office:value-type="float" office:value="0.927390009448498" calcext:value-type="float">
            <text:p>0.927390009448498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table:formula="of:=[.A42]/[.$A$3]" office:value-type="float" office:value="0.903415127751075" calcext:value-type="float">
            <text:p>0.903415127751075</text:p>
          </table:table-cell>
          <table:table-cell office:value-type="float" office:value="18.172" calcext:value-type="float">
            <text:p>18.172</text:p>
          </table:table-cell>
          <table:table-cell table:formula="of:=[.C42]/[.$C$3]" office:value-type="float" office:value="0.919263456090651" calcext:value-type="float">
            <text:p>0.919263456090651</text:p>
          </table:table-cell>
          <table:table-cell office:value-type="float" office:value="17.483" calcext:value-type="float">
            <text:p>17.483</text:p>
          </table:table-cell>
          <table:table-cell table:formula="of:=[.E42]/[.$E$3]" office:value-type="float" office:value="0.884811984412167" calcext:value-type="float">
            <text:p>0.884811984412167</text:p>
          </table:table-cell>
          <table:table-cell office:value-type="float" office:value="17.952" calcext:value-type="float">
            <text:p>17.952</text:p>
          </table:table-cell>
          <table:table-cell table:formula="of:=[.G42]/[.$G$3]" office:value-type="float" office:value="0.908410079951422" calcext:value-type="float">
            <text:p>0.908410079951422</text:p>
          </table:table-cell>
          <table:table-cell office:value-type="float" office:value="18.263" calcext:value-type="float">
            <text:p>18.263</text:p>
          </table:table-cell>
          <table:table-cell table:formula="of:=[.I42]/[.$I$3]" office:value-type="float" office:value="0.92367995144649" calcext:value-type="float">
            <text:p>0.92367995144649</text:p>
          </table:table-cell>
          <table:table-cell office:value-type="float" office:value="18.464" calcext:value-type="float">
            <text:p>18.464</text:p>
          </table:table-cell>
          <table:table-cell table:formula="of:=[.K42]/[.$K$3]" office:value-type="float" office:value="0.93370417193426" calcext:value-type="float">
            <text:p>0.93370417193426</text:p>
          </table:table-cell>
          <table:table-cell table:formula="of:=AVERAGE([.A42];[.E42];[.I42])" office:value-type="float" office:value="17.8673333333333" calcext:value-type="float">
            <text:p>17.8673333333333</text:p>
          </table:table-cell>
          <table:table-cell table:formula="of:=AVERAGE([.B42];[.F42];[.J42])" office:value-type="float" office:value="0.903969021203244" calcext:value-type="float">
            <text:p>0.903969021203244</text:p>
          </table:table-cell>
          <table:table-cell table:formula="of:=AVERAGE([.C42];[.G42];[.K42])" office:value-type="float" office:value="18.196" calcext:value-type="float">
            <text:p>18.196</text:p>
          </table:table-cell>
          <table:table-cell table:formula="of:=AVERAGE([.D42];[.H42];[.L42])" office:value-type="float" office:value="0.920459235992111" calcext:value-type="float">
            <text:p>0.920459235992111</text:p>
          </table:table-cell>
        </table:table-row>
        <table:table-row table:style-name="ro1">
          <table:table-cell office:value-type="float" office:value="17.622" calcext:value-type="float">
            <text:p>17.622</text:p>
          </table:table-cell>
          <table:table-cell table:formula="of:=[.A43]/[.$A$3]" office:value-type="float" office:value="0.891576018214015" calcext:value-type="float">
            <text:p>0.891576018214015</text:p>
          </table:table-cell>
          <table:table-cell office:value-type="float" office:value="17.984" calcext:value-type="float">
            <text:p>17.984</text:p>
          </table:table-cell>
          <table:table-cell table:formula="of:=[.C43]/[.$C$3]" office:value-type="float" office:value="0.909753136382032" calcext:value-type="float">
            <text:p>0.909753136382032</text:p>
          </table:table-cell>
          <table:table-cell office:value-type="float" office:value="17.177" calcext:value-type="float">
            <text:p>17.177</text:p>
          </table:table-cell>
          <table:table-cell table:formula="of:=[.E43]/[.$E$3]" office:value-type="float" office:value="0.869325370717142" calcext:value-type="float">
            <text:p>0.869325370717142</text:p>
          </table:table-cell>
          <table:table-cell office:value-type="float" office:value="17.721" calcext:value-type="float">
            <text:p>17.721</text:p>
          </table:table-cell>
          <table:table-cell table:formula="of:=[.G43]/[.$G$3]" office:value-type="float" office:value="0.896720979657929" calcext:value-type="float">
            <text:p>0.896720979657929</text:p>
          </table:table-cell>
          <table:table-cell office:value-type="float" office:value="18.139" calcext:value-type="float">
            <text:p>18.139</text:p>
          </table:table-cell>
          <table:table-cell table:formula="of:=[.I43]/[.$I$3]" office:value-type="float" office:value="0.917408456402994" calcext:value-type="float">
            <text:p>0.917408456402994</text:p>
          </table:table-cell>
          <table:table-cell office:value-type="float" office:value="18.363" calcext:value-type="float">
            <text:p>18.363</text:p>
          </table:table-cell>
          <table:table-cell table:formula="of:=[.K43]/[.$K$3]" office:value-type="float" office:value="0.928596713021492" calcext:value-type="float">
            <text:p>0.928596713021492</text:p>
          </table:table-cell>
          <table:table-cell table:formula="of:=AVERAGE([.A43];[.E43];[.I43])" office:value-type="float" office:value="17.646" calcext:value-type="float">
            <text:p>17.646</text:p>
          </table:table-cell>
          <table:table-cell table:formula="of:=AVERAGE([.B43];[.F43];[.J43])" office:value-type="float" office:value="0.892769948444717" calcext:value-type="float">
            <text:p>0.892769948444717</text:p>
          </table:table-cell>
          <table:table-cell table:formula="of:=AVERAGE([.C43];[.G43];[.K43])" office:value-type="float" office:value="18.0226666666667" calcext:value-type="float">
            <text:p>18.0226666666667</text:p>
          </table:table-cell>
          <table:table-cell table:formula="of:=AVERAGE([.D43];[.H43];[.L43])" office:value-type="float" office:value="0.911690276353818" calcext:value-type="float">
            <text:p>0.911690276353818</text:p>
          </table:table-cell>
        </table:table-row>
        <table:table-row table:style-name="ro1">
          <table:table-cell office:value-type="float" office:value="17.312" calcext:value-type="float">
            <text:p>17.312</text:p>
          </table:table-cell>
          <table:table-cell table:formula="of:=[.A44]/[.$A$3]" office:value-type="float" office:value="0.87589172780167" calcext:value-type="float">
            <text:p>0.87589172780167</text:p>
          </table:table-cell>
          <table:table-cell office:value-type="float" office:value="17.708" calcext:value-type="float">
            <text:p>17.708</text:p>
          </table:table-cell>
          <table:table-cell table:formula="of:=[.C44]/[.$C$3]" office:value-type="float" office:value="0.895791177660866" calcext:value-type="float">
            <text:p>0.895791177660866</text:p>
          </table:table-cell>
          <table:table-cell office:value-type="float" office:value="16.759" calcext:value-type="float">
            <text:p>16.759</text:p>
          </table:table-cell>
          <table:table-cell table:formula="of:=[.E44]/[.$E$3]" office:value-type="float" office:value="0.848170453970343" calcext:value-type="float">
            <text:p>0.848170453970343</text:p>
          </table:table-cell>
          <table:table-cell office:value-type="float" office:value="17.382" calcext:value-type="float">
            <text:p>17.382</text:p>
          </table:table-cell>
          <table:table-cell table:formula="of:=[.G44]/[.$G$3]" office:value-type="float" office:value="0.879566845460986" calcext:value-type="float">
            <text:p>0.879566845460986</text:p>
          </table:table-cell>
          <table:table-cell office:value-type="float" office:value="17.976" calcext:value-type="float">
            <text:p>17.976</text:p>
          </table:table-cell>
          <table:table-cell table:formula="of:=[.I44]/[.$I$3]" office:value-type="float" office:value="0.909164475015173" calcext:value-type="float">
            <text:p>0.909164475015173</text:p>
          </table:table-cell>
          <table:table-cell office:value-type="float" office:value="18.203" calcext:value-type="float">
            <text:p>18.203</text:p>
          </table:table-cell>
          <table:table-cell table:formula="of:=[.K44]/[.$K$3]" office:value-type="float" office:value="0.920505689001264" calcext:value-type="float">
            <text:p>0.920505689001264</text:p>
          </table:table-cell>
          <table:table-cell table:formula="of:=AVERAGE([.A44];[.E44];[.I44])" office:value-type="float" office:value="17.349" calcext:value-type="float">
            <text:p>17.349</text:p>
          </table:table-cell>
          <table:table-cell table:formula="of:=AVERAGE([.B44];[.F44];[.J44])" office:value-type="float" office:value="0.877742218929062" calcext:value-type="float">
            <text:p>0.877742218929062</text:p>
          </table:table-cell>
          <table:table-cell table:formula="of:=AVERAGE([.C44];[.G44];[.K44])" office:value-type="float" office:value="17.7643333333333" calcext:value-type="float">
            <text:p>17.7643333333333</text:p>
          </table:table-cell>
          <table:table-cell table:formula="of:=AVERAGE([.D44];[.H44];[.L44])" office:value-type="float" office:value="0.898621237374372" calcext:value-type="float">
            <text:p>0.898621237374372</text:p>
          </table:table-cell>
        </table:table-row>
        <table:table-row table:style-name="ro1">
          <table:table-cell office:value-type="float" office:value="16.847" calcext:value-type="float">
            <text:p>16.847</text:p>
          </table:table-cell>
          <table:table-cell table:formula="of:=[.A45]/[.$A$3]" office:value-type="float" office:value="0.852365292183152" calcext:value-type="float">
            <text:p>0.852365292183152</text:p>
          </table:table-cell>
          <table:table-cell office:value-type="float" office:value="17.262" calcext:value-type="float">
            <text:p>17.262</text:p>
          </table:table-cell>
          <table:table-cell table:formula="of:=[.C45]/[.$C$3]" office:value-type="float" office:value="0.873229461756374" calcext:value-type="float">
            <text:p>0.873229461756374</text:p>
          </table:table-cell>
          <table:table-cell office:value-type="float" office:value="16.084" calcext:value-type="float">
            <text:p>16.084</text:p>
          </table:table-cell>
          <table:table-cell table:formula="of:=[.E45]/[.$E$3]" office:value-type="float" office:value="0.81400880611367" calcext:value-type="float">
            <text:p>0.81400880611367</text:p>
          </table:table-cell>
          <table:table-cell office:value-type="float" office:value="16.828" calcext:value-type="float">
            <text:p>16.828</text:p>
          </table:table-cell>
          <table:table-cell table:formula="of:=[.G45]/[.$G$3]" office:value-type="float" office:value="0.851533245622913" calcext:value-type="float">
            <text:p>0.851533245622913</text:p>
          </table:table-cell>
          <table:table-cell office:value-type="float" office:value="17.723" calcext:value-type="float">
            <text:p>17.723</text:p>
          </table:table-cell>
          <table:table-cell table:formula="of:=[.I45]/[.$I$3]" office:value-type="float" office:value="0.896368602063524" calcext:value-type="float">
            <text:p>0.896368602063524</text:p>
          </table:table-cell>
          <table:table-cell office:value-type="float" office:value="17.919" calcext:value-type="float">
            <text:p>17.919</text:p>
          </table:table-cell>
          <table:table-cell table:formula="of:=[.K45]/[.$K$3]" office:value-type="float" office:value="0.90614412136536" calcext:value-type="float">
            <text:p>0.90614412136536</text:p>
          </table:table-cell>
          <table:table-cell table:formula="of:=AVERAGE([.A45];[.E45];[.I45])" office:value-type="float" office:value="16.8846666666667" calcext:value-type="float">
            <text:p>16.8846666666667</text:p>
          </table:table-cell>
          <table:table-cell table:formula="of:=AVERAGE([.B45];[.F45];[.J45])" office:value-type="float" office:value="0.854247566786782" calcext:value-type="float">
            <text:p>0.854247566786782</text:p>
          </table:table-cell>
          <table:table-cell table:formula="of:=AVERAGE([.C45];[.G45];[.K45])" office:value-type="float" office:value="17.3363333333333" calcext:value-type="float">
            <text:p>17.3363333333333</text:p>
          </table:table-cell>
          <table:table-cell table:formula="of:=AVERAGE([.D45];[.H45];[.L45])" office:value-type="float" office:value="0.876968942914882" calcext:value-type="float">
            <text:p>0.876968942914882</text:p>
          </table:table-cell>
        </table:table-row>
        <table:table-row table:style-name="ro1">
          <table:table-cell office:value-type="float" office:value="16.342" calcext:value-type="float">
            <text:p>16.342</text:p>
          </table:table-cell>
          <table:table-cell table:formula="of:=[.A46]/[.$A$3]" office:value-type="float" office:value="0.82681507715659" calcext:value-type="float">
            <text:p>0.82681507715659</text:p>
          </table:table-cell>
          <table:table-cell office:value-type="float" office:value="16.845" calcext:value-type="float">
            <text:p>16.845</text:p>
          </table:table-cell>
          <table:table-cell table:formula="of:=[.C46]/[.$C$3]" office:value-type="float" office:value="0.852134763253743" calcext:value-type="float">
            <text:p>0.852134763253743</text:p>
          </table:table-cell>
          <table:table-cell office:value-type="float" office:value="15.403" calcext:value-type="float">
            <text:p>15.403</text:p>
          </table:table-cell>
          <table:table-cell table:formula="of:=[.E46]/[.$E$3]" office:value-type="float" office:value="0.779543499164937" calcext:value-type="float">
            <text:p>0.779543499164937</text:p>
          </table:table-cell>
          <table:table-cell office:value-type="float" office:value="16.315" calcext:value-type="float">
            <text:p>16.315</text:p>
          </table:table-cell>
          <table:table-cell table:formula="of:=[.G46]/[.$G$3]" office:value-type="float" office:value="0.82557433458152" calcext:value-type="float">
            <text:p>0.82557433458152</text:p>
          </table:table-cell>
          <table:table-cell office:value-type="float" office:value="17.46" calcext:value-type="float">
            <text:p>17.46</text:p>
          </table:table-cell>
          <table:table-cell table:formula="of:=[.I46]/[.$I$3]" office:value-type="float" office:value="0.883066963382561" calcext:value-type="float">
            <text:p>0.883066963382561</text:p>
          </table:table-cell>
          <table:table-cell office:value-type="float" office:value="17.67" calcext:value-type="float">
            <text:p>17.67</text:p>
          </table:table-cell>
          <table:table-cell table:formula="of:=[.K46]/[.$K$3]" office:value-type="float" office:value="0.893552465233881" calcext:value-type="float">
            <text:p>0.893552465233881</text:p>
          </table:table-cell>
          <table:table-cell table:formula="of:=AVERAGE([.A46];[.E46];[.I46])" office:value-type="float" office:value="16.4016666666667" calcext:value-type="float">
            <text:p>16.4016666666667</text:p>
          </table:table-cell>
          <table:table-cell table:formula="of:=AVERAGE([.B46];[.F46];[.J46])" office:value-type="float" office:value="0.829808513234696" calcext:value-type="float">
            <text:p>0.829808513234696</text:p>
          </table:table-cell>
          <table:table-cell table:formula="of:=AVERAGE([.C46];[.G46];[.K46])" office:value-type="float" office:value="16.9433333333333" calcext:value-type="float">
            <text:p>16.9433333333333</text:p>
          </table:table-cell>
          <table:table-cell table:formula="of:=AVERAGE([.D46];[.H46];[.L46])" office:value-type="float" office:value="0.857087187689715" calcext:value-type="float">
            <text:p>0.857087187689715</text:p>
          </table:table-cell>
        </table:table-row>
        <table:table-row table:style-name="ro1">
          <table:table-cell office:value-type="float" office:value="15.916" calcext:value-type="float">
            <text:p>15.916</text:p>
          </table:table-cell>
          <table:table-cell table:formula="of:=[.A47]/[.$A$3]" office:value-type="float" office:value="0.805261826460916" calcext:value-type="float">
            <text:p>0.805261826460916</text:p>
          </table:table-cell>
          <table:table-cell office:value-type="float" office:value="16.55" calcext:value-type="float">
            <text:p>16.55</text:p>
          </table:table-cell>
          <table:table-cell table:formula="of:=[.C47]/[.$C$3]" office:value-type="float" office:value="0.837211655200324" calcext:value-type="float">
            <text:p>0.837211655200324</text:p>
          </table:table-cell>
          <table:table-cell office:value-type="float" office:value="14.936" calcext:value-type="float">
            <text:p>14.936</text:p>
          </table:table-cell>
          <table:table-cell table:formula="of:=[.E47]/[.$E$3]" office:value-type="float" office:value="0.755908699832987" calcext:value-type="float">
            <text:p>0.755908699832987</text:p>
          </table:table-cell>
          <table:table-cell office:value-type="float" office:value="15.978" calcext:value-type="float">
            <text:p>15.978</text:p>
          </table:table-cell>
          <table:table-cell table:formula="of:=[.G47]/[.$G$3]" office:value-type="float" office:value="0.808521404716122" calcext:value-type="float">
            <text:p>0.808521404716122</text:p>
          </table:table-cell>
          <table:table-cell office:value-type="float" office:value="17.236" calcext:value-type="float">
            <text:p>17.236</text:p>
          </table:table-cell>
          <table:table-cell table:formula="of:=[.I47]/[.$I$3]" office:value-type="float" office:value="0.871737811045924" calcext:value-type="float">
            <text:p>0.871737811045924</text:p>
          </table:table-cell>
          <table:table-cell office:value-type="float" office:value="17.499" calcext:value-type="float">
            <text:p>17.499</text:p>
          </table:table-cell>
          <table:table-cell table:formula="of:=[.K47]/[.$K$3]" office:value-type="float" office:value="0.884905183312263" calcext:value-type="float">
            <text:p>0.884905183312263</text:p>
          </table:table-cell>
          <table:table-cell table:formula="of:=AVERAGE([.A47];[.E47];[.I47])" office:value-type="float" office:value="16.0293333333333" calcext:value-type="float">
            <text:p>16.0293333333333</text:p>
          </table:table-cell>
          <table:table-cell table:formula="of:=AVERAGE([.B47];[.F47];[.J47])" office:value-type="float" office:value="0.810969445779942" calcext:value-type="float">
            <text:p>0.810969445779942</text:p>
          </table:table-cell>
          <table:table-cell table:formula="of:=AVERAGE([.C47];[.G47];[.K47])" office:value-type="float" office:value="16.6756666666667" calcext:value-type="float">
            <text:p>16.6756666666667</text:p>
          </table:table-cell>
          <table:table-cell table:formula="of:=AVERAGE([.D47];[.H47];[.L47])" office:value-type="float" office:value="0.843546081076236" calcext:value-type="float">
            <text:p>0.843546081076236</text:p>
          </table:table-cell>
        </table:table-row>
        <table:table-row table:style-name="ro1">
          <table:table-cell office:value-type="float" office:value="15.674" calcext:value-type="float">
            <text:p>15.674</text:p>
          </table:table-cell>
          <table:table-cell table:formula="of:=[.A48]/[.$A$3]" office:value-type="float" office:value="0.793017961042246" calcext:value-type="float">
            <text:p>0.793017961042246</text:p>
          </table:table-cell>
          <table:table-cell office:value-type="float" office:value="16.391" calcext:value-type="float">
            <text:p>16.391</text:p>
          </table:table-cell>
          <table:table-cell table:formula="of:=[.C48]/[.$C$3]" office:value-type="float" office:value="0.829168352893565" calcext:value-type="float">
            <text:p>0.829168352893565</text:p>
          </table:table-cell>
          <table:table-cell office:value-type="float" office:value="14.733" calcext:value-type="float">
            <text:p>14.733</text:p>
          </table:table-cell>
          <table:table-cell table:formula="of:=[.E48]/[.$E$3]" office:value-type="float" office:value="0.745634900551647" calcext:value-type="float">
            <text:p>0.745634900551647</text:p>
          </table:table-cell>
          <table:table-cell office:value-type="float" office:value="15.8" calcext:value-type="float">
            <text:p>15.8</text:p>
          </table:table-cell>
          <table:table-cell table:formula="of:=[.G48]/[.$G$3]" office:value-type="float" office:value="0.799514219208582" calcext:value-type="float">
            <text:p>0.799514219208582</text:p>
          </table:table-cell>
          <table:table-cell office:value-type="float" office:value="17.061" calcext:value-type="float">
            <text:p>17.061</text:p>
          </table:table-cell>
          <table:table-cell table:formula="of:=[.I48]/[.$I$3]" office:value-type="float" office:value="0.862886910782926" calcext:value-type="float">
            <text:p>0.862886910782926</text:p>
          </table:table-cell>
          <table:table-cell office:value-type="float" office:value="17.396" calcext:value-type="float">
            <text:p>17.396</text:p>
          </table:table-cell>
          <table:table-cell table:formula="of:=[.K48]/[.$K$3]" office:value-type="float" office:value="0.879696586599242" calcext:value-type="float">
            <text:p>0.879696586599242</text:p>
          </table:table-cell>
          <table:table-cell table:formula="of:=AVERAGE([.A48];[.E48];[.I48])" office:value-type="float" office:value="15.8226666666667" calcext:value-type="float">
            <text:p>15.8226666666667</text:p>
          </table:table-cell>
          <table:table-cell table:formula="of:=AVERAGE([.B48];[.F48];[.J48])" office:value-type="float" office:value="0.80051325745894" calcext:value-type="float">
            <text:p>0.80051325745894</text:p>
          </table:table-cell>
          <table:table-cell table:formula="of:=AVERAGE([.C48];[.G48];[.K48])" office:value-type="float" office:value="16.529" calcext:value-type="float">
            <text:p>16.529</text:p>
          </table:table-cell>
          <table:table-cell table:formula="of:=AVERAGE([.D48];[.H48];[.L48])" office:value-type="float" office:value="0.836126386233796" calcext:value-type="float">
            <text:p>0.836126386233796</text:p>
          </table:table-cell>
        </table:table-row>
        <table:table-row table:style-name="ro1">
          <table:table-cell office:value-type="float" office:value="15.589" calcext:value-type="float">
            <text:p>15.589</text:p>
          </table:table-cell>
          <table:table-cell table:formula="of:=[.A49]/[.$A$3]" office:value-type="float" office:value="0.788717429800152" calcext:value-type="float">
            <text:p>0.788717429800152</text:p>
          </table:table-cell>
          <table:table-cell office:value-type="float" office:value="16.272" calcext:value-type="float">
            <text:p>16.272</text:p>
          </table:table-cell>
          <table:table-cell table:formula="of:=[.C49]/[.$C$3]" office:value-type="float" office:value="0.823148522865237" calcext:value-type="float">
            <text:p>0.823148522865237</text:p>
          </table:table-cell>
          <table:table-cell office:value-type="float" office:value="14.762" calcext:value-type="float">
            <text:p>14.762</text:p>
          </table:table-cell>
          <table:table-cell table:formula="of:=[.E49]/[.$E$3]" office:value-type="float" office:value="0.747102586163267" calcext:value-type="float">
            <text:p>0.747102586163267</text:p>
          </table:table-cell>
          <table:table-cell office:value-type="float" office:value="15.673" calcext:value-type="float">
            <text:p>15.673</text:p>
          </table:table-cell>
          <table:table-cell table:formula="of:=[.G49]/[.$G$3]" office:value-type="float" office:value="0.79308774415545" calcext:value-type="float">
            <text:p>0.79308774415545</text:p>
          </table:table-cell>
          <table:table-cell office:value-type="float" office:value="16.948" calcext:value-type="float">
            <text:p>16.948</text:p>
          </table:table-cell>
          <table:table-cell table:formula="of:=[.I49]/[.$I$3]" office:value-type="float" office:value="0.857171758041675" calcext:value-type="float">
            <text:p>0.857171758041675</text:p>
          </table:table-cell>
          <table:table-cell office:value-type="float" office:value="17.296" calcext:value-type="float">
            <text:p>17.296</text:p>
          </table:table-cell>
          <table:table-cell table:formula="of:=[.K49]/[.$K$3]" office:value-type="float" office:value="0.874639696586599" calcext:value-type="float">
            <text:p>0.874639696586599</text:p>
          </table:table-cell>
          <table:table-cell table:formula="of:=AVERAGE([.A49];[.E49];[.I49])" office:value-type="float" office:value="15.7663333333333" calcext:value-type="float">
            <text:p>15.7663333333333</text:p>
          </table:table-cell>
          <table:table-cell table:formula="of:=AVERAGE([.B49];[.F49];[.J49])" office:value-type="float" office:value="0.797663924668365" calcext:value-type="float">
            <text:p>0.797663924668365</text:p>
          </table:table-cell>
          <table:table-cell table:formula="of:=AVERAGE([.C49];[.G49];[.K49])" office:value-type="float" office:value="16.4136666666667" calcext:value-type="float">
            <text:p>16.4136666666667</text:p>
          </table:table-cell>
          <table:table-cell table:formula="of:=AVERAGE([.D49];[.H49];[.L49])" office:value-type="float" office:value="0.830291987869095" calcext:value-type="float">
            <text:p>0.830291987869095</text:p>
          </table:table-cell>
        </table:table-row>
        <table:table-row table:style-name="ro1">
          <table:table-cell office:value-type="float" office:value="15.499" calcext:value-type="float">
            <text:p>15.499</text:p>
          </table:table-cell>
          <table:table-cell table:formula="of:=[.A50]/[.$A$3]" office:value-type="float" office:value="0.784163926132052" calcext:value-type="float">
            <text:p>0.784163926132052</text:p>
          </table:table-cell>
          <table:table-cell office:value-type="float" office:value="16.071" calcext:value-type="float">
            <text:p>16.071</text:p>
          </table:table-cell>
          <table:table-cell table:formula="of:=[.C50]/[.$C$3]" office:value-type="float" office:value="0.812980574666127" calcext:value-type="float">
            <text:p>0.812980574666127</text:p>
          </table:table-cell>
          <table:table-cell office:value-type="float" office:value="14.738" calcext:value-type="float">
            <text:p>14.738</text:p>
          </table:table-cell>
          <table:table-cell table:formula="of:=[.E50]/[.$E$3]" office:value-type="float" office:value="0.74588794979503" calcext:value-type="float">
            <text:p>0.74588794979503</text:p>
          </table:table-cell>
          <table:table-cell office:value-type="float" office:value="15.456" calcext:value-type="float">
            <text:p>15.456</text:p>
          </table:table-cell>
          <table:table-cell table:formula="of:=[.G50]/[.$G$3]" office:value-type="float" office:value="0.782107074182775" calcext:value-type="float">
            <text:p>0.782107074182775</text:p>
          </table:table-cell>
          <table:table-cell office:value-type="float" office:value="16.813" calcext:value-type="float">
            <text:p>16.813</text:p>
          </table:table-cell>
          <table:table-cell table:formula="of:=[.I50]/[.$I$3]" office:value-type="float" office:value="0.850343920695934" calcext:value-type="float">
            <text:p>0.850343920695934</text:p>
          </table:table-cell>
          <table:table-cell office:value-type="float" office:value="17.122" calcext:value-type="float">
            <text:p>17.122</text:p>
          </table:table-cell>
          <table:table-cell table:formula="of:=[.K50]/[.$K$3]" office:value-type="float" office:value="0.865840707964602" calcext:value-type="float">
            <text:p>0.865840707964602</text:p>
          </table:table-cell>
          <table:table-cell table:formula="of:=AVERAGE([.A50];[.E50];[.I50])" office:value-type="float" office:value="15.6833333333333" calcext:value-type="float">
            <text:p>15.6833333333333</text:p>
          </table:table-cell>
          <table:table-cell table:formula="of:=AVERAGE([.B50];[.F50];[.J50])" office:value-type="float" office:value="0.793465265541005" calcext:value-type="float">
            <text:p>0.793465265541005</text:p>
          </table:table-cell>
          <table:table-cell table:formula="of:=AVERAGE([.C50];[.G50];[.K50])" office:value-type="float" office:value="16.2163333333333" calcext:value-type="float">
            <text:p>16.2163333333333</text:p>
          </table:table-cell>
          <table:table-cell table:formula="of:=AVERAGE([.D50];[.H50];[.L50])" office:value-type="float" office:value="0.820309452271168" calcext:value-type="float">
            <text:p>0.820309452271168</text:p>
          </table:table-cell>
        </table:table-row>
        <table:table-row table:style-name="ro1">
          <table:table-cell office:value-type="float" office:value="15.423" calcext:value-type="float">
            <text:p>15.423</text:p>
          </table:table-cell>
          <table:table-cell table:formula="of:=[.A51]/[.$A$3]" office:value-type="float" office:value="0.780318745256767" calcext:value-type="float">
            <text:p>0.780318745256767</text:p>
          </table:table-cell>
          <table:table-cell office:value-type="float" office:value="15.86" calcext:value-type="float">
            <text:p>15.86</text:p>
          </table:table-cell>
          <table:table-cell table:formula="of:=[.C51]/[.$C$3]" office:value-type="float" office:value="0.80230675839741" calcext:value-type="float">
            <text:p>0.80230675839741</text:p>
          </table:table-cell>
          <table:table-cell office:value-type="float" office:value="14.698" calcext:value-type="float">
            <text:p>14.698</text:p>
          </table:table-cell>
          <table:table-cell table:formula="of:=[.E51]/[.$E$3]" office:value-type="float" office:value="0.743863555847968" calcext:value-type="float">
            <text:p>0.743863555847968</text:p>
          </table:table-cell>
          <table:table-cell office:value-type="float" office:value="15.235" calcext:value-type="float">
            <text:p>15.235</text:p>
          </table:table-cell>
          <table:table-cell table:formula="of:=[.G51]/[.$G$3]" office:value-type="float" office:value="0.770923995547009" calcext:value-type="float">
            <text:p>0.770923995547009</text:p>
          </table:table-cell>
          <table:table-cell office:value-type="float" office:value="16.671" calcext:value-type="float">
            <text:p>16.671</text:p>
          </table:table-cell>
          <table:table-cell table:formula="of:=[.I51]/[.$I$3]" office:value-type="float" office:value="0.843162047339672" calcext:value-type="float">
            <text:p>0.843162047339672</text:p>
          </table:table-cell>
          <table:table-cell office:value-type="float" office:value="16.935" calcext:value-type="float">
            <text:p>16.935</text:p>
          </table:table-cell>
          <table:table-cell table:formula="of:=[.K51]/[.$K$3]" office:value-type="float" office:value="0.856384323640961" calcext:value-type="float">
            <text:p>0.856384323640961</text:p>
          </table:table-cell>
          <table:table-cell table:formula="of:=AVERAGE([.A51];[.E51];[.I51])" office:value-type="float" office:value="15.5973333333333" calcext:value-type="float">
            <text:p>15.5973333333333</text:p>
          </table:table-cell>
          <table:table-cell table:formula="of:=AVERAGE([.B51];[.F51];[.J51])" office:value-type="float" office:value="0.789114782814802" calcext:value-type="float">
            <text:p>0.789114782814802</text:p>
          </table:table-cell>
          <table:table-cell table:formula="of:=AVERAGE([.C51];[.G51];[.K51])" office:value-type="float" office:value="16.01" calcext:value-type="float">
            <text:p>16.01</text:p>
          </table:table-cell>
          <table:table-cell table:formula="of:=AVERAGE([.D51];[.H51];[.L51])" office:value-type="float" office:value="0.80987169252846" calcext:value-type="float">
            <text:p>0.80987169252846</text:p>
          </table:table-cell>
        </table:table-row>
        <table:table-row table:style-name="ro1">
          <table:table-cell office:value-type="float" office:value="15.351" calcext:value-type="float">
            <text:p>15.351</text:p>
          </table:table-cell>
          <table:table-cell table:formula="of:=[.A52]/[.$A$3]" office:value-type="float" office:value="0.776675942322287" calcext:value-type="float">
            <text:p>0.776675942322287</text:p>
          </table:table-cell>
          <table:table-cell office:value-type="float" office:value="15.664" calcext:value-type="float">
            <text:p>15.664</text:p>
          </table:table-cell>
          <table:table-cell table:formula="of:=[.C52]/[.$C$3]" office:value-type="float" office:value="0.792391744233104" calcext:value-type="float">
            <text:p>0.792391744233104</text:p>
          </table:table-cell>
          <table:table-cell office:value-type="float" office:value="14.648" calcext:value-type="float">
            <text:p>14.648</text:p>
          </table:table-cell>
          <table:table-cell table:formula="of:=[.E52]/[.$E$3]" office:value-type="float" office:value="0.74133306341414" calcext:value-type="float">
            <text:p>0.74133306341414</text:p>
          </table:table-cell>
          <table:table-cell office:value-type="float" office:value="15.033" calcext:value-type="float">
            <text:p>15.033</text:p>
          </table:table-cell>
          <table:table-cell table:formula="of:=[.G52]/[.$G$3]" office:value-type="float" office:value="0.760702358060925" calcext:value-type="float">
            <text:p>0.760702358060925</text:p>
          </table:table-cell>
          <table:table-cell office:value-type="float" office:value="16.54" calcext:value-type="float">
            <text:p>16.54</text:p>
          </table:table-cell>
          <table:table-cell table:formula="of:=[.I52]/[.$I$3]" office:value-type="float" office:value="0.836536516285656" calcext:value-type="float">
            <text:p>0.836536516285656</text:p>
          </table:table-cell>
          <table:table-cell office:value-type="float" office:value="16.752" calcext:value-type="float">
            <text:p>16.752</text:p>
          </table:table-cell>
          <table:table-cell table:formula="of:=[.K52]/[.$K$3]" office:value-type="float" office:value="0.847130214917826" calcext:value-type="float">
            <text:p>0.847130214917826</text:p>
          </table:table-cell>
          <table:table-cell table:formula="of:=AVERAGE([.A52];[.E52];[.I52])" office:value-type="float" office:value="15.513" calcext:value-type="float">
            <text:p>15.513</text:p>
          </table:table-cell>
          <table:table-cell table:formula="of:=AVERAGE([.B52];[.F52];[.J52])" office:value-type="float" office:value="0.784848507340695" calcext:value-type="float">
            <text:p>0.784848507340695</text:p>
          </table:table-cell>
          <table:table-cell table:formula="of:=AVERAGE([.C52];[.G52];[.K52])" office:value-type="float" office:value="15.8163333333333" calcext:value-type="float">
            <text:p>15.8163333333333</text:p>
          </table:table-cell>
          <table:table-cell table:formula="of:=AVERAGE([.D52];[.H52];[.L52])" office:value-type="float" office:value="0.800074772403952" calcext:value-type="float">
            <text:p>0.800074772403952</text:p>
          </table:table-cell>
        </table:table-row>
        <table:table-row table:style-name="ro1">
          <table:table-cell office:value-type="float" office:value="15.297" calcext:value-type="float">
            <text:p>15.297</text:p>
          </table:table-cell>
          <table:table-cell table:formula="of:=[.A53]/[.$A$3]" office:value-type="float" office:value="0.773943840121427" calcext:value-type="float">
            <text:p>0.773943840121427</text:p>
          </table:table-cell>
          <table:table-cell office:value-type="float" office:value="15.515" calcext:value-type="float">
            <text:p>15.515</text:p>
          </table:table-cell>
          <table:table-cell table:formula="of:=[.C53]/[.$C$3]" office:value-type="float" office:value="0.784854309995953" calcext:value-type="float">
            <text:p>0.784854309995953</text:p>
          </table:table-cell>
          <table:table-cell office:value-type="float" office:value="14.615" calcext:value-type="float">
            <text:p>14.615</text:p>
          </table:table-cell>
          <table:table-cell table:formula="of:=[.E53]/[.$E$3]" office:value-type="float" office:value="0.739662938407814" calcext:value-type="float">
            <text:p>0.739662938407814</text:p>
          </table:table-cell>
          <table:table-cell office:value-type="float" office:value="14.885" calcext:value-type="float">
            <text:p>14.885</text:p>
          </table:table-cell>
          <table:table-cell table:formula="of:=[.G53]/[.$G$3]" office:value-type="float" office:value="0.753213237526566" calcext:value-type="float">
            <text:p>0.753213237526566</text:p>
          </table:table-cell>
          <table:table-cell office:value-type="float" office:value="16.445" calcext:value-type="float">
            <text:p>16.445</text:p>
          </table:table-cell>
          <table:table-cell table:formula="of:=[.I53]/[.$I$3]" office:value-type="float" office:value="0.831731741857172" calcext:value-type="float">
            <text:p>0.831731741857172</text:p>
          </table:table-cell>
          <table:table-cell office:value-type="float" office:value="16.602" calcext:value-type="float">
            <text:p>16.602</text:p>
          </table:table-cell>
          <table:table-cell table:formula="of:=[.K53]/[.$K$3]" office:value-type="float" office:value="0.839544879898862" calcext:value-type="float">
            <text:p>0.839544879898862</text:p>
          </table:table-cell>
          <table:table-cell table:formula="of:=AVERAGE([.A53];[.E53];[.I53])" office:value-type="float" office:value="15.4523333333333" calcext:value-type="float">
            <text:p>15.4523333333333</text:p>
          </table:table-cell>
          <table:table-cell table:formula="of:=AVERAGE([.B53];[.F53];[.J53])" office:value-type="float" office:value="0.781779506795471" calcext:value-type="float">
            <text:p>0.781779506795471</text:p>
          </table:table-cell>
          <table:table-cell table:formula="of:=AVERAGE([.C53];[.G53];[.K53])" office:value-type="float" office:value="15.6673333333333" calcext:value-type="float">
            <text:p>15.6673333333333</text:p>
          </table:table-cell>
          <table:table-cell table:formula="of:=AVERAGE([.D53];[.H53];[.L53])" office:value-type="float" office:value="0.792537475807127" calcext:value-type="float">
            <text:p>0.792537475807127</text:p>
          </table:table-cell>
        </table:table-row>
        <table:table-row table:style-name="ro1">
          <table:table-cell office:value-type="float" office:value="15.236" calcext:value-type="float">
            <text:p>15.236</text:p>
          </table:table-cell>
          <table:table-cell table:formula="of:=[.A54]/[.$A$3]" office:value-type="float" office:value="0.770857576524159" calcext:value-type="float">
            <text:p>0.770857576524159</text:p>
          </table:table-cell>
          <table:table-cell office:value-type="float" office:value="15.394" calcext:value-type="float">
            <text:p>15.394</text:p>
          </table:table-cell>
          <table:table-cell table:formula="of:=[.C54]/[.$C$3]" office:value-type="float" office:value="0.778733306353703" calcext:value-type="float">
            <text:p>0.778733306353703</text:p>
          </table:table-cell>
          <table:table-cell office:value-type="float" office:value="14.566" calcext:value-type="float">
            <text:p>14.566</text:p>
          </table:table-cell>
          <table:table-cell table:formula="of:=[.E54]/[.$E$3]" office:value-type="float" office:value="0.737183055822663" calcext:value-type="float">
            <text:p>0.737183055822663</text:p>
          </table:table-cell>
          <table:table-cell office:value-type="float" office:value="14.77" calcext:value-type="float">
            <text:p>14.77</text:p>
          </table:table-cell>
          <table:table-cell table:formula="of:=[.G54]/[.$G$3]" office:value-type="float" office:value="0.747393988462706" calcext:value-type="float">
            <text:p>0.747393988462706</text:p>
          </table:table-cell>
          <table:table-cell office:value-type="float" office:value="16.354" calcext:value-type="float">
            <text:p>16.354</text:p>
          </table:table-cell>
          <table:table-cell table:formula="of:=[.I54]/[.$I$3]" office:value-type="float" office:value="0.827129273720413" calcext:value-type="float">
            <text:p>0.827129273720413</text:p>
          </table:table-cell>
          <table:table-cell office:value-type="float" office:value="16.475" calcext:value-type="float">
            <text:p>16.475</text:p>
          </table:table-cell>
          <table:table-cell table:formula="of:=[.K54]/[.$K$3]" office:value-type="float" office:value="0.833122629582807" calcext:value-type="float">
            <text:p>0.833122629582807</text:p>
          </table:table-cell>
          <table:table-cell table:formula="of:=AVERAGE([.A54];[.E54];[.I54])" office:value-type="float" office:value="15.3853333333333" calcext:value-type="float">
            <text:p>15.3853333333333</text:p>
          </table:table-cell>
          <table:table-cell table:formula="of:=AVERAGE([.B54];[.F54];[.J54])" office:value-type="float" office:value="0.778389968689078" calcext:value-type="float">
            <text:p>0.778389968689078</text:p>
          </table:table-cell>
          <table:table-cell table:formula="of:=AVERAGE([.C54];[.G54];[.K54])" office:value-type="float" office:value="15.5463333333333" calcext:value-type="float">
            <text:p>15.5463333333333</text:p>
          </table:table-cell>
          <table:table-cell table:formula="of:=AVERAGE([.D54];[.H54];[.L54])" office:value-type="float" office:value="0.786416641466405" calcext:value-type="float">
            <text:p>0.786416641466405</text:p>
          </table:table-cell>
        </table:table-row>
        <table:table-row table:style-name="ro1">
          <table:table-cell office:value-type="float" office:value="15.162" calcext:value-type="float">
            <text:p>15.162</text:p>
          </table:table-cell>
          <table:table-cell table:formula="of:=[.A55]/[.$A$3]" office:value-type="float" office:value="0.767113584619276" calcext:value-type="float">
            <text:p>0.767113584619276</text:p>
          </table:table-cell>
          <table:table-cell office:value-type="float" office:value="15.286" calcext:value-type="float">
            <text:p>15.286</text:p>
          </table:table-cell>
          <table:table-cell table:formula="of:=[.C55]/[.$C$3]" office:value-type="float" office:value="0.773269931201943" calcext:value-type="float">
            <text:p>0.773269931201943</text:p>
          </table:table-cell>
          <table:table-cell office:value-type="float" office:value="14.5" calcext:value-type="float">
            <text:p>14.5</text:p>
          </table:table-cell>
          <table:table-cell table:formula="of:=[.E55]/[.$E$3]" office:value-type="float" office:value="0.733842805810011" calcext:value-type="float">
            <text:p>0.733842805810011</text:p>
          </table:table-cell>
          <table:table-cell office:value-type="float" office:value="14.668" calcext:value-type="float">
            <text:p>14.668</text:p>
          </table:table-cell>
          <table:table-cell table:formula="of:=[.G55]/[.$G$3]" office:value-type="float" office:value="0.742232567553891" calcext:value-type="float">
            <text:p>0.742232567553891</text:p>
          </table:table-cell>
          <table:table-cell office:value-type="float" office:value="16.263" calcext:value-type="float">
            <text:p>16.263</text:p>
          </table:table-cell>
          <table:table-cell table:formula="of:=[.I55]/[.$I$3]" office:value-type="float" office:value="0.822526805583654" calcext:value-type="float">
            <text:p>0.822526805583654</text:p>
          </table:table-cell>
          <table:table-cell office:value-type="float" office:value="16.359" calcext:value-type="float">
            <text:p>16.359</text:p>
          </table:table-cell>
          <table:table-cell table:formula="of:=[.K55]/[.$K$3]" office:value-type="float" office:value="0.827256637168142" calcext:value-type="float">
            <text:p>0.827256637168142</text:p>
          </table:table-cell>
          <table:table-cell table:formula="of:=AVERAGE([.A55];[.E55];[.I55])" office:value-type="float" office:value="15.3083333333333" calcext:value-type="float">
            <text:p>15.3083333333333</text:p>
          </table:table-cell>
          <table:table-cell table:formula="of:=AVERAGE([.B55];[.F55];[.J55])" office:value-type="float" office:value="0.77449439867098" calcext:value-type="float">
            <text:p>0.77449439867098</text:p>
          </table:table-cell>
          <table:table-cell table:formula="of:=AVERAGE([.C55];[.G55];[.K55])" office:value-type="float" office:value="15.4376666666667" calcext:value-type="float">
            <text:p>15.4376666666667</text:p>
          </table:table-cell>
          <table:table-cell table:formula="of:=AVERAGE([.D55];[.H55];[.L55])" office:value-type="float" office:value="0.780919711974658" calcext:value-type="float">
            <text:p>0.780919711974658</text:p>
          </table:table-cell>
        </table:table-row>
        <table:table-row table:style-name="ro1">
          <table:table-cell office:value-type="float" office:value="15.071" calcext:value-type="float">
            <text:p>15.071</text:p>
          </table:table-cell>
          <table:table-cell table:formula="of:=[.A56]/[.$A$3]" office:value-type="float" office:value="0.762509486465975" calcext:value-type="float">
            <text:p>0.762509486465975</text:p>
          </table:table-cell>
          <table:table-cell office:value-type="float" office:value="15.185" calcext:value-type="float">
            <text:p>15.185</text:p>
          </table:table-cell>
          <table:table-cell table:formula="of:=[.C56]/[.$C$3]" office:value-type="float" office:value="0.768160663698907" calcext:value-type="float">
            <text:p>0.768160663698907</text:p>
          </table:table-cell>
          <table:table-cell office:value-type="float" office:value="14.42" calcext:value-type="float">
            <text:p>14.42</text:p>
          </table:table-cell>
          <table:table-cell table:formula="of:=[.E56]/[.$E$3]" office:value-type="float" office:value="0.729794017915886" calcext:value-type="float">
            <text:p>0.729794017915886</text:p>
          </table:table-cell>
          <table:table-cell office:value-type="float" office:value="14.575" calcext:value-type="float">
            <text:p>14.575</text:p>
          </table:table-cell>
          <table:table-cell table:formula="of:=[.G56]/[.$G$3]" office:value-type="float" office:value="0.737526566137031" calcext:value-type="float">
            <text:p>0.737526566137031</text:p>
          </table:table-cell>
          <table:table-cell office:value-type="float" office:value="16.164" calcext:value-type="float">
            <text:p>16.164</text:p>
          </table:table-cell>
          <table:table-cell table:formula="of:=[.I56]/[.$I$3]" office:value-type="float" office:value="0.817519724863443" calcext:value-type="float">
            <text:p>0.817519724863443</text:p>
          </table:table-cell>
          <table:table-cell office:value-type="float" office:value="16.25" calcext:value-type="float">
            <text:p>16.25</text:p>
          </table:table-cell>
          <table:table-cell table:formula="of:=[.K56]/[.$K$3]" office:value-type="float" office:value="0.821744627054362" calcext:value-type="float">
            <text:p>0.821744627054362</text:p>
          </table:table-cell>
          <table:table-cell table:formula="of:=AVERAGE([.A56];[.E56];[.I56])" office:value-type="float" office:value="15.2183333333333" calcext:value-type="float">
            <text:p>15.2183333333333</text:p>
          </table:table-cell>
          <table:table-cell table:formula="of:=AVERAGE([.B56];[.F56];[.J56])" office:value-type="float" office:value="0.769941076415102" calcext:value-type="float">
            <text:p>0.769941076415102</text:p>
          </table:table-cell>
          <table:table-cell table:formula="of:=AVERAGE([.C56];[.G56];[.K56])" office:value-type="float" office:value="15.3366666666667" calcext:value-type="float">
            <text:p>15.3366666666667</text:p>
          </table:table-cell>
          <table:table-cell table:formula="of:=AVERAGE([.D56];[.H56];[.L56])" office:value-type="float" office:value="0.775810618963433" calcext:value-type="float">
            <text:p>0.775810618963433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table:formula="of:=[.A57]/[.$A$3]" office:value-type="float" office:value="0.757399443460663" calcext:value-type="float">
            <text:p>0.757399443460663</text:p>
          </table:table-cell>
          <table:table-cell office:value-type="float" office:value="15.089" calcext:value-type="float">
            <text:p>15.089</text:p>
          </table:table-cell>
          <table:table-cell table:formula="of:=[.C57]/[.$C$3]" office:value-type="float" office:value="0.763304330230676" calcext:value-type="float">
            <text:p>0.763304330230676</text:p>
          </table:table-cell>
          <table:table-cell office:value-type="float" office:value="14.335" calcext:value-type="float">
            <text:p>14.335</text:p>
          </table:table-cell>
          <table:table-cell table:formula="of:=[.E57]/[.$E$3]" office:value-type="float" office:value="0.72549218077838" calcext:value-type="float">
            <text:p>0.72549218077838</text:p>
          </table:table-cell>
          <table:table-cell office:value-type="float" office:value="14.487" calcext:value-type="float">
            <text:p>14.487</text:p>
          </table:table-cell>
          <table:table-cell table:formula="of:=[.G57]/[.$G$3]" office:value-type="float" office:value="0.733073575549034" calcext:value-type="float">
            <text:p>0.733073575549034</text:p>
          </table:table-cell>
          <table:table-cell office:value-type="float" office:value="16.058" calcext:value-type="float">
            <text:p>16.058</text:p>
          </table:table-cell>
          <table:table-cell table:formula="of:=[.I57]/[.$I$3]" office:value-type="float" office:value="0.812158608132713" calcext:value-type="float">
            <text:p>0.812158608132713</text:p>
          </table:table-cell>
          <table:table-cell office:value-type="float" office:value="16.147" calcext:value-type="float">
            <text:p>16.147</text:p>
          </table:table-cell>
          <table:table-cell table:formula="of:=[.K57]/[.$K$3]" office:value-type="float" office:value="0.81653603034134" calcext:value-type="float">
            <text:p>0.81653603034134</text:p>
          </table:table-cell>
          <table:table-cell table:formula="of:=AVERAGE([.A57];[.E57];[.I57])" office:value-type="float" office:value="15.121" calcext:value-type="float">
            <text:p>15.121</text:p>
          </table:table-cell>
          <table:table-cell table:formula="of:=AVERAGE([.B57];[.F57];[.J57])" office:value-type="float" office:value="0.765016744123918" calcext:value-type="float">
            <text:p>0.765016744123918</text:p>
          </table:table-cell>
          <table:table-cell table:formula="of:=AVERAGE([.C57];[.G57];[.K57])" office:value-type="float" office:value="15.241" calcext:value-type="float">
            <text:p>15.241</text:p>
          </table:table-cell>
          <table:table-cell table:formula="of:=AVERAGE([.D57];[.H57];[.L57])" office:value-type="float" office:value="0.77097131204035" calcext:value-type="float">
            <text:p>0.7709713120403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table:formula="of:=[.A58]/[.$A$3]" office:value-type="float" office:value="0.752845939792563" calcext:value-type="float">
            <text:p>0.752845939792563</text:p>
          </table:table-cell>
          <table:table-cell office:value-type="float" office:value="15" calcext:value-type="float">
            <text:p>15</text:p>
          </table:table-cell>
          <table:table-cell table:formula="of:=[.C58]/[.$C$3]" office:value-type="float" office:value="0.75880210441117" calcext:value-type="float">
            <text:p>0.75880210441117</text:p>
          </table:table-cell>
          <table:table-cell office:value-type="float" office:value="14.258" calcext:value-type="float">
            <text:p>14.258</text:p>
          </table:table-cell>
          <table:table-cell table:formula="of:=[.E58]/[.$E$3]" office:value-type="float" office:value="0.721595222430285" calcext:value-type="float">
            <text:p>0.721595222430285</text:p>
          </table:table-cell>
          <table:table-cell office:value-type="float" office:value="14.404" calcext:value-type="float">
            <text:p>14.404</text:p>
          </table:table-cell>
          <table:table-cell table:formula="of:=[.G58]/[.$G$3]" office:value-type="float" office:value="0.7288735957899" calcext:value-type="float">
            <text:p>0.7288735957899</text:p>
          </table:table-cell>
          <table:table-cell office:value-type="float" office:value="15.957" calcext:value-type="float">
            <text:p>15.957</text:p>
          </table:table-cell>
          <table:table-cell table:formula="of:=[.I58]/[.$I$3]" office:value-type="float" office:value="0.80705037426664" calcext:value-type="float">
            <text:p>0.80705037426664</text:p>
          </table:table-cell>
          <table:table-cell office:value-type="float" office:value="16.049" calcext:value-type="float">
            <text:p>16.049</text:p>
          </table:table-cell>
          <table:table-cell table:formula="of:=[.K58]/[.$K$3]" office:value-type="float" office:value="0.811580278128951" calcext:value-type="float">
            <text:p>0.811580278128951</text:p>
          </table:table-cell>
          <table:table-cell table:formula="of:=AVERAGE([.A58];[.E58];[.I58])" office:value-type="float" office:value="15.0316666666667" calcext:value-type="float">
            <text:p>15.0316666666667</text:p>
          </table:table-cell>
          <table:table-cell table:formula="of:=AVERAGE([.B58];[.F58];[.J58])" office:value-type="float" office:value="0.760497178829829" calcext:value-type="float">
            <text:p>0.760497178829829</text:p>
          </table:table-cell>
          <table:table-cell table:formula="of:=AVERAGE([.C58];[.G58];[.K58])" office:value-type="float" office:value="15.151" calcext:value-type="float">
            <text:p>15.151</text:p>
          </table:table-cell>
          <table:table-cell table:formula="of:=AVERAGE([.D58];[.H58];[.L58])" office:value-type="float" office:value="0.76641865944334" calcext:value-type="float">
            <text:p>0.76641865944334</text:p>
          </table:table-cell>
        </table:table-row>
        <table:table-row table:style-name="ro1">
          <table:table-cell office:value-type="float" office:value="14.799" calcext:value-type="float">
            <text:p>14.799</text:p>
          </table:table-cell>
          <table:table-cell table:formula="of:=[.A59]/[.$A$3]" office:value-type="float" office:value="0.748747786491272" calcext:value-type="float">
            <text:p>0.748747786491272</text:p>
          </table:table-cell>
          <table:table-cell office:value-type="float" office:value="14.916" calcext:value-type="float">
            <text:p>14.916</text:p>
          </table:table-cell>
          <table:table-cell table:formula="of:=[.C59]/[.$C$3]" office:value-type="float" office:value="0.754552812626467" calcext:value-type="float">
            <text:p>0.754552812626467</text:p>
          </table:table-cell>
          <table:table-cell office:value-type="float" office:value="14.191" calcext:value-type="float">
            <text:p>14.191</text:p>
          </table:table-cell>
          <table:table-cell table:formula="of:=[.E59]/[.$E$3]" office:value-type="float" office:value="0.718204362568956" calcext:value-type="float">
            <text:p>0.718204362568956</text:p>
          </table:table-cell>
          <table:table-cell office:value-type="float" office:value="14.326" calcext:value-type="float">
            <text:p>14.326</text:p>
          </table:table-cell>
          <table:table-cell table:formula="of:=[.G59]/[.$G$3]" office:value-type="float" office:value="0.72492662685963" calcext:value-type="float">
            <text:p>0.72492662685963</text:p>
          </table:table-cell>
          <table:table-cell office:value-type="float" office:value="15.862" calcext:value-type="float">
            <text:p>15.862</text:p>
          </table:table-cell>
          <table:table-cell table:formula="of:=[.I59]/[.$I$3]" office:value-type="float" office:value="0.802245599838155" calcext:value-type="float">
            <text:p>0.802245599838155</text:p>
          </table:table-cell>
          <table:table-cell office:value-type="float" office:value="15.955" calcext:value-type="float">
            <text:p>15.955</text:p>
          </table:table-cell>
          <table:table-cell table:formula="of:=[.K59]/[.$K$3]" office:value-type="float" office:value="0.806826801517067" calcext:value-type="float">
            <text:p>0.806826801517067</text:p>
          </table:table-cell>
          <table:table-cell table:formula="of:=AVERAGE([.A59];[.E59];[.I59])" office:value-type="float" office:value="14.9506666666667" calcext:value-type="float">
            <text:p>14.9506666666667</text:p>
          </table:table-cell>
          <table:table-cell table:formula="of:=AVERAGE([.B59];[.F59];[.J59])" office:value-type="float" office:value="0.756399249632795" calcext:value-type="float">
            <text:p>0.756399249632795</text:p>
          </table:table-cell>
          <table:table-cell table:formula="of:=AVERAGE([.C59];[.G59];[.K59])" office:value-type="float" office:value="15.0656666666667" calcext:value-type="float">
            <text:p>15.0656666666667</text:p>
          </table:table-cell>
          <table:table-cell table:formula="of:=AVERAGE([.D59];[.H59];[.L59])" office:value-type="float" office:value="0.762102080334388" calcext:value-type="float">
            <text:p>0.762102080334388</text:p>
          </table:table-cell>
        </table:table-row>
        <table:table-row table:style-name="ro1">
          <table:table-cell office:value-type="float" office:value="14.727" calcext:value-type="float">
            <text:p>14.727</text:p>
          </table:table-cell>
          <table:table-cell table:formula="of:=[.A60]/[.$A$3]" office:value-type="float" office:value="0.745104983556792" calcext:value-type="float">
            <text:p>0.745104983556792</text:p>
          </table:table-cell>
          <table:table-cell office:value-type="float" office:value="14.836" calcext:value-type="float">
            <text:p>14.836</text:p>
          </table:table-cell>
          <table:table-cell table:formula="of:=[.C60]/[.$C$3]" office:value-type="float" office:value="0.750505868069607" calcext:value-type="float">
            <text:p>0.750505868069607</text:p>
          </table:table-cell>
          <table:table-cell office:value-type="float" office:value="14.135" calcext:value-type="float">
            <text:p>14.135</text:p>
          </table:table-cell>
          <table:table-cell table:formula="of:=[.E60]/[.$E$3]" office:value-type="float" office:value="0.715370211043069" calcext:value-type="float">
            <text:p>0.715370211043069</text:p>
          </table:table-cell>
          <table:table-cell office:value-type="float" office:value="14.254" calcext:value-type="float">
            <text:p>14.254</text:p>
          </table:table-cell>
          <table:table-cell table:formula="of:=[.G60]/[.$G$3]" office:value-type="float" office:value="0.721283270923995" calcext:value-type="float">
            <text:p>0.721283270923995</text:p>
          </table:table-cell>
          <table:table-cell office:value-type="float" office:value="15.779" calcext:value-type="float">
            <text:p>15.779</text:p>
          </table:table-cell>
          <table:table-cell table:formula="of:=[.I60]/[.$I$3]" office:value-type="float" office:value="0.798047744284847" calcext:value-type="float">
            <text:p>0.798047744284847</text:p>
          </table:table-cell>
          <table:table-cell office:value-type="float" office:value="15.869" calcext:value-type="float">
            <text:p>15.869</text:p>
          </table:table-cell>
          <table:table-cell table:formula="of:=[.K60]/[.$K$3]" office:value-type="float" office:value="0.802477876106195" calcext:value-type="float">
            <text:p>0.802477876106195</text:p>
          </table:table-cell>
          <table:table-cell table:formula="of:=AVERAGE([.A60];[.E60];[.I60])" office:value-type="float" office:value="14.8803333333333" calcext:value-type="float">
            <text:p>14.8803333333333</text:p>
          </table:table-cell>
          <table:table-cell table:formula="of:=AVERAGE([.B60];[.F60];[.J60])" office:value-type="float" office:value="0.752840979628236" calcext:value-type="float">
            <text:p>0.752840979628236</text:p>
          </table:table-cell>
          <table:table-cell table:formula="of:=AVERAGE([.C60];[.G60];[.K60])" office:value-type="float" office:value="14.9863333333333" calcext:value-type="float">
            <text:p>14.9863333333333</text:p>
          </table:table-cell>
          <table:table-cell table:formula="of:=AVERAGE([.D60];[.H60];[.L60])" office:value-type="float" office:value="0.758089005033266" calcext:value-type="float">
            <text:p>0.758089005033266</text:p>
          </table:table-cell>
        </table:table-row>
        <table:table-row table:style-name="ro1">
          <table:table-cell office:value-type="float" office:value="14.665" calcext:value-type="float">
            <text:p>14.665</text:p>
          </table:table-cell>
          <table:table-cell table:formula="of:=[.A61]/[.$A$3]" office:value-type="float" office:value="0.741968125474323" calcext:value-type="float">
            <text:p>0.741968125474323</text:p>
          </table:table-cell>
          <table:table-cell office:value-type="float" office:value="14.763" calcext:value-type="float">
            <text:p>14.763</text:p>
          </table:table-cell>
          <table:table-cell table:formula="of:=[.C61]/[.$C$3]" office:value-type="float" office:value="0.746813031161473" calcext:value-type="float">
            <text:p>0.746813031161473</text:p>
          </table:table-cell>
          <table:table-cell office:value-type="float" office:value="14.082" calcext:value-type="float">
            <text:p>14.082</text:p>
          </table:table-cell>
          <table:table-cell table:formula="of:=[.E61]/[.$E$3]" office:value-type="float" office:value="0.712687889063212" calcext:value-type="float">
            <text:p>0.712687889063212</text:p>
          </table:table-cell>
          <table:table-cell office:value-type="float" office:value="14.187" calcext:value-type="float">
            <text:p>14.187</text:p>
          </table:table-cell>
          <table:table-cell table:formula="of:=[.G61]/[.$G$3]" office:value-type="float" office:value="0.717892925817225" calcext:value-type="float">
            <text:p>0.717892925817225</text:p>
          </table:table-cell>
          <table:table-cell office:value-type="float" office:value="15.702" calcext:value-type="float">
            <text:p>15.702</text:p>
          </table:table-cell>
          <table:table-cell table:formula="of:=[.I61]/[.$I$3]" office:value-type="float" office:value="0.794153348169128" calcext:value-type="float">
            <text:p>0.794153348169128</text:p>
          </table:table-cell>
          <table:table-cell office:value-type="float" office:value="15.786" calcext:value-type="float">
            <text:p>15.786</text:p>
          </table:table-cell>
          <table:table-cell table:formula="of:=[.K61]/[.$K$3]" office:value-type="float" office:value="0.798280657395702" calcext:value-type="float">
            <text:p>0.798280657395702</text:p>
          </table:table-cell>
          <table:table-cell table:formula="of:=AVERAGE([.A61];[.E61];[.I61])" office:value-type="float" office:value="14.8163333333333" calcext:value-type="float">
            <text:p>14.8163333333333</text:p>
          </table:table-cell>
          <table:table-cell table:formula="of:=AVERAGE([.B61];[.F61];[.J61])" office:value-type="float" office:value="0.749603120902221" calcext:value-type="float">
            <text:p>0.749603120902221</text:p>
          </table:table-cell>
          <table:table-cell table:formula="of:=AVERAGE([.C61];[.G61];[.K61])" office:value-type="float" office:value="14.912" calcext:value-type="float">
            <text:p>14.912</text:p>
          </table:table-cell>
          <table:table-cell table:formula="of:=AVERAGE([.D61];[.H61];[.L61])" office:value-type="float" office:value="0.754328871458133" calcext:value-type="float">
            <text:p>0.754328871458133</text:p>
          </table:table-cell>
        </table:table-row>
        <table:table-row table:style-name="ro1">
          <table:table-cell office:value-type="float" office:value="14.608" calcext:value-type="float">
            <text:p>14.608</text:p>
          </table:table-cell>
          <table:table-cell table:formula="of:=[.A62]/[.$A$3]" office:value-type="float" office:value="0.73908423981786" calcext:value-type="float">
            <text:p>0.73908423981786</text:p>
          </table:table-cell>
          <table:table-cell office:value-type="float" office:value="14.694" calcext:value-type="float">
            <text:p>14.694</text:p>
          </table:table-cell>
          <table:table-cell table:formula="of:=[.C62]/[.$C$3]" office:value-type="float" office:value="0.743322541481182" calcext:value-type="float">
            <text:p>0.743322541481182</text:p>
          </table:table-cell>
          <table:table-cell office:value-type="float" office:value="14.033" calcext:value-type="float">
            <text:p>14.033</text:p>
          </table:table-cell>
          <table:table-cell table:formula="of:=[.E62]/[.$E$3]" office:value-type="float" office:value="0.710208006478061" calcext:value-type="float">
            <text:p>0.710208006478061</text:p>
          </table:table-cell>
          <table:table-cell office:value-type="float" office:value="14.123" calcext:value-type="float">
            <text:p>14.123</text:p>
          </table:table-cell>
          <table:table-cell table:formula="of:=[.G62]/[.$G$3]" office:value-type="float" office:value="0.714654387207772" calcext:value-type="float">
            <text:p>0.714654387207772</text:p>
          </table:table-cell>
          <table:table-cell office:value-type="float" office:value="15.63" calcext:value-type="float">
            <text:p>15.63</text:p>
          </table:table-cell>
          <table:table-cell table:formula="of:=[.I62]/[.$I$3]" office:value-type="float" office:value="0.790511834918066" calcext:value-type="float">
            <text:p>0.790511834918066</text:p>
          </table:table-cell>
          <table:table-cell office:value-type="float" office:value="15.708" calcext:value-type="float">
            <text:p>15.708</text:p>
          </table:table-cell>
          <table:table-cell table:formula="of:=[.K62]/[.$K$3]" office:value-type="float" office:value="0.794336283185841" calcext:value-type="float">
            <text:p>0.794336283185841</text:p>
          </table:table-cell>
          <table:table-cell table:formula="of:=AVERAGE([.A62];[.E62];[.I62])" office:value-type="float" office:value="14.757" calcext:value-type="float">
            <text:p>14.757</text:p>
          </table:table-cell>
          <table:table-cell table:formula="of:=AVERAGE([.B62];[.F62];[.J62])" office:value-type="float" office:value="0.746601360404662" calcext:value-type="float">
            <text:p>0.746601360404662</text:p>
          </table:table-cell>
          <table:table-cell table:formula="of:=AVERAGE([.C62];[.G62];[.K62])" office:value-type="float" office:value="14.8416666666667" calcext:value-type="float">
            <text:p>14.8416666666667</text:p>
          </table:table-cell>
          <table:table-cell table:formula="of:=AVERAGE([.D62];[.H62];[.L62])" office:value-type="float" office:value="0.750771070624932" calcext:value-type="float">
            <text:p>0.750771070624932</text:p>
          </table:table-cell>
        </table:table-row>
        <table:table-row table:style-name="ro1">
          <table:table-cell office:value-type="float" office:value="14.551" calcext:value-type="float">
            <text:p>14.551</text:p>
          </table:table-cell>
          <table:table-cell table:formula="of:=[.A63]/[.$A$3]" office:value-type="float" office:value="0.736200354161396" calcext:value-type="float">
            <text:p>0.736200354161396</text:p>
          </table:table-cell>
          <table:table-cell office:value-type="float" office:value="14.628" calcext:value-type="float">
            <text:p>14.628</text:p>
          </table:table-cell>
          <table:table-cell table:formula="of:=[.C63]/[.$C$3]" office:value-type="float" office:value="0.739983812221773" calcext:value-type="float">
            <text:p>0.739983812221773</text:p>
          </table:table-cell>
          <table:table-cell office:value-type="float" office:value="13.985" calcext:value-type="float">
            <text:p>13.985</text:p>
          </table:table-cell>
          <table:table-cell table:formula="of:=[.E63]/[.$E$3]" office:value-type="float" office:value="0.707778733741586" calcext:value-type="float">
            <text:p>0.707778733741586</text:p>
          </table:table-cell>
          <table:table-cell office:value-type="float" office:value="14.065" calcext:value-type="float">
            <text:p>14.065</text:p>
          </table:table-cell>
          <table:table-cell table:formula="of:=[.G63]/[.$G$3]" office:value-type="float" office:value="0.711719461592956" calcext:value-type="float">
            <text:p>0.711719461592956</text:p>
          </table:table-cell>
          <table:table-cell office:value-type="float" office:value="15.564" calcext:value-type="float">
            <text:p>15.564</text:p>
          </table:table-cell>
          <table:table-cell table:formula="of:=[.I63]/[.$I$3]" office:value-type="float" office:value="0.787173781104592" calcext:value-type="float">
            <text:p>0.787173781104592</text:p>
          </table:table-cell>
          <table:table-cell office:value-type="float" office:value="15.634" calcext:value-type="float">
            <text:p>15.634</text:p>
          </table:table-cell>
          <table:table-cell table:formula="of:=[.K63]/[.$K$3]" office:value-type="float" office:value="0.790594184576486" calcext:value-type="float">
            <text:p>0.790594184576486</text:p>
          </table:table-cell>
          <table:table-cell table:formula="of:=AVERAGE([.A63];[.E63];[.I63])" office:value-type="float" office:value="14.7" calcext:value-type="float">
            <text:p>14.7</text:p>
          </table:table-cell>
          <table:table-cell table:formula="of:=AVERAGE([.B63];[.F63];[.J63])" office:value-type="float" office:value="0.743717623002525" calcext:value-type="float">
            <text:p>0.743717623002525</text:p>
          </table:table-cell>
          <table:table-cell table:formula="of:=AVERAGE([.C63];[.G63];[.K63])" office:value-type="float" office:value="14.7756666666667" calcext:value-type="float">
            <text:p>14.7756666666667</text:p>
          </table:table-cell>
          <table:table-cell table:formula="of:=AVERAGE([.D63];[.H63];[.L63])" office:value-type="float" office:value="0.747432486130405" calcext:value-type="float">
            <text:p>0.747432486130405</text:p>
          </table:table-cell>
        </table:table-row>
        <table:table-row table:style-name="ro1">
          <table:table-cell office:value-type="float" office:value="14.497" calcext:value-type="float">
            <text:p>14.497</text:p>
          </table:table-cell>
          <table:table-cell table:formula="of:=[.A64]/[.$A$3]" office:value-type="float" office:value="0.733468251960536" calcext:value-type="float">
            <text:p>0.733468251960536</text:p>
          </table:table-cell>
          <table:table-cell office:value-type="float" office:value="14.566" calcext:value-type="float">
            <text:p>14.566</text:p>
          </table:table-cell>
          <table:table-cell table:formula="of:=[.C64]/[.$C$3]" office:value-type="float" office:value="0.736847430190206" calcext:value-type="float">
            <text:p>0.736847430190206</text:p>
          </table:table-cell>
          <table:table-cell office:value-type="float" office:value="13.937" calcext:value-type="float">
            <text:p>13.937</text:p>
          </table:table-cell>
          <table:table-cell table:formula="of:=[.E64]/[.$E$3]" office:value-type="float" office:value="0.705349461005112" calcext:value-type="float">
            <text:p>0.705349461005112</text:p>
          </table:table-cell>
          <table:table-cell office:value-type="float" office:value="14.009" calcext:value-type="float">
            <text:p>14.009</text:p>
          </table:table-cell>
          <table:table-cell table:formula="of:=[.G64]/[.$G$3]" office:value-type="float" office:value="0.708885740309685" calcext:value-type="float">
            <text:p>0.708885740309685</text:p>
          </table:table-cell>
          <table:table-cell office:value-type="float" office:value="15.499" calcext:value-type="float">
            <text:p>15.499</text:p>
          </table:table-cell>
          <table:table-cell table:formula="of:=[.I64]/[.$I$3]" office:value-type="float" office:value="0.78388630386405" calcext:value-type="float">
            <text:p>0.78388630386405</text:p>
          </table:table-cell>
          <table:table-cell office:value-type="float" office:value="15.564" calcext:value-type="float">
            <text:p>15.564</text:p>
          </table:table-cell>
          <table:table-cell table:formula="of:=[.K64]/[.$K$3]" office:value-type="float" office:value="0.787054361567636" calcext:value-type="float">
            <text:p>0.787054361567636</text:p>
          </table:table-cell>
          <table:table-cell table:formula="of:=AVERAGE([.A64];[.E64];[.I64])" office:value-type="float" office:value="14.6443333333333" calcext:value-type="float">
            <text:p>14.6443333333333</text:p>
          </table:table-cell>
          <table:table-cell table:formula="of:=AVERAGE([.B64];[.F64];[.J64])" office:value-type="float" office:value="0.740901338943233" calcext:value-type="float">
            <text:p>0.740901338943233</text:p>
          </table:table-cell>
          <table:table-cell table:formula="of:=AVERAGE([.C64];[.G64];[.K64])" office:value-type="float" office:value="14.713" calcext:value-type="float">
            <text:p>14.713</text:p>
          </table:table-cell>
          <table:table-cell table:formula="of:=AVERAGE([.D64];[.H64];[.L64])" office:value-type="float" office:value="0.744262510689176" calcext:value-type="float">
            <text:p>0.744262510689176</text:p>
          </table:table-cell>
        </table:table-row>
        <table:table-row table:style-name="ro1">
          <table:table-cell office:value-type="float" office:value="14.445" calcext:value-type="float">
            <text:p>14.445</text:p>
          </table:table-cell>
          <table:table-cell table:formula="of:=[.A65]/[.$A$3]" office:value-type="float" office:value="0.730837338730078" calcext:value-type="float">
            <text:p>0.730837338730078</text:p>
          </table:table-cell>
          <table:table-cell office:value-type="float" office:value="14.508" calcext:value-type="float">
            <text:p>14.508</text:p>
          </table:table-cell>
          <table:table-cell table:formula="of:=[.C65]/[.$C$3]" office:value-type="float" office:value="0.733913395386483" calcext:value-type="float">
            <text:p>0.733913395386483</text:p>
          </table:table-cell>
          <table:table-cell office:value-type="float" office:value="13.89" calcext:value-type="float">
            <text:p>13.89</text:p>
          </table:table-cell>
          <table:table-cell table:formula="of:=[.E65]/[.$E$3]" office:value-type="float" office:value="0.702970798117314" calcext:value-type="float">
            <text:p>0.702970798117314</text:p>
          </table:table-cell>
          <table:table-cell office:value-type="float" office:value="13.957" calcext:value-type="float">
            <text:p>13.957</text:p>
          </table:table-cell>
          <table:table-cell table:formula="of:=[.G65]/[.$G$3]" office:value-type="float" office:value="0.706254427689505" calcext:value-type="float">
            <text:p>0.706254427689505</text:p>
          </table:table-cell>
          <table:table-cell office:value-type="float" office:value="15.436" calcext:value-type="float">
            <text:p>15.436</text:p>
          </table:table-cell>
          <table:table-cell table:formula="of:=[.I65]/[.$I$3]" office:value-type="float" office:value="0.780699979769371" calcext:value-type="float">
            <text:p>0.780699979769371</text:p>
          </table:table-cell>
          <table:table-cell office:value-type="float" office:value="15.497" calcext:value-type="float">
            <text:p>15.497</text:p>
          </table:table-cell>
          <table:table-cell table:formula="of:=[.K65]/[.$K$3]" office:value-type="float" office:value="0.783666245259166" calcext:value-type="float">
            <text:p>0.783666245259166</text:p>
          </table:table-cell>
          <table:table-cell table:formula="of:=AVERAGE([.A65];[.E65];[.I65])" office:value-type="float" office:value="14.5903333333333" calcext:value-type="float">
            <text:p>14.5903333333333</text:p>
          </table:table-cell>
          <table:table-cell table:formula="of:=AVERAGE([.B65];[.F65];[.J65])" office:value-type="float" office:value="0.738169372205588" calcext:value-type="float">
            <text:p>0.738169372205588</text:p>
          </table:table-cell>
          <table:table-cell table:formula="of:=AVERAGE([.C65];[.G65];[.K65])" office:value-type="float" office:value="14.654" calcext:value-type="float">
            <text:p>14.654</text:p>
          </table:table-cell>
          <table:table-cell table:formula="of:=AVERAGE([.D65];[.H65];[.L65])" office:value-type="float" office:value="0.741278022778385" calcext:value-type="float">
            <text:p>0.741278022778385</text:p>
          </table:table-cell>
        </table:table-row>
        <table:table-row table:style-name="ro1">
          <table:table-cell office:value-type="float" office:value="14.391" calcext:value-type="float">
            <text:p>14.391</text:p>
          </table:table-cell>
          <table:table-cell table:formula="of:=[.A66]/[.$A$3]" office:value-type="float" office:value="0.728105236529218" calcext:value-type="float">
            <text:p>0.728105236529218</text:p>
          </table:table-cell>
          <table:table-cell office:value-type="float" office:value="14.452" calcext:value-type="float">
            <text:p>14.452</text:p>
          </table:table-cell>
          <table:table-cell table:formula="of:=[.C66]/[.$C$3]" office:value-type="float" office:value="0.731080534196682" calcext:value-type="float">
            <text:p>0.731080534196682</text:p>
          </table:table-cell>
          <table:table-cell office:value-type="float" office:value="13.845" calcext:value-type="float">
            <text:p>13.845</text:p>
          </table:table-cell>
          <table:table-cell table:formula="of:=[.E66]/[.$E$3]" office:value-type="float" office:value="0.700693354926869" calcext:value-type="float">
            <text:p>0.700693354926869</text:p>
          </table:table-cell>
          <table:table-cell office:value-type="float" office:value="13.908" calcext:value-type="float">
            <text:p>13.908</text:p>
          </table:table-cell>
          <table:table-cell table:formula="of:=[.G66]/[.$G$3]" office:value-type="float" office:value="0.703774921566643" calcext:value-type="float">
            <text:p>0.703774921566643</text:p>
          </table:table-cell>
          <table:table-cell office:value-type="float" office:value="15.376" calcext:value-type="float">
            <text:p>15.376</text:p>
          </table:table-cell>
          <table:table-cell table:formula="of:=[.I66]/[.$I$3]" office:value-type="float" office:value="0.777665385393486" calcext:value-type="float">
            <text:p>0.777665385393486</text:p>
          </table:table-cell>
          <table:table-cell office:value-type="float" office:value="15.434" calcext:value-type="float">
            <text:p>15.434</text:p>
          </table:table-cell>
          <table:table-cell table:formula="of:=[.K66]/[.$K$3]" office:value-type="float" office:value="0.780480404551201" calcext:value-type="float">
            <text:p>0.780480404551201</text:p>
          </table:table-cell>
          <table:table-cell table:formula="of:=AVERAGE([.A66];[.E66];[.I66])" office:value-type="float" office:value="14.5373333333333" calcext:value-type="float">
            <text:p>14.5373333333333</text:p>
          </table:table-cell>
          <table:table-cell table:formula="of:=AVERAGE([.B66];[.F66];[.J66])" office:value-type="float" office:value="0.735487992283191" calcext:value-type="float">
            <text:p>0.735487992283191</text:p>
          </table:table-cell>
          <table:table-cell table:formula="of:=AVERAGE([.C66];[.G66];[.K66])" office:value-type="float" office:value="14.598" calcext:value-type="float">
            <text:p>14.598</text:p>
          </table:table-cell>
          <table:table-cell table:formula="of:=AVERAGE([.D66];[.H66];[.L66])" office:value-type="float" office:value="0.738445286771509" calcext:value-type="float">
            <text:p>0.738445286771509</text:p>
          </table:table-cell>
        </table:table-row>
        <table:table-row table:style-name="ro1">
          <table:table-cell office:value-type="float" office:value="14.341" calcext:value-type="float">
            <text:p>14.341</text:p>
          </table:table-cell>
          <table:table-cell table:formula="of:=[.A67]/[.$A$3]" office:value-type="float" office:value="0.725575512269163" calcext:value-type="float">
            <text:p>0.725575512269163</text:p>
          </table:table-cell>
          <table:table-cell office:value-type="float" office:value="14.401" calcext:value-type="float">
            <text:p>14.401</text:p>
          </table:table-cell>
          <table:table-cell table:formula="of:=[.C67]/[.$C$3]" office:value-type="float" office:value="0.728500607041684" calcext:value-type="float">
            <text:p>0.728500607041684</text:p>
          </table:table-cell>
          <table:table-cell office:value-type="float" office:value="13.8" calcext:value-type="float">
            <text:p>13.8</text:p>
          </table:table-cell>
          <table:table-cell table:formula="of:=[.E67]/[.$E$3]" office:value-type="float" office:value="0.698415911736424" calcext:value-type="float">
            <text:p>0.698415911736424</text:p>
          </table:table-cell>
          <table:table-cell office:value-type="float" office:value="13.861" calcext:value-type="float">
            <text:p>13.861</text:p>
          </table:table-cell>
          <table:table-cell table:formula="of:=[.G67]/[.$G$3]" office:value-type="float" office:value="0.701396619775326" calcext:value-type="float">
            <text:p>0.701396619775326</text:p>
          </table:table-cell>
          <table:table-cell office:value-type="float" office:value="15.315" calcext:value-type="float">
            <text:p>15.315</text:p>
          </table:table-cell>
          <table:table-cell table:formula="of:=[.I67]/[.$I$3]" office:value-type="float" office:value="0.774580214444669" calcext:value-type="float">
            <text:p>0.774580214444669</text:p>
          </table:table-cell>
          <table:table-cell office:value-type="float" office:value="15.374" calcext:value-type="float">
            <text:p>15.374</text:p>
          </table:table-cell>
          <table:table-cell table:formula="of:=[.K67]/[.$K$3]" office:value-type="float" office:value="0.777446270543616" calcext:value-type="float">
            <text:p>0.777446270543616</text:p>
          </table:table-cell>
          <table:table-cell table:formula="of:=AVERAGE([.A67];[.E67];[.I67])" office:value-type="float" office:value="14.4853333333333" calcext:value-type="float">
            <text:p>14.4853333333333</text:p>
          </table:table-cell>
          <table:table-cell table:formula="of:=AVERAGE([.B67];[.F67];[.J67])" office:value-type="float" office:value="0.732857212816752" calcext:value-type="float">
            <text:p>0.732857212816752</text:p>
          </table:table-cell>
          <table:table-cell table:formula="of:=AVERAGE([.C67];[.G67];[.K67])" office:value-type="float" office:value="14.5453333333333" calcext:value-type="float">
            <text:p>14.5453333333333</text:p>
          </table:table-cell>
          <table:table-cell table:formula="of:=AVERAGE([.D67];[.H67];[.L67])" office:value-type="float" office:value="0.735781165786875" calcext:value-type="float">
            <text:p>0.735781165786875</text:p>
          </table:table-cell>
        </table:table-row>
        <table:table-row table:style-name="ro1">
          <table:table-cell office:value-type="float" office:value="14.292" calcext:value-type="float">
            <text:p>14.292</text:p>
          </table:table-cell>
          <table:table-cell table:formula="of:=[.A68]/[.$A$3]" office:value-type="float" office:value="0.723096382494308" calcext:value-type="float">
            <text:p>0.723096382494308</text:p>
          </table:table-cell>
          <table:table-cell office:value-type="float" office:value="14.351" calcext:value-type="float">
            <text:p>14.351</text:p>
          </table:table-cell>
          <table:table-cell table:formula="of:=[.C68]/[.$C$3]" office:value-type="float" office:value="0.725971266693646" calcext:value-type="float">
            <text:p>0.725971266693646</text:p>
          </table:table-cell>
          <table:table-cell office:value-type="float" office:value="13.757" calcext:value-type="float">
            <text:p>13.757</text:p>
          </table:table-cell>
          <table:table-cell table:formula="of:=[.E68]/[.$E$3]" office:value-type="float" office:value="0.696239688243332" calcext:value-type="float">
            <text:p>0.696239688243332</text:p>
          </table:table-cell>
          <table:table-cell office:value-type="float" office:value="13.817" calcext:value-type="float">
            <text:p>13.817</text:p>
          </table:table-cell>
          <table:table-cell table:formula="of:=[.G68]/[.$G$3]" office:value-type="float" office:value="0.699170124481328" calcext:value-type="float">
            <text:p>0.699170124481328</text:p>
          </table:table-cell>
          <table:table-cell office:value-type="float" office:value="15.258" calcext:value-type="float">
            <text:p>15.258</text:p>
          </table:table-cell>
          <table:table-cell table:formula="of:=[.I68]/[.$I$3]" office:value-type="float" office:value="0.771697349787578" calcext:value-type="float">
            <text:p>0.771697349787578</text:p>
          </table:table-cell>
          <table:table-cell office:value-type="float" office:value="15.316" calcext:value-type="float">
            <text:p>15.316</text:p>
          </table:table-cell>
          <table:table-cell table:formula="of:=[.K68]/[.$K$3]" office:value-type="float" office:value="0.774513274336283" calcext:value-type="float">
            <text:p>0.774513274336283</text:p>
          </table:table-cell>
          <table:table-cell table:formula="of:=AVERAGE([.A68];[.E68];[.I68])" office:value-type="float" office:value="14.4356666666667" calcext:value-type="float">
            <text:p>14.4356666666667</text:p>
          </table:table-cell>
          <table:table-cell table:formula="of:=AVERAGE([.B68];[.F68];[.J68])" office:value-type="float" office:value="0.730344473508406" calcext:value-type="float">
            <text:p>0.730344473508406</text:p>
          </table:table-cell>
          <table:table-cell table:formula="of:=AVERAGE([.C68];[.G68];[.K68])" office:value-type="float" office:value="14.4946666666667" calcext:value-type="float">
            <text:p>14.4946666666667</text:p>
          </table:table-cell>
          <table:table-cell table:formula="of:=AVERAGE([.D68];[.H68];[.L68])" office:value-type="float" office:value="0.733218221837086" calcext:value-type="float">
            <text:p>0.733218221837086</text:p>
          </table:table-cell>
        </table:table-row>
        <table:table-row table:style-name="ro1">
          <table:table-cell office:value-type="float" office:value="14.244" calcext:value-type="float">
            <text:p>14.244</text:p>
          </table:table-cell>
          <table:table-cell table:formula="of:=[.A69]/[.$A$3]" office:value-type="float" office:value="0.720667847204655" calcext:value-type="float">
            <text:p>0.720667847204655</text:p>
          </table:table-cell>
          <table:table-cell office:value-type="float" office:value="14.304" calcext:value-type="float">
            <text:p>14.304</text:p>
          </table:table-cell>
          <table:table-cell table:formula="of:=[.C69]/[.$C$3]" office:value-type="float" office:value="0.723593686766491" calcext:value-type="float">
            <text:p>0.723593686766491</text:p>
          </table:table-cell>
          <table:table-cell office:value-type="float" office:value="13.716" calcext:value-type="float">
            <text:p>13.716</text:p>
          </table:table-cell>
          <table:table-cell table:formula="of:=[.E69]/[.$E$3]" office:value-type="float" office:value="0.694164684447594" calcext:value-type="float">
            <text:p>0.694164684447594</text:p>
          </table:table-cell>
          <table:table-cell office:value-type="float" office:value="13.775" calcext:value-type="float">
            <text:p>13.775</text:p>
          </table:table-cell>
          <table:table-cell table:formula="of:=[.G69]/[.$G$3]" office:value-type="float" office:value="0.697044833518875" calcext:value-type="float">
            <text:p>0.697044833518875</text:p>
          </table:table-cell>
          <table:table-cell office:value-type="float" office:value="15.202" calcext:value-type="float">
            <text:p>15.202</text:p>
          </table:table-cell>
          <table:table-cell table:formula="of:=[.I69]/[.$I$3]" office:value-type="float" office:value="0.768865061703419" calcext:value-type="float">
            <text:p>0.768865061703419</text:p>
          </table:table-cell>
          <table:table-cell office:value-type="float" office:value="15.262" calcext:value-type="float">
            <text:p>15.262</text:p>
          </table:table-cell>
          <table:table-cell table:formula="of:=[.K69]/[.$K$3]" office:value-type="float" office:value="0.771782553729457" calcext:value-type="float">
            <text:p>0.771782553729457</text:p>
          </table:table-cell>
          <table:table-cell table:formula="of:=AVERAGE([.A69];[.E69];[.I69])" office:value-type="float" office:value="14.3873333333333" calcext:value-type="float">
            <text:p>14.3873333333333</text:p>
          </table:table-cell>
          <table:table-cell table:formula="of:=AVERAGE([.B69];[.F69];[.J69])" office:value-type="float" office:value="0.727899197785222" calcext:value-type="float">
            <text:p>0.727899197785222</text:p>
          </table:table-cell>
          <table:table-cell table:formula="of:=AVERAGE([.C69];[.G69];[.K69])" office:value-type="float" office:value="14.447" calcext:value-type="float">
            <text:p>14.447</text:p>
          </table:table-cell>
          <table:table-cell table:formula="of:=AVERAGE([.D69];[.H69];[.L69])" office:value-type="float" office:value="0.730807024671607" calcext:value-type="float">
            <text:p>0.73080702467160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A70]/[.$A$3]" office:value-type="float" office:value="0.718441689855806" calcext:value-type="float">
            <text:p>0.718441689855806</text:p>
          </table:table-cell>
          <table:table-cell office:value-type="float" office:value="14.26" calcext:value-type="float">
            <text:p>14.26</text:p>
          </table:table-cell>
          <table:table-cell table:formula="of:=[.C70]/[.$C$3]" office:value-type="float" office:value="0.721367867260218" calcext:value-type="float">
            <text:p>0.721367867260218</text:p>
          </table:table-cell>
          <table:table-cell office:value-type="float" office:value="13.676" calcext:value-type="float">
            <text:p>13.676</text:p>
          </table:table-cell>
          <table:table-cell table:formula="of:=[.E70]/[.$E$3]" office:value-type="float" office:value="0.692140290500531" calcext:value-type="float">
            <text:p>0.692140290500531</text:p>
          </table:table-cell>
          <table:table-cell office:value-type="float" office:value="13.735" calcext:value-type="float">
            <text:p>13.735</text:p>
          </table:table-cell>
          <table:table-cell table:formula="of:=[.G70]/[.$G$3]" office:value-type="float" office:value="0.695020746887967" calcext:value-type="float">
            <text:p>0.695020746887967</text:p>
          </table:table-cell>
          <table:table-cell office:value-type="float" office:value="15.148" calcext:value-type="float">
            <text:p>15.148</text:p>
          </table:table-cell>
          <table:table-cell table:formula="of:=[.I70]/[.$I$3]" office:value-type="float" office:value="0.766133926765122" calcext:value-type="float">
            <text:p>0.766133926765122</text:p>
          </table:table-cell>
          <table:table-cell office:value-type="float" office:value="15.21" calcext:value-type="float">
            <text:p>15.21</text:p>
          </table:table-cell>
          <table:table-cell table:formula="of:=[.K70]/[.$K$3]" office:value-type="float" office:value="0.769152970922882" calcext:value-type="float">
            <text:p>0.769152970922882</text:p>
          </table:table-cell>
          <table:table-cell table:formula="of:=AVERAGE([.A70];[.E70];[.I70])" office:value-type="float" office:value="14.3413333333333" calcext:value-type="float">
            <text:p>14.3413333333333</text:p>
          </table:table-cell>
          <table:table-cell table:formula="of:=AVERAGE([.B70];[.F70];[.J70])" office:value-type="float" office:value="0.725571969040487" calcext:value-type="float">
            <text:p>0.725571969040487</text:p>
          </table:table-cell>
          <table:table-cell table:formula="of:=AVERAGE([.C70];[.G70];[.K70])" office:value-type="float" office:value="14.4016666666667" calcext:value-type="float">
            <text:p>14.4016666666667</text:p>
          </table:table-cell>
          <table:table-cell table:formula="of:=AVERAGE([.D70];[.H70];[.L70])" office:value-type="float" office:value="0.728513861690356" calcext:value-type="float">
            <text:p>0.728513861690356</text:p>
          </table:table-cell>
        </table:table-row>
        <table:table-row table:style-name="ro1">
          <table:table-cell office:value-type="float" office:value="14.157" calcext:value-type="float">
            <text:p>14.157</text:p>
          </table:table-cell>
          <table:table-cell table:formula="of:=[.A71]/[.$A$3]" office:value-type="float" office:value="0.716266126992158" calcext:value-type="float">
            <text:p>0.716266126992158</text:p>
          </table:table-cell>
          <table:table-cell office:value-type="float" office:value="14.217" calcext:value-type="float">
            <text:p>14.217</text:p>
          </table:table-cell>
          <table:table-cell table:formula="of:=[.C71]/[.$C$3]" office:value-type="float" office:value="0.719192634560907" calcext:value-type="float">
            <text:p>0.719192634560907</text:p>
          </table:table-cell>
          <table:table-cell office:value-type="float" office:value="13.638" calcext:value-type="float">
            <text:p>13.638</text:p>
          </table:table-cell>
          <table:table-cell table:formula="of:=[.E71]/[.$E$3]" office:value-type="float" office:value="0.690217116250822" calcext:value-type="float">
            <text:p>0.690217116250822</text:p>
          </table:table-cell>
          <table:table-cell office:value-type="float" office:value="13.698" calcext:value-type="float">
            <text:p>13.698</text:p>
          </table:table-cell>
          <table:table-cell table:formula="of:=[.G71]/[.$G$3]" office:value-type="float" office:value="0.693148466754377" calcext:value-type="float">
            <text:p>0.693148466754377</text:p>
          </table:table-cell>
          <table:table-cell office:value-type="float" office:value="15.098" calcext:value-type="float">
            <text:p>15.098</text:p>
          </table:table-cell>
          <table:table-cell table:formula="of:=[.I71]/[.$I$3]" office:value-type="float" office:value="0.763605098118552" calcext:value-type="float">
            <text:p>0.763605098118552</text:p>
          </table:table-cell>
          <table:table-cell office:value-type="float" office:value="15.161" calcext:value-type="float">
            <text:p>15.161</text:p>
          </table:table-cell>
          <table:table-cell table:formula="of:=[.K71]/[.$K$3]" office:value-type="float" office:value="0.766675094816688" calcext:value-type="float">
            <text:p>0.766675094816688</text:p>
          </table:table-cell>
          <table:table-cell table:formula="of:=AVERAGE([.A71];[.E71];[.I71])" office:value-type="float" office:value="14.2976666666667" calcext:value-type="float">
            <text:p>14.2976666666667</text:p>
          </table:table-cell>
          <table:table-cell table:formula="of:=AVERAGE([.B71];[.F71];[.J71])" office:value-type="float" office:value="0.723362780453844" calcext:value-type="float">
            <text:p>0.723362780453844</text:p>
          </table:table-cell>
          <table:table-cell table:formula="of:=AVERAGE([.C71];[.G71];[.K71])" office:value-type="float" office:value="14.3586666666667" calcext:value-type="float">
            <text:p>14.3586666666667</text:p>
          </table:table-cell>
          <table:table-cell table:formula="of:=AVERAGE([.D71];[.H71];[.L71])" office:value-type="float" office:value="0.72633873204399" calcext:value-type="float">
            <text:p>0.72633873204399</text:p>
          </table:table-cell>
        </table:table-row>
        <table:table-row table:style-name="ro1">
          <table:table-cell office:value-type="float" office:value="14.115" calcext:value-type="float">
            <text:p>14.115</text:p>
          </table:table-cell>
          <table:table-cell table:formula="of:=[.A72]/[.$A$3]" office:value-type="float" office:value="0.714141158613711" calcext:value-type="float">
            <text:p>0.714141158613711</text:p>
          </table:table-cell>
          <table:table-cell office:value-type="float" office:value="14.177" calcext:value-type="float">
            <text:p>14.177</text:p>
          </table:table-cell>
          <table:table-cell table:formula="of:=[.C72]/[.$C$3]" office:value-type="float" office:value="0.717169162282477" calcext:value-type="float">
            <text:p>0.717169162282477</text:p>
          </table:table-cell>
          <table:table-cell office:value-type="float" office:value="13.602" calcext:value-type="float">
            <text:p>13.602</text:p>
          </table:table-cell>
          <table:table-cell table:formula="of:=[.E72]/[.$E$3]" office:value-type="float" office:value="0.688395161698467" calcext:value-type="float">
            <text:p>0.688395161698467</text:p>
          </table:table-cell>
          <table:table-cell office:value-type="float" office:value="13.663" calcext:value-type="float">
            <text:p>13.663</text:p>
          </table:table-cell>
          <table:table-cell table:formula="of:=[.G72]/[.$G$3]" office:value-type="float" office:value="0.691377390952333" calcext:value-type="float">
            <text:p>0.691377390952333</text:p>
          </table:table-cell>
          <table:table-cell office:value-type="float" office:value="15.049" calcext:value-type="float">
            <text:p>15.049</text:p>
          </table:table-cell>
          <table:table-cell table:formula="of:=[.I72]/[.$I$3]" office:value-type="float" office:value="0.761126846044912" calcext:value-type="float">
            <text:p>0.761126846044912</text:p>
          </table:table-cell>
          <table:table-cell office:value-type="float" office:value="15.114" calcext:value-type="float">
            <text:p>15.114</text:p>
          </table:table-cell>
          <table:table-cell table:formula="of:=[.K72]/[.$K$3]" office:value-type="float" office:value="0.764298356510746" calcext:value-type="float">
            <text:p>0.764298356510746</text:p>
          </table:table-cell>
          <table:table-cell table:formula="of:=AVERAGE([.A72];[.E72];[.I72])" office:value-type="float" office:value="14.2553333333333" calcext:value-type="float">
            <text:p>14.2553333333333</text:p>
          </table:table-cell>
          <table:table-cell table:formula="of:=AVERAGE([.B72];[.F72];[.J72])" office:value-type="float" office:value="0.721221055452363" calcext:value-type="float">
            <text:p>0.721221055452363</text:p>
          </table:table-cell>
          <table:table-cell table:formula="of:=AVERAGE([.C72];[.G72];[.K72])" office:value-type="float" office:value="14.318" calcext:value-type="float">
            <text:p>14.318</text:p>
          </table:table-cell>
          <table:table-cell table:formula="of:=AVERAGE([.D72];[.H72];[.L72])" office:value-type="float" office:value="0.724281636581852" calcext:value-type="float">
            <text:p>0.724281636581852</text:p>
          </table:table-cell>
        </table:table-row>
        <table:table-row table:style-name="ro1">
          <table:table-cell office:value-type="float" office:value="14.076" calcext:value-type="float">
            <text:p>14.076</text:p>
          </table:table-cell>
          <table:table-cell table:formula="of:=[.A73]/[.$A$3]" office:value-type="float" office:value="0.712167973690868" calcext:value-type="float">
            <text:p>0.712167973690868</text:p>
          </table:table-cell>
          <table:table-cell office:value-type="float" office:value="14.14" calcext:value-type="float">
            <text:p>14.14</text:p>
          </table:table-cell>
          <table:table-cell table:formula="of:=[.C73]/[.$C$3]" office:value-type="float" office:value="0.715297450424929" calcext:value-type="float">
            <text:p>0.715297450424929</text:p>
          </table:table-cell>
          <table:table-cell office:value-type="float" office:value="13.567" calcext:value-type="float">
            <text:p>13.567</text:p>
          </table:table-cell>
          <table:table-cell table:formula="of:=[.E73]/[.$E$3]" office:value-type="float" office:value="0.686623816994787" calcext:value-type="float">
            <text:p>0.686623816994787</text:p>
          </table:table-cell>
          <table:table-cell office:value-type="float" office:value="13.629" calcext:value-type="float">
            <text:p>13.629</text:p>
          </table:table-cell>
          <table:table-cell table:formula="of:=[.G73]/[.$G$3]" office:value-type="float" office:value="0.689656917316061" calcext:value-type="float">
            <text:p>0.689656917316061</text:p>
          </table:table-cell>
          <table:table-cell office:value-type="float" office:value="15.002" calcext:value-type="float">
            <text:p>15.002</text:p>
          </table:table-cell>
          <table:table-cell table:formula="of:=[.I73]/[.$I$3]" office:value-type="float" office:value="0.758749747117135" calcext:value-type="float">
            <text:p>0.758749747117135</text:p>
          </table:table-cell>
          <table:table-cell office:value-type="float" office:value="15.069" calcext:value-type="float">
            <text:p>15.069</text:p>
          </table:table-cell>
          <table:table-cell table:formula="of:=[.K73]/[.$K$3]" office:value-type="float" office:value="0.762022756005057" calcext:value-type="float">
            <text:p>0.762022756005057</text:p>
          </table:table-cell>
          <table:table-cell table:formula="of:=AVERAGE([.A73];[.E73];[.I73])" office:value-type="float" office:value="14.215" calcext:value-type="float">
            <text:p>14.215</text:p>
          </table:table-cell>
          <table:table-cell table:formula="of:=AVERAGE([.B73];[.F73];[.J73])" office:value-type="float" office:value="0.71918051260093" calcext:value-type="float">
            <text:p>0.71918051260093</text:p>
          </table:table-cell>
          <table:table-cell table:formula="of:=AVERAGE([.C73];[.G73];[.K73])" office:value-type="float" office:value="14.2793333333333" calcext:value-type="float">
            <text:p>14.2793333333333</text:p>
          </table:table-cell>
          <table:table-cell table:formula="of:=AVERAGE([.D73];[.H73];[.L73])" office:value-type="float" office:value="0.722325707915349" calcext:value-type="float">
            <text:p>0.722325707915349</text:p>
          </table:table-cell>
        </table:table-row>
        <table:table-row table:style-name="ro1">
          <table:table-cell office:value-type="float" office:value="14.037" calcext:value-type="float">
            <text:p>14.037</text:p>
          </table:table-cell>
          <table:table-cell table:formula="of:=[.A74]/[.$A$3]" office:value-type="float" office:value="0.710194788768024" calcext:value-type="float">
            <text:p>0.710194788768024</text:p>
          </table:table-cell>
          <table:table-cell office:value-type="float" office:value="14.103" calcext:value-type="float">
            <text:p>14.103</text:p>
          </table:table-cell>
          <table:table-cell table:formula="of:=[.C74]/[.$C$3]" office:value-type="float" office:value="0.713425738567382" calcext:value-type="float">
            <text:p>0.713425738567382</text:p>
          </table:table-cell>
          <table:table-cell office:value-type="float" office:value="13.534" calcext:value-type="float">
            <text:p>13.534</text:p>
          </table:table-cell>
          <table:table-cell table:formula="of:=[.E74]/[.$E$3]" office:value-type="float" office:value="0.684953691988461" calcext:value-type="float">
            <text:p>0.684953691988461</text:p>
          </table:table-cell>
          <table:table-cell office:value-type="float" office:value="13.598" calcext:value-type="float">
            <text:p>13.598</text:p>
          </table:table-cell>
          <table:table-cell table:formula="of:=[.G74]/[.$G$3]" office:value-type="float" office:value="0.688088250177108" calcext:value-type="float">
            <text:p>0.688088250177108</text:p>
          </table:table-cell>
          <table:table-cell office:value-type="float" office:value="14.957" calcext:value-type="float">
            <text:p>14.957</text:p>
          </table:table-cell>
          <table:table-cell table:formula="of:=[.I74]/[.$I$3]" office:value-type="float" office:value="0.756473801335222" calcext:value-type="float">
            <text:p>0.756473801335222</text:p>
          </table:table-cell>
          <table:table-cell office:value-type="float" office:value="15.027" calcext:value-type="float">
            <text:p>15.027</text:p>
          </table:table-cell>
          <table:table-cell table:formula="of:=[.K74]/[.$K$3]" office:value-type="float" office:value="0.759898862199747" calcext:value-type="float">
            <text:p>0.759898862199747</text:p>
          </table:table-cell>
          <table:table-cell table:formula="of:=AVERAGE([.A74];[.E74];[.I74])" office:value-type="float" office:value="14.176" calcext:value-type="float">
            <text:p>14.176</text:p>
          </table:table-cell>
          <table:table-cell table:formula="of:=AVERAGE([.B74];[.F74];[.J74])" office:value-type="float" office:value="0.717207427363902" calcext:value-type="float">
            <text:p>0.717207427363902</text:p>
          </table:table-cell>
          <table:table-cell table:formula="of:=AVERAGE([.C74];[.G74];[.K74])" office:value-type="float" office:value="14.2426666666667" calcext:value-type="float">
            <text:p>14.2426666666667</text:p>
          </table:table-cell>
          <table:table-cell table:formula="of:=AVERAGE([.D74];[.H74];[.L74])" office:value-type="float" office:value="0.720470950314745" calcext:value-type="float">
            <text:p>0.720470950314745</text:p>
          </table:table-cell>
        </table:table-row>
        <table:table-row table:style-name="ro1">
          <table:table-cell office:value-type="float" office:value="14.001" calcext:value-type="float">
            <text:p>14.001</text:p>
          </table:table-cell>
          <table:table-cell table:formula="of:=[.A75]/[.$A$3]" office:value-type="float" office:value="0.708373387300784" calcext:value-type="float">
            <text:p>0.708373387300784</text:p>
          </table:table-cell>
          <table:table-cell office:value-type="float" office:value="14.069" calcext:value-type="float">
            <text:p>14.069</text:p>
          </table:table-cell>
          <table:table-cell table:formula="of:=[.C75]/[.$C$3]" office:value-type="float" office:value="0.711705787130716" calcext:value-type="float">
            <text:p>0.711705787130716</text:p>
          </table:table-cell>
          <table:table-cell office:value-type="float" office:value="13.502" calcext:value-type="float">
            <text:p>13.502</text:p>
          </table:table-cell>
          <table:table-cell table:formula="of:=[.E75]/[.$E$3]" office:value-type="float" office:value="0.683334176830811" calcext:value-type="float">
            <text:p>0.683334176830811</text:p>
          </table:table-cell>
          <table:table-cell office:value-type="float" office:value="13.568" calcext:value-type="float">
            <text:p>13.568</text:p>
          </table:table-cell>
          <table:table-cell table:formula="of:=[.G75]/[.$G$3]" office:value-type="float" office:value="0.686570185203927" calcext:value-type="float">
            <text:p>0.686570185203927</text:p>
          </table:table-cell>
          <table:table-cell office:value-type="float" office:value="14.914" calcext:value-type="float">
            <text:p>14.914</text:p>
          </table:table-cell>
          <table:table-cell table:formula="of:=[.I75]/[.$I$3]" office:value-type="float" office:value="0.754299008699171" calcext:value-type="float">
            <text:p>0.754299008699171</text:p>
          </table:table-cell>
          <table:table-cell office:value-type="float" office:value="14.986" calcext:value-type="float">
            <text:p>14.986</text:p>
          </table:table-cell>
          <table:table-cell table:formula="of:=[.K75]/[.$K$3]" office:value-type="float" office:value="0.757825537294564" calcext:value-type="float">
            <text:p>0.757825537294564</text:p>
          </table:table-cell>
          <table:table-cell table:formula="of:=AVERAGE([.A75];[.E75];[.I75])" office:value-type="float" office:value="14.139" calcext:value-type="float">
            <text:p>14.139</text:p>
          </table:table-cell>
          <table:table-cell table:formula="of:=AVERAGE([.B75];[.F75];[.J75])" office:value-type="float" office:value="0.715335524276922" calcext:value-type="float">
            <text:p>0.715335524276922</text:p>
          </table:table-cell>
          <table:table-cell table:formula="of:=AVERAGE([.C75];[.G75];[.K75])" office:value-type="float" office:value="14.2076666666667" calcext:value-type="float">
            <text:p>14.2076666666667</text:p>
          </table:table-cell>
          <table:table-cell table:formula="of:=AVERAGE([.D75];[.H75];[.L75])" office:value-type="float" office:value="0.718700503209736" calcext:value-type="float">
            <text:p>0.718700503209736</text:p>
          </table:table-cell>
        </table:table-row>
        <table:table-row table:style-name="ro1">
          <table:table-cell office:value-type="float" office:value="13.966" calcext:value-type="float">
            <text:p>13.966</text:p>
          </table:table-cell>
          <table:table-cell table:formula="of:=[.A76]/[.$A$3]" office:value-type="float" office:value="0.706602580318745" calcext:value-type="float">
            <text:p>0.706602580318745</text:p>
          </table:table-cell>
          <table:table-cell office:value-type="float" office:value="14.037" calcext:value-type="float">
            <text:p>14.037</text:p>
          </table:table-cell>
          <table:table-cell table:formula="of:=[.C76]/[.$C$3]" office:value-type="float" office:value="0.710087009307973" calcext:value-type="float">
            <text:p>0.710087009307973</text:p>
          </table:table-cell>
          <table:table-cell office:value-type="float" office:value="13.471" calcext:value-type="float">
            <text:p>13.471</text:p>
          </table:table-cell>
          <table:table-cell table:formula="of:=[.E76]/[.$E$3]" office:value-type="float" office:value="0.681765271521838" calcext:value-type="float">
            <text:p>0.681765271521838</text:p>
          </table:table-cell>
          <table:table-cell office:value-type="float" office:value="13.54" calcext:value-type="float">
            <text:p>13.54</text:p>
          </table:table-cell>
          <table:table-cell table:formula="of:=[.G76]/[.$G$3]" office:value-type="float" office:value="0.685153324562291" calcext:value-type="float">
            <text:p>0.685153324562291</text:p>
          </table:table-cell>
          <table:table-cell office:value-type="float" office:value="14.873" calcext:value-type="float">
            <text:p>14.873</text:p>
          </table:table-cell>
          <table:table-cell table:formula="of:=[.I76]/[.$I$3]" office:value-type="float" office:value="0.752225369208982" calcext:value-type="float">
            <text:p>0.752225369208982</text:p>
          </table:table-cell>
          <table:table-cell office:value-type="float" office:value="14.948" calcext:value-type="float">
            <text:p>14.948</text:p>
          </table:table-cell>
          <table:table-cell table:formula="of:=[.K76]/[.$K$3]" office:value-type="float" office:value="0.75590391908976" calcext:value-type="float">
            <text:p>0.75590391908976</text:p>
          </table:table-cell>
          <table:table-cell table:formula="of:=AVERAGE([.A76];[.E76];[.I76])" office:value-type="float" office:value="14.1033333333333" calcext:value-type="float">
            <text:p>14.1033333333333</text:p>
          </table:table-cell>
          <table:table-cell table:formula="of:=AVERAGE([.B76];[.F76];[.J76])" office:value-type="float" office:value="0.713531073683189" calcext:value-type="float">
            <text:p>0.713531073683189</text:p>
          </table:table-cell>
          <table:table-cell table:formula="of:=AVERAGE([.C76];[.G76];[.K76])" office:value-type="float" office:value="14.175" calcext:value-type="float">
            <text:p>14.175</text:p>
          </table:table-cell>
          <table:table-cell table:formula="of:=AVERAGE([.D76];[.H76];[.L76])" office:value-type="float" office:value="0.717048084320008" calcext:value-type="float">
            <text:p>0.717048084320008</text:p>
          </table:table-cell>
        </table:table-row>
        <table:table-row table:style-name="ro1">
          <table:table-cell office:value-type="float" office:value="13.933" calcext:value-type="float">
            <text:p>13.933</text:p>
          </table:table-cell>
          <table:table-cell table:formula="of:=[.A77]/[.$A$3]" office:value-type="float" office:value="0.704932962307108" calcext:value-type="float">
            <text:p>0.704932962307108</text:p>
          </table:table-cell>
          <table:table-cell office:value-type="float" office:value="14.006" calcext:value-type="float">
            <text:p>14.006</text:p>
          </table:table-cell>
          <table:table-cell table:formula="of:=[.C77]/[.$C$3]" office:value-type="float" office:value="0.708518818292189" calcext:value-type="float">
            <text:p>0.708518818292189</text:p>
          </table:table-cell>
          <table:table-cell office:value-type="float" office:value="13.442" calcext:value-type="float">
            <text:p>13.442</text:p>
          </table:table-cell>
          <table:table-cell table:formula="of:=[.E77]/[.$E$3]" office:value-type="float" office:value="0.680297585910218" calcext:value-type="float">
            <text:p>0.680297585910218</text:p>
          </table:table-cell>
          <table:table-cell office:value-type="float" office:value="13.514" calcext:value-type="float">
            <text:p>13.514</text:p>
          </table:table-cell>
          <table:table-cell table:formula="of:=[.G77]/[.$G$3]" office:value-type="float" office:value="0.683837668252201" calcext:value-type="float">
            <text:p>0.683837668252201</text:p>
          </table:table-cell>
          <table:table-cell office:value-type="float" office:value="14.833" calcext:value-type="float">
            <text:p>14.833</text:p>
          </table:table-cell>
          <table:table-cell table:formula="of:=[.I77]/[.$I$3]" office:value-type="float" office:value="0.750202306291726" calcext:value-type="float">
            <text:p>0.750202306291726</text:p>
          </table:table-cell>
          <table:table-cell office:value-type="float" office:value="14.912" calcext:value-type="float">
            <text:p>14.912</text:p>
          </table:table-cell>
          <table:table-cell table:formula="of:=[.K77]/[.$K$3]" office:value-type="float" office:value="0.754083438685209" calcext:value-type="float">
            <text:p>0.754083438685209</text:p>
          </table:table-cell>
          <table:table-cell table:formula="of:=AVERAGE([.A77];[.E77];[.I77])" office:value-type="float" office:value="14.0693333333333" calcext:value-type="float">
            <text:p>14.0693333333333</text:p>
          </table:table-cell>
          <table:table-cell table:formula="of:=AVERAGE([.B77];[.F77];[.J77])" office:value-type="float" office:value="0.711810951503018" calcext:value-type="float">
            <text:p>0.711810951503018</text:p>
          </table:table-cell>
          <table:table-cell table:formula="of:=AVERAGE([.C77];[.G77];[.K77])" office:value-type="float" office:value="14.144" calcext:value-type="float">
            <text:p>14.144</text:p>
          </table:table-cell>
          <table:table-cell table:formula="of:=AVERAGE([.D77];[.H77];[.L77])" office:value-type="float" office:value="0.715479975076533" calcext:value-type="float">
            <text:p>0.715479975076533</text:p>
          </table:table-cell>
        </table:table-row>
        <table:table-row table:style-name="ro1">
          <table:table-cell office:value-type="float" office:value="13.901" calcext:value-type="float">
            <text:p>13.901</text:p>
          </table:table-cell>
          <table:table-cell table:formula="of:=[.A78]/[.$A$3]" office:value-type="float" office:value="0.703313938780673" calcext:value-type="float">
            <text:p>0.703313938780673</text:p>
          </table:table-cell>
          <table:table-cell office:value-type="float" office:value="13.978" calcext:value-type="float">
            <text:p>13.978</text:p>
          </table:table-cell>
          <table:table-cell table:formula="of:=[.C78]/[.$C$3]" office:value-type="float" office:value="0.707102387697289" calcext:value-type="float">
            <text:p>0.707102387697289</text:p>
          </table:table-cell>
          <table:table-cell office:value-type="float" office:value="13.414" calcext:value-type="float">
            <text:p>13.414</text:p>
          </table:table-cell>
          <table:table-cell table:formula="of:=[.E78]/[.$E$3]" office:value-type="float" office:value="0.678880510147275" calcext:value-type="float">
            <text:p>0.678880510147275</text:p>
          </table:table-cell>
          <table:table-cell office:value-type="float" office:value="13.489" calcext:value-type="float">
            <text:p>13.489</text:p>
          </table:table-cell>
          <table:table-cell table:formula="of:=[.G78]/[.$G$3]" office:value-type="float" office:value="0.682572614107884" calcext:value-type="float">
            <text:p>0.682572614107884</text:p>
          </table:table-cell>
          <table:table-cell office:value-type="float" office:value="14.794" calcext:value-type="float">
            <text:p>14.794</text:p>
          </table:table-cell>
          <table:table-cell table:formula="of:=[.I78]/[.$I$3]" office:value-type="float" office:value="0.7482298199474" calcext:value-type="float">
            <text:p>0.7482298199474</text:p>
          </table:table-cell>
          <table:table-cell office:value-type="float" office:value="14.876" calcext:value-type="float">
            <text:p>14.876</text:p>
          </table:table-cell>
          <table:table-cell table:formula="of:=[.K78]/[.$K$3]" office:value-type="float" office:value="0.752262958280657" calcext:value-type="float">
            <text:p>0.752262958280657</text:p>
          </table:table-cell>
          <table:table-cell table:formula="of:=AVERAGE([.A78];[.E78];[.I78])" office:value-type="float" office:value="14.0363333333333" calcext:value-type="float">
            <text:p>14.0363333333333</text:p>
          </table:table-cell>
          <table:table-cell table:formula="of:=AVERAGE([.B78];[.F78];[.J78])" office:value-type="float" office:value="0.710141422958449" calcext:value-type="float">
            <text:p>0.710141422958449</text:p>
          </table:table-cell>
          <table:table-cell table:formula="of:=AVERAGE([.C78];[.G78];[.K78])" office:value-type="float" office:value="14.1143333333333" calcext:value-type="float">
            <text:p>14.1143333333333</text:p>
          </table:table-cell>
          <table:table-cell table:formula="of:=AVERAGE([.D78];[.H78];[.L78])" office:value-type="float" office:value="0.71397932002861" calcext:value-type="float">
            <text:p>0.71397932002861</text:p>
          </table:table-cell>
        </table:table-row>
        <table:table-row table:style-name="ro1">
          <table:table-cell office:value-type="float" office:value="13.871" calcext:value-type="float">
            <text:p>13.871</text:p>
          </table:table-cell>
          <table:table-cell table:formula="of:=[.A79]/[.$A$3]" office:value-type="float" office:value="0.70179610422464" calcext:value-type="float">
            <text:p>0.70179610422464</text:p>
          </table:table-cell>
          <table:table-cell office:value-type="float" office:value="13.95" calcext:value-type="float">
            <text:p>13.95</text:p>
          </table:table-cell>
          <table:table-cell table:formula="of:=[.C79]/[.$C$3]" office:value-type="float" office:value="0.705685957102388" calcext:value-type="float">
            <text:p>0.705685957102388</text:p>
          </table:table-cell>
          <table:table-cell office:value-type="float" office:value="13.388" calcext:value-type="float">
            <text:p>13.388</text:p>
          </table:table-cell>
          <table:table-cell table:formula="of:=[.E79]/[.$E$3]" office:value-type="float" office:value="0.677564654081684" calcext:value-type="float">
            <text:p>0.677564654081684</text:p>
          </table:table-cell>
          <table:table-cell office:value-type="float" office:value="13.466" calcext:value-type="float">
            <text:p>13.466</text:p>
          </table:table-cell>
          <table:table-cell table:formula="of:=[.G79]/[.$G$3]" office:value-type="float" office:value="0.681408764295112" calcext:value-type="float">
            <text:p>0.681408764295112</text:p>
          </table:table-cell>
          <table:table-cell office:value-type="float" office:value="14.758" calcext:value-type="float">
            <text:p>14.758</text:p>
          </table:table-cell>
          <table:table-cell table:formula="of:=[.I79]/[.$I$3]" office:value-type="float" office:value="0.746409063321869" calcext:value-type="float">
            <text:p>0.746409063321869</text:p>
          </table:table-cell>
          <table:table-cell office:value-type="float" office:value="14.843" calcext:value-type="float">
            <text:p>14.843</text:p>
          </table:table-cell>
          <table:table-cell table:formula="of:=[.K79]/[.$K$3]" office:value-type="float" office:value="0.750594184576485" calcext:value-type="float">
            <text:p>0.750594184576485</text:p>
          </table:table-cell>
          <table:table-cell table:formula="of:=AVERAGE([.A79];[.E79];[.I79])" office:value-type="float" office:value="14.0056666666667" calcext:value-type="float">
            <text:p>14.0056666666667</text:p>
          </table:table-cell>
          <table:table-cell table:formula="of:=AVERAGE([.B79];[.F79];[.J79])" office:value-type="float" office:value="0.708589940542731" calcext:value-type="float">
            <text:p>0.708589940542731</text:p>
          </table:table-cell>
          <table:table-cell table:formula="of:=AVERAGE([.C79];[.G79];[.K79])" office:value-type="float" office:value="14.0863333333333" calcext:value-type="float">
            <text:p>14.0863333333333</text:p>
          </table:table-cell>
          <table:table-cell table:formula="of:=AVERAGE([.D79];[.H79];[.L79])" office:value-type="float" office:value="0.712562968657995" calcext:value-type="float">
            <text:p>0.712562968657995</text:p>
          </table:table-cell>
        </table:table-row>
        <table:table-row table:style-name="ro1">
          <table:table-cell office:value-type="float" office:value="13.843" calcext:value-type="float">
            <text:p>13.843</text:p>
          </table:table-cell>
          <table:table-cell table:formula="of:=[.A80]/[.$A$3]" office:value-type="float" office:value="0.700379458639008" calcext:value-type="float">
            <text:p>0.700379458639008</text:p>
          </table:table-cell>
          <table:table-cell office:value-type="float" office:value="13.926" calcext:value-type="float">
            <text:p>13.926</text:p>
          </table:table-cell>
          <table:table-cell table:formula="of:=[.C80]/[.$C$3]" office:value-type="float" office:value="0.70447187373533" calcext:value-type="float">
            <text:p>0.70447187373533</text:p>
          </table:table-cell>
          <table:table-cell office:value-type="float" office:value="13.363" calcext:value-type="float">
            <text:p>13.363</text:p>
          </table:table-cell>
          <table:table-cell table:formula="of:=[.E80]/[.$E$3]" office:value-type="float" office:value="0.67629940786477" calcext:value-type="float">
            <text:p>0.67629940786477</text:p>
          </table:table-cell>
          <table:table-cell office:value-type="float" office:value="13.445" calcext:value-type="float">
            <text:p>13.445</text:p>
          </table:table-cell>
          <table:table-cell table:formula="of:=[.G80]/[.$G$3]" office:value-type="float" office:value="0.680346118813885" calcext:value-type="float">
            <text:p>0.680346118813885</text:p>
          </table:table-cell>
          <table:table-cell office:value-type="float" office:value="14.722" calcext:value-type="float">
            <text:p>14.722</text:p>
          </table:table-cell>
          <table:table-cell table:formula="of:=[.I80]/[.$I$3]" office:value-type="float" office:value="0.744588306696338" calcext:value-type="float">
            <text:p>0.744588306696338</text:p>
          </table:table-cell>
          <table:table-cell office:value-type="float" office:value="14.811" calcext:value-type="float">
            <text:p>14.811</text:p>
          </table:table-cell>
          <table:table-cell table:formula="of:=[.K80]/[.$K$3]" office:value-type="float" office:value="0.74897597977244" calcext:value-type="float">
            <text:p>0.74897597977244</text:p>
          </table:table-cell>
          <table:table-cell table:formula="of:=AVERAGE([.A80];[.E80];[.I80])" office:value-type="float" office:value="13.976" calcext:value-type="float">
            <text:p>13.976</text:p>
          </table:table-cell>
          <table:table-cell table:formula="of:=AVERAGE([.B80];[.F80];[.J80])" office:value-type="float" office:value="0.707089057733372" calcext:value-type="float">
            <text:p>0.707089057733372</text:p>
          </table:table-cell>
          <table:table-cell table:formula="of:=AVERAGE([.C80];[.G80];[.K80])" office:value-type="float" office:value="14.0606666666667" calcext:value-type="float">
            <text:p>14.0606666666667</text:p>
          </table:table-cell>
          <table:table-cell table:formula="of:=AVERAGE([.D80];[.H80];[.L80])" office:value-type="float" office:value="0.711264657440552" calcext:value-type="float">
            <text:p>0.711264657440552</text:p>
          </table:table-cell>
        </table:table-row>
        <table:table-row table:style-name="ro1">
          <table:table-cell office:value-type="float" office:value="13.816" calcext:value-type="float">
            <text:p>13.816</text:p>
          </table:table-cell>
          <table:table-cell table:formula="of:=[.A81]/[.$A$3]" office:value-type="float" office:value="0.699013407538578" calcext:value-type="float">
            <text:p>0.699013407538578</text:p>
          </table:table-cell>
          <table:table-cell office:value-type="float" office:value="13.903" calcext:value-type="float">
            <text:p>13.903</text:p>
          </table:table-cell>
          <table:table-cell table:formula="of:=[.C81]/[.$C$3]" office:value-type="float" office:value="0.703308377175233" calcext:value-type="float">
            <text:p>0.703308377175233</text:p>
          </table:table-cell>
          <table:table-cell office:value-type="float" office:value="13.339" calcext:value-type="float">
            <text:p>13.339</text:p>
          </table:table-cell>
          <table:table-cell table:formula="of:=[.E81]/[.$E$3]" office:value-type="float" office:value="0.675084771496533" calcext:value-type="float">
            <text:p>0.675084771496533</text:p>
          </table:table-cell>
          <table:table-cell office:value-type="float" office:value="13.426" calcext:value-type="float">
            <text:p>13.426</text:p>
          </table:table-cell>
          <table:table-cell table:formula="of:=[.G81]/[.$G$3]" office:value-type="float" office:value="0.679384677664204" calcext:value-type="float">
            <text:p>0.679384677664204</text:p>
          </table:table-cell>
          <table:table-cell office:value-type="float" office:value="14.689" calcext:value-type="float">
            <text:p>14.689</text:p>
          </table:table-cell>
          <table:table-cell table:formula="of:=[.I81]/[.$I$3]" office:value-type="float" office:value="0.742919279789601" calcext:value-type="float">
            <text:p>0.742919279789601</text:p>
          </table:table-cell>
          <table:table-cell office:value-type="float" office:value="14.782" calcext:value-type="float">
            <text:p>14.782</text:p>
          </table:table-cell>
          <table:table-cell table:formula="of:=[.K81]/[.$K$3]" office:value-type="float" office:value="0.747509481668774" calcext:value-type="float">
            <text:p>0.747509481668774</text:p>
          </table:table-cell>
          <table:table-cell table:formula="of:=AVERAGE([.A81];[.E81];[.I81])" office:value-type="float" office:value="13.948" calcext:value-type="float">
            <text:p>13.948</text:p>
          </table:table-cell>
          <table:table-cell table:formula="of:=AVERAGE([.B81];[.F81];[.J81])" office:value-type="float" office:value="0.705672486274904" calcext:value-type="float">
            <text:p>0.705672486274904</text:p>
          </table:table-cell>
          <table:table-cell table:formula="of:=AVERAGE([.C81];[.G81];[.K81])" office:value-type="float" office:value="14.037" calcext:value-type="float">
            <text:p>14.037</text:p>
          </table:table-cell>
          <table:table-cell table:formula="of:=AVERAGE([.D81];[.H81];[.L81])" office:value-type="float" office:value="0.710067512169403" calcext:value-type="float">
            <text:p>0.710067512169403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table:formula="of:=[.A82]/[.$A$3]" office:value-type="float" office:value="0.697697950923349" calcext:value-type="float">
            <text:p>0.697697950923349</text:p>
          </table:table-cell>
          <table:table-cell office:value-type="float" office:value="13.881" calcext:value-type="float">
            <text:p>13.881</text:p>
          </table:table-cell>
          <table:table-cell table:formula="of:=[.C82]/[.$C$3]" office:value-type="float" office:value="0.702195467422096" calcext:value-type="float">
            <text:p>0.702195467422096</text:p>
          </table:table-cell>
          <table:table-cell office:value-type="float" office:value="13.318" calcext:value-type="float">
            <text:p>13.318</text:p>
          </table:table-cell>
          <table:table-cell table:formula="of:=[.E82]/[.$E$3]" office:value-type="float" office:value="0.674021964674326" calcext:value-type="float">
            <text:p>0.674021964674326</text:p>
          </table:table-cell>
          <table:table-cell office:value-type="float" office:value="13.408" calcext:value-type="float">
            <text:p>13.408</text:p>
          </table:table-cell>
          <table:table-cell table:formula="of:=[.G82]/[.$G$3]" office:value-type="float" office:value="0.678473838680295" calcext:value-type="float">
            <text:p>0.678473838680295</text:p>
          </table:table-cell>
          <table:table-cell office:value-type="float" office:value="14.656" calcext:value-type="float">
            <text:p>14.656</text:p>
          </table:table-cell>
          <table:table-cell table:formula="of:=[.I82]/[.$I$3]" office:value-type="float" office:value="0.741250252882865" calcext:value-type="float">
            <text:p>0.741250252882865</text:p>
          </table:table-cell>
          <table:table-cell office:value-type="float" office:value="14.753" calcext:value-type="float">
            <text:p>14.753</text:p>
          </table:table-cell>
          <table:table-cell table:formula="of:=[.K82]/[.$K$3]" office:value-type="float" office:value="0.746042983565108" calcext:value-type="float">
            <text:p>0.746042983565108</text:p>
          </table:table-cell>
          <table:table-cell table:formula="of:=AVERAGE([.A82];[.E82];[.I82])" office:value-type="float" office:value="13.9213333333333" calcext:value-type="float">
            <text:p>13.9213333333333</text:p>
          </table:table-cell>
          <table:table-cell table:formula="of:=AVERAGE([.B82];[.F82];[.J82])" office:value-type="float" office:value="0.704323389493513" calcext:value-type="float">
            <text:p>0.704323389493513</text:p>
          </table:table-cell>
          <table:table-cell table:formula="of:=AVERAGE([.C82];[.G82];[.K82])" office:value-type="float" office:value="14.014" calcext:value-type="float">
            <text:p>14.014</text:p>
          </table:table-cell>
          <table:table-cell table:formula="of:=AVERAGE([.D82];[.H82];[.L82])" office:value-type="float" office:value="0.708904096555833" calcext:value-type="float">
            <text:p>0.708904096555833</text:p>
          </table:table-cell>
        </table:table-row>
        <table:table-row table:style-name="ro1">
          <table:table-cell office:value-type="float" office:value="13.767" calcext:value-type="float">
            <text:p>13.767</text:p>
          </table:table-cell>
          <table:table-cell table:formula="of:=[.A83]/[.$A$3]" office:value-type="float" office:value="0.696534277763724" calcext:value-type="float">
            <text:p>0.696534277763724</text:p>
          </table:table-cell>
          <table:table-cell office:value-type="float" office:value="13.861" calcext:value-type="float">
            <text:p>13.861</text:p>
          </table:table-cell>
          <table:table-cell table:formula="of:=[.C83]/[.$C$3]" office:value-type="float" office:value="0.701183731282881" calcext:value-type="float">
            <text:p>0.701183731282881</text:p>
          </table:table-cell>
          <table:table-cell office:value-type="float" office:value="13.297" calcext:value-type="float">
            <text:p>13.297</text:p>
          </table:table-cell>
          <table:table-cell table:formula="of:=[.E83]/[.$E$3]" office:value-type="float" office:value="0.672959157852118" calcext:value-type="float">
            <text:p>0.672959157852118</text:p>
          </table:table-cell>
          <table:table-cell office:value-type="float" office:value="13.391" calcext:value-type="float">
            <text:p>13.391</text:p>
          </table:table-cell>
          <table:table-cell table:formula="of:=[.G83]/[.$G$3]" office:value-type="float" office:value="0.67761360186216" calcext:value-type="float">
            <text:p>0.67761360186216</text:p>
          </table:table-cell>
          <table:table-cell office:value-type="float" office:value="14.625" calcext:value-type="float">
            <text:p>14.625</text:p>
          </table:table-cell>
          <table:table-cell table:formula="of:=[.I83]/[.$I$3]" office:value-type="float" office:value="0.739682379121991" calcext:value-type="float">
            <text:p>0.739682379121991</text:p>
          </table:table-cell>
          <table:table-cell office:value-type="float" office:value="14.726" calcext:value-type="float">
            <text:p>14.726</text:p>
          </table:table-cell>
          <table:table-cell table:formula="of:=[.K83]/[.$K$3]" office:value-type="float" office:value="0.744677623261694" calcext:value-type="float">
            <text:p>0.744677623261694</text:p>
          </table:table-cell>
          <table:table-cell table:formula="of:=AVERAGE([.A83];[.E83];[.I83])" office:value-type="float" office:value="13.8963333333333" calcext:value-type="float">
            <text:p>13.8963333333333</text:p>
          </table:table-cell>
          <table:table-cell table:formula="of:=AVERAGE([.B83];[.F83];[.J83])" office:value-type="float" office:value="0.703058604912611" calcext:value-type="float">
            <text:p>0.703058604912611</text:p>
          </table:table-cell>
          <table:table-cell table:formula="of:=AVERAGE([.C83];[.G83];[.K83])" office:value-type="float" office:value="13.9926666666667" calcext:value-type="float">
            <text:p>13.9926666666667</text:p>
          </table:table-cell>
          <table:table-cell table:formula="of:=AVERAGE([.D83];[.H83];[.L83])" office:value-type="float" office:value="0.707824985468912" calcext:value-type="float">
            <text:p>0.707824985468912</text:p>
          </table:table-cell>
        </table:table-row>
        <table:table-row table:style-name="ro1">
          <table:table-cell office:value-type="float" office:value="13.744" calcext:value-type="float">
            <text:p>13.744</text:p>
          </table:table-cell>
          <table:table-cell table:formula="of:=[.A84]/[.$A$3]" office:value-type="float" office:value="0.695370604604098" calcext:value-type="float">
            <text:p>0.695370604604098</text:p>
          </table:table-cell>
          <table:table-cell office:value-type="float" office:value="13.843" calcext:value-type="float">
            <text:p>13.843</text:p>
          </table:table-cell>
          <table:table-cell table:formula="of:=[.C84]/[.$C$3]" office:value-type="float" office:value="0.700273168757588" calcext:value-type="float">
            <text:p>0.700273168757588</text:p>
          </table:table-cell>
          <table:table-cell office:value-type="float" office:value="13.277" calcext:value-type="float">
            <text:p>13.277</text:p>
          </table:table-cell>
          <table:table-cell table:formula="of:=[.E84]/[.$E$3]" office:value-type="float" office:value="0.671946960878587" calcext:value-type="float">
            <text:p>0.671946960878587</text:p>
          </table:table-cell>
          <table:table-cell office:value-type="float" office:value="13.376" calcext:value-type="float">
            <text:p>13.376</text:p>
          </table:table-cell>
          <table:table-cell table:formula="of:=[.G84]/[.$G$3]" office:value-type="float" office:value="0.676854569375569" calcext:value-type="float">
            <text:p>0.676854569375569</text:p>
          </table:table-cell>
          <table:table-cell office:value-type="float" office:value="14.595" calcext:value-type="float">
            <text:p>14.595</text:p>
          </table:table-cell>
          <table:table-cell table:formula="of:=[.I84]/[.$I$3]" office:value-type="float" office:value="0.738165081934048" calcext:value-type="float">
            <text:p>0.738165081934048</text:p>
          </table:table-cell>
          <table:table-cell office:value-type="float" office:value="14.701" calcext:value-type="float">
            <text:p>14.701</text:p>
          </table:table-cell>
          <table:table-cell table:formula="of:=[.K84]/[.$K$3]" office:value-type="float" office:value="0.743413400758534" calcext:value-type="float">
            <text:p>0.743413400758534</text:p>
          </table:table-cell>
          <table:table-cell table:formula="of:=AVERAGE([.A84];[.E84];[.I84])" office:value-type="float" office:value="13.872" calcext:value-type="float">
            <text:p>13.872</text:p>
          </table:table-cell>
          <table:table-cell table:formula="of:=AVERAGE([.B84];[.F84];[.J84])" office:value-type="float" office:value="0.701827549138911" calcext:value-type="float">
            <text:p>0.701827549138911</text:p>
          </table:table-cell>
          <table:table-cell table:formula="of:=AVERAGE([.C84];[.G84];[.K84])" office:value-type="float" office:value="13.9733333333333" calcext:value-type="float">
            <text:p>13.9733333333333</text:p>
          </table:table-cell>
          <table:table-cell table:formula="of:=AVERAGE([.D84];[.H84];[.L84])" office:value-type="float" office:value="0.70684704629723" calcext:value-type="float">
            <text:p>0.70684704629723</text:p>
          </table:table-cell>
        </table:table-row>
        <table:table-row table:style-name="ro1">
          <table:table-cell office:value-type="float" office:value="13.723" calcext:value-type="float">
            <text:p>13.723</text:p>
          </table:table-cell>
          <table:table-cell table:formula="of:=[.A85]/[.$A$3]" office:value-type="float" office:value="0.694308120414875" calcext:value-type="float">
            <text:p>0.694308120414875</text:p>
          </table:table-cell>
          <table:table-cell office:value-type="float" office:value="13.826" calcext:value-type="float">
            <text:p>13.826</text:p>
          </table:table-cell>
          <table:table-cell table:formula="of:=[.C85]/[.$C$3]" office:value-type="float" office:value="0.699413193039255" calcext:value-type="float">
            <text:p>0.699413193039255</text:p>
          </table:table-cell>
          <table:table-cell office:value-type="float" office:value="13.259" calcext:value-type="float">
            <text:p>13.259</text:p>
          </table:table-cell>
          <table:table-cell table:formula="of:=[.E85]/[.$E$3]" office:value-type="float" office:value="0.671035983602409" calcext:value-type="float">
            <text:p>0.671035983602409</text:p>
          </table:table-cell>
          <table:table-cell office:value-type="float" office:value="13.361" calcext:value-type="float">
            <text:p>13.361</text:p>
          </table:table-cell>
          <table:table-cell table:formula="of:=[.G85]/[.$G$3]" office:value-type="float" office:value="0.676095536888979" calcext:value-type="float">
            <text:p>0.676095536888979</text:p>
          </table:table-cell>
          <table:table-cell office:value-type="float" office:value="14.566" calcext:value-type="float">
            <text:p>14.566</text:p>
          </table:table-cell>
          <table:table-cell table:formula="of:=[.I85]/[.$I$3]" office:value-type="float" office:value="0.736698361319037" calcext:value-type="float">
            <text:p>0.736698361319037</text:p>
          </table:table-cell>
          <table:table-cell office:value-type="float" office:value="14.676" calcext:value-type="float">
            <text:p>14.676</text:p>
          </table:table-cell>
          <table:table-cell table:formula="of:=[.K85]/[.$K$3]" office:value-type="float" office:value="0.742149178255373" calcext:value-type="float">
            <text:p>0.742149178255373</text:p>
          </table:table-cell>
          <table:table-cell table:formula="of:=AVERAGE([.A85];[.E85];[.I85])" office:value-type="float" office:value="13.8493333333333" calcext:value-type="float">
            <text:p>13.8493333333333</text:p>
          </table:table-cell>
          <table:table-cell table:formula="of:=AVERAGE([.B85];[.F85];[.J85])" office:value-type="float" office:value="0.700680821778774" calcext:value-type="float">
            <text:p>0.700680821778774</text:p>
          </table:table-cell>
          <table:table-cell table:formula="of:=AVERAGE([.C85];[.G85];[.K85])" office:value-type="float" office:value="13.9543333333333" calcext:value-type="float">
            <text:p>13.9543333333333</text:p>
          </table:table-cell>
          <table:table-cell table:formula="of:=AVERAGE([.D85];[.H85];[.L85])" office:value-type="float" office:value="0.705885969394536" calcext:value-type="float">
            <text:p>0.705885969394536</text:p>
          </table:table-cell>
        </table:table-row>
        <table:table-row table:style-name="ro1">
          <table:table-cell office:value-type="float" office:value="13.703" calcext:value-type="float">
            <text:p>13.703</text:p>
          </table:table-cell>
          <table:table-cell table:formula="of:=[.A86]/[.$A$3]" office:value-type="float" office:value="0.693296230710852" calcext:value-type="float">
            <text:p>0.693296230710852</text:p>
          </table:table-cell>
          <table:table-cell office:value-type="float" office:value="13.81" calcext:value-type="float">
            <text:p>13.81</text:p>
          </table:table-cell>
          <table:table-cell table:formula="of:=[.C86]/[.$C$3]" office:value-type="float" office:value="0.698603804127883" calcext:value-type="float">
            <text:p>0.698603804127883</text:p>
          </table:table-cell>
          <table:table-cell office:value-type="float" office:value="13.242" calcext:value-type="float">
            <text:p>13.242</text:p>
          </table:table-cell>
          <table:table-cell table:formula="of:=[.E86]/[.$E$3]" office:value-type="float" office:value="0.670175616174908" calcext:value-type="float">
            <text:p>0.670175616174908</text:p>
          </table:table-cell>
          <table:table-cell office:value-type="float" office:value="13.349" calcext:value-type="float">
            <text:p>13.349</text:p>
          </table:table-cell>
          <table:table-cell table:formula="of:=[.G86]/[.$G$3]" office:value-type="float" office:value="0.675488310899707" calcext:value-type="float">
            <text:p>0.675488310899707</text:p>
          </table:table-cell>
          <table:table-cell office:value-type="float" office:value="14.54" calcext:value-type="float">
            <text:p>14.54</text:p>
          </table:table-cell>
          <table:table-cell table:formula="of:=[.I86]/[.$I$3]" office:value-type="float" office:value="0.73538337042282" calcext:value-type="float">
            <text:p>0.73538337042282</text:p>
          </table:table-cell>
          <table:table-cell office:value-type="float" office:value="14.655" calcext:value-type="float">
            <text:p>14.655</text:p>
          </table:table-cell>
          <table:table-cell table:formula="of:=[.K86]/[.$K$3]" office:value-type="float" office:value="0.741087231352718" calcext:value-type="float">
            <text:p>0.741087231352718</text:p>
          </table:table-cell>
          <table:table-cell table:formula="of:=AVERAGE([.A86];[.E86];[.I86])" office:value-type="float" office:value="13.8283333333333" calcext:value-type="float">
            <text:p>13.8283333333333</text:p>
          </table:table-cell>
          <table:table-cell table:formula="of:=AVERAGE([.B86];[.F86];[.J86])" office:value-type="float" office:value="0.699618405769527" calcext:value-type="float">
            <text:p>0.699618405769527</text:p>
          </table:table-cell>
          <table:table-cell table:formula="of:=AVERAGE([.C86];[.G86];[.K86])" office:value-type="float" office:value="13.938" calcext:value-type="float">
            <text:p>13.938</text:p>
          </table:table-cell>
          <table:table-cell table:formula="of:=AVERAGE([.D86];[.H86];[.L86])" office:value-type="float" office:value="0.705059782126769" calcext:value-type="float">
            <text:p>0.705059782126769</text:p>
          </table:table-cell>
        </table:table-row>
        <table:table-row table:style-name="ro1">
          <table:table-cell office:value-type="float" office:value="13.685" calcext:value-type="float">
            <text:p>13.685</text:p>
          </table:table-cell>
          <table:table-cell table:formula="of:=[.A87]/[.$A$3]" office:value-type="float" office:value="0.692385529977232" calcext:value-type="float">
            <text:p>0.692385529977232</text:p>
          </table:table-cell>
          <table:table-cell office:value-type="float" office:value="13.796" calcext:value-type="float">
            <text:p>13.796</text:p>
          </table:table-cell>
          <table:table-cell table:formula="of:=[.C87]/[.$C$3]" office:value-type="float" office:value="0.697895588830433" calcext:value-type="float">
            <text:p>0.697895588830433</text:p>
          </table:table-cell>
          <table:table-cell office:value-type="float" office:value="13.225" calcext:value-type="float">
            <text:p>13.225</text:p>
          </table:table-cell>
          <table:table-cell table:formula="of:=[.E87]/[.$E$3]" office:value-type="float" office:value="0.669315248747406" calcext:value-type="float">
            <text:p>0.669315248747406</text:p>
          </table:table-cell>
          <table:table-cell office:value-type="float" office:value="13.337" calcext:value-type="float">
            <text:p>13.337</text:p>
          </table:table-cell>
          <table:table-cell table:formula="of:=[.G87]/[.$G$3]" office:value-type="float" office:value="0.674881084910434" calcext:value-type="float">
            <text:p>0.674881084910434</text:p>
          </table:table-cell>
          <table:table-cell office:value-type="float" office:value="14.514" calcext:value-type="float">
            <text:p>14.514</text:p>
          </table:table-cell>
          <table:table-cell table:formula="of:=[.I87]/[.$I$3]" office:value-type="float" office:value="0.734068379526603" calcext:value-type="float">
            <text:p>0.734068379526603</text:p>
          </table:table-cell>
          <table:table-cell office:value-type="float" office:value="14.633" calcext:value-type="float">
            <text:p>14.633</text:p>
          </table:table-cell>
          <table:table-cell table:formula="of:=[.K87]/[.$K$3]" office:value-type="float" office:value="0.739974715549937" calcext:value-type="float">
            <text:p>0.739974715549937</text:p>
          </table:table-cell>
          <table:table-cell table:formula="of:=AVERAGE([.A87];[.E87];[.I87])" office:value-type="float" office:value="13.808" calcext:value-type="float">
            <text:p>13.808</text:p>
          </table:table-cell>
          <table:table-cell table:formula="of:=AVERAGE([.B87];[.F87];[.J87])" office:value-type="float" office:value="0.698589719417081" calcext:value-type="float">
            <text:p>0.698589719417081</text:p>
          </table:table-cell>
          <table:table-cell table:formula="of:=AVERAGE([.C87];[.G87];[.K87])" office:value-type="float" office:value="13.922" calcext:value-type="float">
            <text:p>13.922</text:p>
          </table:table-cell>
          <table:table-cell table:formula="of:=AVERAGE([.D87];[.H87];[.L87])" office:value-type="float" office:value="0.704250463096935" calcext:value-type="float">
            <text:p>0.704250463096935</text:p>
          </table:table-cell>
        </table:table-row>
        <table:table-row table:style-name="ro1">
          <table:table-cell office:value-type="float" office:value="13.666" calcext:value-type="float">
            <text:p>13.666</text:p>
          </table:table-cell>
          <table:table-cell table:formula="of:=[.A88]/[.$A$3]" office:value-type="float" office:value="0.691424234758411" calcext:value-type="float">
            <text:p>0.691424234758411</text:p>
          </table:table-cell>
          <table:table-cell office:value-type="float" office:value="13.783" calcext:value-type="float">
            <text:p>13.783</text:p>
          </table:table-cell>
          <table:table-cell table:formula="of:=[.C88]/[.$C$3]" office:value-type="float" office:value="0.697237960339943" calcext:value-type="float">
            <text:p>0.697237960339943</text:p>
          </table:table-cell>
          <table:table-cell office:value-type="float" office:value="13.21" calcext:value-type="float">
            <text:p>13.21</text:p>
          </table:table-cell>
          <table:table-cell table:formula="of:=[.E88]/[.$E$3]" office:value-type="float" office:value="0.668556101017258" calcext:value-type="float">
            <text:p>0.668556101017258</text:p>
          </table:table-cell>
          <table:table-cell office:value-type="float" office:value="13.326" calcext:value-type="float">
            <text:p>13.326</text:p>
          </table:table-cell>
          <table:table-cell table:formula="of:=[.G88]/[.$G$3]" office:value-type="float" office:value="0.674324461086935" calcext:value-type="float">
            <text:p>0.674324461086935</text:p>
          </table:table-cell>
          <table:table-cell office:value-type="float" office:value="14.49" calcext:value-type="float">
            <text:p>14.49</text:p>
          </table:table-cell>
          <table:table-cell table:formula="of:=[.I88]/[.$I$3]" office:value-type="float" office:value="0.732854541776249" calcext:value-type="float">
            <text:p>0.732854541776249</text:p>
          </table:table-cell>
          <table:table-cell office:value-type="float" office:value="14.614" calcext:value-type="float">
            <text:p>14.614</text:p>
          </table:table-cell>
          <table:table-cell table:formula="of:=[.K88]/[.$K$3]" office:value-type="float" office:value="0.739013906447535" calcext:value-type="float">
            <text:p>0.739013906447535</text:p>
          </table:table-cell>
          <table:table-cell table:formula="of:=AVERAGE([.A88];[.E88];[.I88])" office:value-type="float" office:value="13.7886666666667" calcext:value-type="float">
            <text:p>13.7886666666667</text:p>
          </table:table-cell>
          <table:table-cell table:formula="of:=AVERAGE([.B88];[.F88];[.J88])" office:value-type="float" office:value="0.69761162585064" calcext:value-type="float">
            <text:p>0.69761162585064</text:p>
          </table:table-cell>
          <table:table-cell table:formula="of:=AVERAGE([.C88];[.G88];[.K88])" office:value-type="float" office:value="13.9076666666667" calcext:value-type="float">
            <text:p>13.9076666666667</text:p>
          </table:table-cell>
          <table:table-cell table:formula="of:=AVERAGE([.D88];[.H88];[.L88])" office:value-type="float" office:value="0.703525442624804" calcext:value-type="float">
            <text:p>0.703525442624804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table:formula="of:=[.A89]/[.$A$3]" office:value-type="float" office:value="0.690614722995194" calcext:value-type="float">
            <text:p>0.690614722995194</text:p>
          </table:table-cell>
          <table:table-cell office:value-type="float" office:value="13.771" calcext:value-type="float">
            <text:p>13.771</text:p>
          </table:table-cell>
          <table:table-cell table:formula="of:=[.C89]/[.$C$3]" office:value-type="float" office:value="0.696630918656414" calcext:value-type="float">
            <text:p>0.696630918656414</text:p>
          </table:table-cell>
          <table:table-cell office:value-type="float" office:value="13.196" calcext:value-type="float">
            <text:p>13.196</text:p>
          </table:table-cell>
          <table:table-cell table:formula="of:=[.E89]/[.$E$3]" office:value-type="float" office:value="0.667847563135786" calcext:value-type="float">
            <text:p>0.667847563135786</text:p>
          </table:table-cell>
          <table:table-cell office:value-type="float" office:value="13.316" calcext:value-type="float">
            <text:p>13.316</text:p>
          </table:table-cell>
          <table:table-cell table:formula="of:=[.G89]/[.$G$3]" office:value-type="float" office:value="0.673818439429208" calcext:value-type="float">
            <text:p>0.673818439429208</text:p>
          </table:table-cell>
          <table:table-cell office:value-type="float" office:value="14.467" calcext:value-type="float">
            <text:p>14.467</text:p>
          </table:table-cell>
          <table:table-cell table:formula="of:=[.I89]/[.$I$3]" office:value-type="float" office:value="0.731691280598827" calcext:value-type="float">
            <text:p>0.731691280598827</text:p>
          </table:table-cell>
          <table:table-cell office:value-type="float" office:value="14.595" calcext:value-type="float">
            <text:p>14.595</text:p>
          </table:table-cell>
          <table:table-cell table:formula="of:=[.K89]/[.$K$3]" office:value-type="float" office:value="0.738053097345133" calcext:value-type="float">
            <text:p>0.738053097345133</text:p>
          </table:table-cell>
          <table:table-cell table:formula="of:=AVERAGE([.A89];[.E89];[.I89])" office:value-type="float" office:value="13.771" calcext:value-type="float">
            <text:p>13.771</text:p>
          </table:table-cell>
          <table:table-cell table:formula="of:=AVERAGE([.B89];[.F89];[.J89])" office:value-type="float" office:value="0.696717855576602" calcext:value-type="float">
            <text:p>0.696717855576602</text:p>
          </table:table-cell>
          <table:table-cell table:formula="of:=AVERAGE([.C89];[.G89];[.K89])" office:value-type="float" office:value="13.894" calcext:value-type="float">
            <text:p>13.894</text:p>
          </table:table-cell>
          <table:table-cell table:formula="of:=AVERAGE([.D89];[.H89];[.L89])" office:value-type="float" office:value="0.702834151810252" calcext:value-type="float">
            <text:p>0.702834151810252</text:p>
          </table:table-cell>
        </table:table-row>
        <table:table-row table:style-name="ro1">
          <table:table-cell office:value-type="float" office:value="13.634" calcext:value-type="float">
            <text:p>13.634</text:p>
          </table:table-cell>
          <table:table-cell table:formula="of:=[.A90]/[.$A$3]" office:value-type="float" office:value="0.689805211231976" calcext:value-type="float">
            <text:p>0.689805211231976</text:p>
          </table:table-cell>
          <table:table-cell office:value-type="float" office:value="13.76" calcext:value-type="float">
            <text:p>13.76</text:p>
          </table:table-cell>
          <table:table-cell table:formula="of:=[.C90]/[.$C$3]" office:value-type="float" office:value="0.696074463779846" calcext:value-type="float">
            <text:p>0.696074463779846</text:p>
          </table:table-cell>
          <table:table-cell office:value-type="float" office:value="13.182" calcext:value-type="float">
            <text:p>13.182</text:p>
          </table:table-cell>
          <table:table-cell table:formula="of:=[.E90]/[.$E$3]" office:value-type="float" office:value="0.667139025254314" calcext:value-type="float">
            <text:p>0.667139025254314</text:p>
          </table:table-cell>
          <table:table-cell office:value-type="float" office:value="13.307" calcext:value-type="float">
            <text:p>13.307</text:p>
          </table:table-cell>
          <table:table-cell table:formula="of:=[.G90]/[.$G$3]" office:value-type="float" office:value="0.673363019937253" calcext:value-type="float">
            <text:p>0.673363019937253</text:p>
          </table:table-cell>
          <table:table-cell office:value-type="float" office:value="14.446" calcext:value-type="float">
            <text:p>14.446</text:p>
          </table:table-cell>
          <table:table-cell table:formula="of:=[.I90]/[.$I$3]" office:value-type="float" office:value="0.730629172567267" calcext:value-type="float">
            <text:p>0.730629172567267</text:p>
          </table:table-cell>
          <table:table-cell office:value-type="float" office:value="14.579" calcext:value-type="float">
            <text:p>14.579</text:p>
          </table:table-cell>
          <table:table-cell table:formula="of:=[.K90]/[.$K$3]" office:value-type="float" office:value="0.73724399494311" calcext:value-type="float">
            <text:p>0.73724399494311</text:p>
          </table:table-cell>
          <table:table-cell table:formula="of:=AVERAGE([.A90];[.E90];[.I90])" office:value-type="float" office:value="13.754" calcext:value-type="float">
            <text:p>13.754</text:p>
          </table:table-cell>
          <table:table-cell table:formula="of:=AVERAGE([.B90];[.F90];[.J90])" office:value-type="float" office:value="0.695857803017852" calcext:value-type="float">
            <text:p>0.695857803017852</text:p>
          </table:table-cell>
          <table:table-cell table:formula="of:=AVERAGE([.C90];[.G90];[.K90])" office:value-type="float" office:value="13.882" calcext:value-type="float">
            <text:p>13.882</text:p>
          </table:table-cell>
          <table:table-cell table:formula="of:=AVERAGE([.D90];[.H90];[.L90])" office:value-type="float" office:value="0.702227159553403" calcext:value-type="float">
            <text:p>0.702227159553403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table:formula="of:=[.A91]/[.$A$3]" office:value-type="float" office:value="0.68909688843916" calcext:value-type="float">
            <text:p>0.68909688843916</text:p>
          </table:table-cell>
          <table:table-cell office:value-type="float" office:value="13.75" calcext:value-type="float">
            <text:p>13.75</text:p>
          </table:table-cell>
          <table:table-cell table:formula="of:=[.C91]/[.$C$3]" office:value-type="float" office:value="0.695568595710239" calcext:value-type="float">
            <text:p>0.695568595710239</text:p>
          </table:table-cell>
          <table:table-cell office:value-type="float" office:value="13.17" calcext:value-type="float">
            <text:p>13.17</text:p>
          </table:table-cell>
          <table:table-cell table:formula="of:=[.E91]/[.$E$3]" office:value-type="float" office:value="0.666531707070196" calcext:value-type="float">
            <text:p>0.666531707070196</text:p>
          </table:table-cell>
          <table:table-cell office:value-type="float" office:value="13.3" calcext:value-type="float">
            <text:p>13.3</text:p>
          </table:table-cell>
          <table:table-cell table:formula="of:=[.G91]/[.$G$3]" office:value-type="float" office:value="0.673008804776844" calcext:value-type="float">
            <text:p>0.673008804776844</text:p>
          </table:table-cell>
          <table:table-cell office:value-type="float" office:value="14.425" calcext:value-type="float">
            <text:p>14.425</text:p>
          </table:table-cell>
          <table:table-cell table:formula="of:=[.I91]/[.$I$3]" office:value-type="float" office:value="0.729567064535707" calcext:value-type="float">
            <text:p>0.729567064535707</text:p>
          </table:table-cell>
          <table:table-cell office:value-type="float" office:value="14.562" calcext:value-type="float">
            <text:p>14.562</text:p>
          </table:table-cell>
          <table:table-cell table:formula="of:=[.K91]/[.$K$3]" office:value-type="float" office:value="0.736384323640961" calcext:value-type="float">
            <text:p>0.736384323640961</text:p>
          </table:table-cell>
          <table:table-cell table:formula="of:=AVERAGE([.A91];[.E91];[.I91])" office:value-type="float" office:value="13.7383333333333" calcext:value-type="float">
            <text:p>13.7383333333333</text:p>
          </table:table-cell>
          <table:table-cell table:formula="of:=AVERAGE([.B91];[.F91];[.J91])" office:value-type="float" office:value="0.695065220015021" calcext:value-type="float">
            <text:p>0.695065220015021</text:p>
          </table:table-cell>
          <table:table-cell table:formula="of:=AVERAGE([.C91];[.G91];[.K91])" office:value-type="float" office:value="13.8706666666667" calcext:value-type="float">
            <text:p>13.8706666666667</text:p>
          </table:table-cell>
          <table:table-cell table:formula="of:=AVERAGE([.D91];[.H91];[.L91])" office:value-type="float" office:value="0.701653908042681" calcext:value-type="float">
            <text:p>0.701653908042681</text:p>
          </table:table-cell>
        </table:table-row>
        <table:table-row table:style-name="ro1">
          <table:table-cell office:value-type="float" office:value="13.606" calcext:value-type="float">
            <text:p>13.606</text:p>
          </table:table-cell>
          <table:table-cell table:formula="of:=[.A92]/[.$A$3]" office:value-type="float" office:value="0.688388565646345" calcext:value-type="float">
            <text:p>0.688388565646345</text:p>
          </table:table-cell>
          <table:table-cell office:value-type="float" office:value="13.742" calcext:value-type="float">
            <text:p>13.742</text:p>
          </table:table-cell>
          <table:table-cell table:formula="of:=[.C92]/[.$C$3]" office:value-type="float" office:value="0.695163901254553" calcext:value-type="float">
            <text:p>0.695163901254553</text:p>
          </table:table-cell>
          <table:table-cell office:value-type="float" office:value="13.158" calcext:value-type="float">
            <text:p>13.158</text:p>
          </table:table-cell>
          <table:table-cell table:formula="of:=[.E92]/[.$E$3]" office:value-type="float" office:value="0.665924388886077" calcext:value-type="float">
            <text:p>0.665924388886077</text:p>
          </table:table-cell>
          <table:table-cell office:value-type="float" office:value="13.292" calcext:value-type="float">
            <text:p>13.292</text:p>
          </table:table-cell>
          <table:table-cell table:formula="of:=[.G92]/[.$G$3]" office:value-type="float" office:value="0.672603987450663" calcext:value-type="float">
            <text:p>0.672603987450663</text:p>
          </table:table-cell>
          <table:table-cell office:value-type="float" office:value="14.406" calcext:value-type="float">
            <text:p>14.406</text:p>
          </table:table-cell>
          <table:table-cell table:formula="of:=[.I92]/[.$I$3]" office:value-type="float" office:value="0.72860610965001" calcext:value-type="float">
            <text:p>0.72860610965001</text:p>
          </table:table-cell>
          <table:table-cell office:value-type="float" office:value="14.548" calcext:value-type="float">
            <text:p>14.548</text:p>
          </table:table-cell>
          <table:table-cell table:formula="of:=[.K92]/[.$K$3]" office:value-type="float" office:value="0.735676359039191" calcext:value-type="float">
            <text:p>0.735676359039191</text:p>
          </table:table-cell>
          <table:table-cell table:formula="of:=AVERAGE([.A92];[.E92];[.I92])" office:value-type="float" office:value="13.7233333333333" calcext:value-type="float">
            <text:p>13.7233333333333</text:p>
          </table:table-cell>
          <table:table-cell table:formula="of:=AVERAGE([.B92];[.F92];[.J92])" office:value-type="float" office:value="0.694306354727477" calcext:value-type="float">
            <text:p>0.694306354727477</text:p>
          </table:table-cell>
          <table:table-cell table:formula="of:=AVERAGE([.C92];[.G92];[.K92])" office:value-type="float" office:value="13.8606666666667" calcext:value-type="float">
            <text:p>13.8606666666667</text:p>
          </table:table-cell>
          <table:table-cell table:formula="of:=AVERAGE([.D92];[.H92];[.L92])" office:value-type="float" office:value="0.701148082581469" calcext:value-type="float">
            <text:p>0.701148082581469</text:p>
          </table:table-cell>
        </table:table-row>
        <table:table-row table:style-name="ro1">
          <table:table-cell office:value-type="float" office:value="13.593" calcext:value-type="float">
            <text:p>13.593</text:p>
          </table:table-cell>
          <table:table-cell table:formula="of:=[.A93]/[.$A$3]" office:value-type="float" office:value="0.68773083733873" calcext:value-type="float">
            <text:p>0.68773083733873</text:p>
          </table:table-cell>
          <table:table-cell office:value-type="float" office:value="13.734" calcext:value-type="float">
            <text:p>13.734</text:p>
          </table:table-cell>
          <table:table-cell table:formula="of:=[.C93]/[.$C$3]" office:value-type="float" office:value="0.694759206798867" calcext:value-type="float">
            <text:p>0.694759206798867</text:p>
          </table:table-cell>
          <table:table-cell office:value-type="float" office:value="13.147" calcext:value-type="float">
            <text:p>13.147</text:p>
          </table:table-cell>
          <table:table-cell table:formula="of:=[.E93]/[.$E$3]" office:value-type="float" office:value="0.665367680550635" calcext:value-type="float">
            <text:p>0.665367680550635</text:p>
          </table:table-cell>
          <table:table-cell office:value-type="float" office:value="13.286" calcext:value-type="float">
            <text:p>13.286</text:p>
          </table:table-cell>
          <table:table-cell table:formula="of:=[.G93]/[.$G$3]" office:value-type="float" office:value="0.672300374456027" calcext:value-type="float">
            <text:p>0.672300374456027</text:p>
          </table:table-cell>
          <table:table-cell office:value-type="float" office:value="14.387" calcext:value-type="float">
            <text:p>14.387</text:p>
          </table:table-cell>
          <table:table-cell table:formula="of:=[.I93]/[.$I$3]" office:value-type="float" office:value="0.727645154764313" calcext:value-type="float">
            <text:p>0.727645154764313</text:p>
          </table:table-cell>
          <table:table-cell office:value-type="float" office:value="14.534" calcext:value-type="float">
            <text:p>14.534</text:p>
          </table:table-cell>
          <table:table-cell table:formula="of:=[.K93]/[.$K$3]" office:value-type="float" office:value="0.734968394437421" calcext:value-type="float">
            <text:p>0.734968394437421</text:p>
          </table:table-cell>
          <table:table-cell table:formula="of:=AVERAGE([.A93];[.E93];[.I93])" office:value-type="float" office:value="13.709" calcext:value-type="float">
            <text:p>13.709</text:p>
          </table:table-cell>
          <table:table-cell table:formula="of:=AVERAGE([.B93];[.F93];[.J93])" office:value-type="float" office:value="0.693581224217893" calcext:value-type="float">
            <text:p>0.693581224217893</text:p>
          </table:table-cell>
          <table:table-cell table:formula="of:=AVERAGE([.C93];[.G93];[.K93])" office:value-type="float" office:value="13.8513333333333" calcext:value-type="float">
            <text:p>13.8513333333333</text:p>
          </table:table-cell>
          <table:table-cell table:formula="of:=AVERAGE([.D93];[.H93];[.L93])" office:value-type="float" office:value="0.700675991897438" calcext:value-type="float">
            <text:p>0.700675991897438</text:p>
          </table:table-cell>
        </table:table-row>
        <table:table-row table:style-name="ro1">
          <table:table-cell office:value-type="float" office:value="13.581" calcext:value-type="float">
            <text:p>13.581</text:p>
          </table:table-cell>
          <table:table-cell table:formula="of:=[.A94]/[.$A$3]" office:value-type="float" office:value="0.687123703516317" calcext:value-type="float">
            <text:p>0.687123703516317</text:p>
          </table:table-cell>
          <table:table-cell office:value-type="float" office:value="13.727" calcext:value-type="float">
            <text:p>13.727</text:p>
          </table:table-cell>
          <table:table-cell table:formula="of:=[.C94]/[.$C$3]" office:value-type="float" office:value="0.694405099150142" calcext:value-type="float">
            <text:p>0.694405099150142</text:p>
          </table:table-cell>
          <table:table-cell office:value-type="float" office:value="13.136" calcext:value-type="float">
            <text:p>13.136</text:p>
          </table:table-cell>
          <table:table-cell table:formula="of:=[.E94]/[.$E$3]" office:value-type="float" office:value="0.664810972215193" calcext:value-type="float">
            <text:p>0.664810972215193</text:p>
          </table:table-cell>
          <table:table-cell office:value-type="float" office:value="13.281" calcext:value-type="float">
            <text:p>13.281</text:p>
          </table:table-cell>
          <table:table-cell table:formula="of:=[.G94]/[.$G$3]" office:value-type="float" office:value="0.672047363627163" calcext:value-type="float">
            <text:p>0.672047363627163</text:p>
          </table:table-cell>
          <table:table-cell office:value-type="float" office:value="14.371" calcext:value-type="float">
            <text:p>14.371</text:p>
          </table:table-cell>
          <table:table-cell table:formula="of:=[.I94]/[.$I$3]" office:value-type="float" office:value="0.726835929597411" calcext:value-type="float">
            <text:p>0.726835929597411</text:p>
          </table:table-cell>
          <table:table-cell office:value-type="float" office:value="14.522" calcext:value-type="float">
            <text:p>14.522</text:p>
          </table:table-cell>
          <table:table-cell table:formula="of:=[.K94]/[.$K$3]" office:value-type="float" office:value="0.734361567635904" calcext:value-type="float">
            <text:p>0.734361567635904</text:p>
          </table:table-cell>
          <table:table-cell table:formula="of:=AVERAGE([.A94];[.E94];[.I94])" office:value-type="float" office:value="13.696" calcext:value-type="float">
            <text:p>13.696</text:p>
          </table:table-cell>
          <table:table-cell table:formula="of:=AVERAGE([.B94];[.F94];[.J94])" office:value-type="float" office:value="0.69292353510964" calcext:value-type="float">
            <text:p>0.69292353510964</text:p>
          </table:table-cell>
          <table:table-cell table:formula="of:=AVERAGE([.C94];[.G94];[.K94])" office:value-type="float" office:value="13.8433333333333" calcext:value-type="float">
            <text:p>13.8433333333333</text:p>
          </table:table-cell>
          <table:table-cell table:formula="of:=AVERAGE([.D94];[.H94];[.L94])" office:value-type="float" office:value="0.70027134347107" calcext:value-type="float">
            <text:p>0.70027134347107</text:p>
          </table:table-cell>
        </table:table-row>
        <table:table-row table:style-name="ro1">
          <table:table-cell office:value-type="float" office:value="13.57" calcext:value-type="float">
            <text:p>13.57</text:p>
          </table:table-cell>
          <table:table-cell table:formula="of:=[.A95]/[.$A$3]" office:value-type="float" office:value="0.686567164179104" calcext:value-type="float">
            <text:p>0.686567164179104</text:p>
          </table:table-cell>
          <table:table-cell office:value-type="float" office:value="13.72" calcext:value-type="float">
            <text:p>13.72</text:p>
          </table:table-cell>
          <table:table-cell table:formula="of:=[.C95]/[.$C$3]" office:value-type="float" office:value="0.694050991501416" calcext:value-type="float">
            <text:p>0.694050991501416</text:p>
          </table:table-cell>
          <table:table-cell office:value-type="float" office:value="13.127" calcext:value-type="float">
            <text:p>13.127</text:p>
          </table:table-cell>
          <table:table-cell table:formula="of:=[.E95]/[.$E$3]" office:value-type="float" office:value="0.664355483577104" calcext:value-type="float">
            <text:p>0.664355483577104</text:p>
          </table:table-cell>
          <table:table-cell office:value-type="float" office:value="13.276" calcext:value-type="float">
            <text:p>13.276</text:p>
          </table:table-cell>
          <table:table-cell table:formula="of:=[.G95]/[.$G$3]" office:value-type="float" office:value="0.6717943527983" calcext:value-type="float">
            <text:p>0.6717943527983</text:p>
          </table:table-cell>
          <table:table-cell office:value-type="float" office:value="14.354" calcext:value-type="float">
            <text:p>14.354</text:p>
          </table:table-cell>
          <table:table-cell table:formula="of:=[.I95]/[.$I$3]" office:value-type="float" office:value="0.725976127857576" calcext:value-type="float">
            <text:p>0.725976127857576</text:p>
          </table:table-cell>
          <table:table-cell office:value-type="float" office:value="14.51" calcext:value-type="float">
            <text:p>14.51</text:p>
          </table:table-cell>
          <table:table-cell table:formula="of:=[.K95]/[.$K$3]" office:value-type="float" office:value="0.733754740834387" calcext:value-type="float">
            <text:p>0.733754740834387</text:p>
          </table:table-cell>
          <table:table-cell table:formula="of:=AVERAGE([.A95];[.E95];[.I95])" office:value-type="float" office:value="13.6836666666667" calcext:value-type="float">
            <text:p>13.6836666666667</text:p>
          </table:table-cell>
          <table:table-cell table:formula="of:=AVERAGE([.B95];[.F95];[.J95])" office:value-type="float" office:value="0.692299591871262" calcext:value-type="float">
            <text:p>0.692299591871262</text:p>
          </table:table-cell>
          <table:table-cell table:formula="of:=AVERAGE([.C95];[.G95];[.K95])" office:value-type="float" office:value="13.8353333333333" calcext:value-type="float">
            <text:p>13.8353333333333</text:p>
          </table:table-cell>
          <table:table-cell table:formula="of:=AVERAGE([.D95];[.H95];[.L95])" office:value-type="float" office:value="0.699866695044701" calcext:value-type="float">
            <text:p>0.699866695044701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table:formula="of:=[.A96]/[.$A$3]" office:value-type="float" office:value="0.686061219327093" calcext:value-type="float">
            <text:p>0.686061219327093</text:p>
          </table:table-cell>
          <table:table-cell office:value-type="float" office:value="13.715" calcext:value-type="float">
            <text:p>13.715</text:p>
          </table:table-cell>
          <table:table-cell table:formula="of:=[.C96]/[.$C$3]" office:value-type="float" office:value="0.693798057466613" calcext:value-type="float">
            <text:p>0.693798057466613</text:p>
          </table:table-cell>
          <table:table-cell office:value-type="float" office:value="13.117" calcext:value-type="float">
            <text:p>13.117</text:p>
          </table:table-cell>
          <table:table-cell table:formula="of:=[.E96]/[.$E$3]" office:value-type="float" office:value="0.663849385090339" calcext:value-type="float">
            <text:p>0.663849385090339</text:p>
          </table:table-cell>
          <table:table-cell office:value-type="float" office:value="13.272" calcext:value-type="float">
            <text:p>13.272</text:p>
          </table:table-cell>
          <table:table-cell table:formula="of:=[.G96]/[.$G$3]" office:value-type="float" office:value="0.671591944135209" calcext:value-type="float">
            <text:p>0.671591944135209</text:p>
          </table:table-cell>
          <table:table-cell office:value-type="float" office:value="14.339" calcext:value-type="float">
            <text:p>14.339</text:p>
          </table:table-cell>
          <table:table-cell table:formula="of:=[.I96]/[.$I$3]" office:value-type="float" office:value="0.725217479263605" calcext:value-type="float">
            <text:p>0.725217479263605</text:p>
          </table:table-cell>
          <table:table-cell office:value-type="float" office:value="14.5" calcext:value-type="float">
            <text:p>14.5</text:p>
          </table:table-cell>
          <table:table-cell table:formula="of:=[.K96]/[.$K$3]" office:value-type="float" office:value="0.733249051833123" calcext:value-type="float">
            <text:p>0.733249051833123</text:p>
          </table:table-cell>
          <table:table-cell table:formula="of:=AVERAGE([.A96];[.E96];[.I96])" office:value-type="float" office:value="13.672" calcext:value-type="float">
            <text:p>13.672</text:p>
          </table:table-cell>
          <table:table-cell table:formula="of:=AVERAGE([.B96];[.F96];[.J96])" office:value-type="float" office:value="0.691709361227012" calcext:value-type="float">
            <text:p>0.691709361227012</text:p>
          </table:table-cell>
          <table:table-cell table:formula="of:=AVERAGE([.C96];[.G96];[.K96])" office:value-type="float" office:value="13.829" calcext:value-type="float">
            <text:p>13.829</text:p>
          </table:table-cell>
          <table:table-cell table:formula="of:=AVERAGE([.D96];[.H96];[.L96])" office:value-type="float" office:value="0.699546351144981" calcext:value-type="float">
            <text:p>0.699546351144981</text:p>
          </table:table-cell>
        </table:table-row>
        <table:table-row table:style-name="ro1">
          <table:table-cell office:value-type="float" office:value="13.551" calcext:value-type="float">
            <text:p>13.551</text:p>
          </table:table-cell>
          <table:table-cell table:formula="of:=[.A97]/[.$A$3]" office:value-type="float" office:value="0.685605868960283" calcext:value-type="float">
            <text:p>0.685605868960283</text:p>
          </table:table-cell>
          <table:table-cell office:value-type="float" office:value="13.71" calcext:value-type="float">
            <text:p>13.71</text:p>
          </table:table-cell>
          <table:table-cell table:formula="of:=[.C97]/[.$C$3]" office:value-type="float" office:value="0.693545123431809" calcext:value-type="float">
            <text:p>0.693545123431809</text:p>
          </table:table-cell>
          <table:table-cell office:value-type="float" office:value="13.109" calcext:value-type="float">
            <text:p>13.109</text:p>
          </table:table-cell>
          <table:table-cell table:formula="of:=[.E97]/[.$E$3]" office:value-type="float" office:value="0.663444506300926" calcext:value-type="float">
            <text:p>0.663444506300926</text:p>
          </table:table-cell>
          <table:table-cell office:value-type="float" office:value="13.269" calcext:value-type="float">
            <text:p>13.269</text:p>
          </table:table-cell>
          <table:table-cell table:formula="of:=[.G97]/[.$G$3]" office:value-type="float" office:value="0.671440137637891" calcext:value-type="float">
            <text:p>0.671440137637891</text:p>
          </table:table-cell>
          <table:table-cell office:value-type="float" office:value="14.325" calcext:value-type="float">
            <text:p>14.325</text:p>
          </table:table-cell>
          <table:table-cell table:formula="of:=[.I97]/[.$I$3]" office:value-type="float" office:value="0.724509407242565" calcext:value-type="float">
            <text:p>0.724509407242565</text:p>
          </table:table-cell>
          <table:table-cell office:value-type="float" office:value="14.49" calcext:value-type="float">
            <text:p>14.49</text:p>
          </table:table-cell>
          <table:table-cell table:formula="of:=[.K97]/[.$K$3]" office:value-type="float" office:value="0.732743362831859" calcext:value-type="float">
            <text:p>0.732743362831859</text:p>
          </table:table-cell>
          <table:table-cell table:formula="of:=AVERAGE([.A97];[.E97];[.I97])" office:value-type="float" office:value="13.6616666666667" calcext:value-type="float">
            <text:p>13.6616666666667</text:p>
          </table:table-cell>
          <table:table-cell table:formula="of:=AVERAGE([.B97];[.F97];[.J97])" office:value-type="float" office:value="0.691186594167925" calcext:value-type="float">
            <text:p>0.691186594167925</text:p>
          </table:table-cell>
          <table:table-cell table:formula="of:=AVERAGE([.C97];[.G97];[.K97])" office:value-type="float" office:value="13.823" calcext:value-type="float">
            <text:p>13.823</text:p>
          </table:table-cell>
          <table:table-cell table:formula="of:=AVERAGE([.D97];[.H97];[.L97])" office:value-type="float" office:value="0.699242874633853" calcext:value-type="float">
            <text:p>0.699242874633853</text:p>
          </table:table-cell>
        </table:table-row>
        <table:table-row table:style-name="ro1">
          <table:table-cell office:value-type="float" office:value="13.542" calcext:value-type="float">
            <text:p>13.542</text:p>
          </table:table-cell>
          <table:table-cell table:formula="of:=[.A98]/[.$A$3]" office:value-type="float" office:value="0.685150518593473" calcext:value-type="float">
            <text:p>0.685150518593473</text:p>
          </table:table-cell>
          <table:table-cell office:value-type="float" office:value="13.707" calcext:value-type="float">
            <text:p>13.707</text:p>
          </table:table-cell>
          <table:table-cell table:formula="of:=[.C98]/[.$C$3]" office:value-type="float" office:value="0.693393363010927" calcext:value-type="float">
            <text:p>0.693393363010927</text:p>
          </table:table-cell>
          <table:table-cell office:value-type="float" office:value="13.1" calcext:value-type="float">
            <text:p>13.1</text:p>
          </table:table-cell>
          <table:table-cell table:formula="of:=[.E98]/[.$E$3]" office:value-type="float" office:value="0.662989017662837" calcext:value-type="float">
            <text:p>0.662989017662837</text:p>
          </table:table-cell>
          <table:table-cell office:value-type="float" office:value="13.265" calcext:value-type="float">
            <text:p>13.265</text:p>
          </table:table-cell>
          <table:table-cell table:formula="of:=[.G98]/[.$G$3]" office:value-type="float" office:value="0.6712377289748" calcext:value-type="float">
            <text:p>0.6712377289748</text:p>
          </table:table-cell>
          <table:table-cell office:value-type="float" office:value="14.312" calcext:value-type="float">
            <text:p>14.312</text:p>
          </table:table-cell>
          <table:table-cell table:formula="of:=[.I98]/[.$I$3]" office:value-type="float" office:value="0.723851911794457" calcext:value-type="float">
            <text:p>0.723851911794457</text:p>
          </table:table-cell>
          <table:table-cell office:value-type="float" office:value="14.481" calcext:value-type="float">
            <text:p>14.481</text:p>
          </table:table-cell>
          <table:table-cell table:formula="of:=[.K98]/[.$K$3]" office:value-type="float" office:value="0.732288242730721" calcext:value-type="float">
            <text:p>0.732288242730721</text:p>
          </table:table-cell>
          <table:table-cell table:formula="of:=AVERAGE([.A98];[.E98];[.I98])" office:value-type="float" office:value="13.6513333333333" calcext:value-type="float">
            <text:p>13.6513333333333</text:p>
          </table:table-cell>
          <table:table-cell table:formula="of:=AVERAGE([.B98];[.F98];[.J98])" office:value-type="float" office:value="0.690663816016922" calcext:value-type="float">
            <text:p>0.690663816016922</text:p>
          </table:table-cell>
          <table:table-cell table:formula="of:=AVERAGE([.C98];[.G98];[.K98])" office:value-type="float" office:value="13.8176666666667" calcext:value-type="float">
            <text:p>13.8176666666667</text:p>
          </table:table-cell>
          <table:table-cell table:formula="of:=AVERAGE([.D98];[.H98];[.L98])" office:value-type="float" office:value="0.698973111572149" calcext:value-type="float">
            <text:p>0.698973111572149</text:p>
          </table:table-cell>
        </table:table-row>
        <table:table-row table:style-name="ro1">
          <table:table-cell office:value-type="float" office:value="13.534" calcext:value-type="float">
            <text:p>13.534</text:p>
          </table:table-cell>
          <table:table-cell table:formula="of:=[.A99]/[.$A$3]" office:value-type="float" office:value="0.684745762711864" calcext:value-type="float">
            <text:p>0.684745762711864</text:p>
          </table:table-cell>
          <table:table-cell office:value-type="float" office:value="13.703" calcext:value-type="float">
            <text:p>13.703</text:p>
          </table:table-cell>
          <table:table-cell table:formula="of:=[.C99]/[.$C$3]" office:value-type="float" office:value="0.693191015783084" calcext:value-type="float">
            <text:p>0.693191015783084</text:p>
          </table:table-cell>
          <table:table-cell office:value-type="float" office:value="13.093" calcext:value-type="float">
            <text:p>13.093</text:p>
          </table:table-cell>
          <table:table-cell table:formula="of:=[.E99]/[.$E$3]" office:value-type="float" office:value="0.662634748722101" calcext:value-type="float">
            <text:p>0.662634748722101</text:p>
          </table:table-cell>
          <table:table-cell office:value-type="float" office:value="13.263" calcext:value-type="float">
            <text:p>13.263</text:p>
          </table:table-cell>
          <table:table-cell table:formula="of:=[.G99]/[.$G$3]" office:value-type="float" office:value="0.671136524643255" calcext:value-type="float">
            <text:p>0.671136524643255</text:p>
          </table:table-cell>
          <table:table-cell office:value-type="float" office:value="14.3" calcext:value-type="float">
            <text:p>14.3</text:p>
          </table:table-cell>
          <table:table-cell table:formula="of:=[.I99]/[.$I$3]" office:value-type="float" office:value="0.72324499291928" calcext:value-type="float">
            <text:p>0.72324499291928</text:p>
          </table:table-cell>
          <table:table-cell office:value-type="float" office:value="14.473" calcext:value-type="float">
            <text:p>14.473</text:p>
          </table:table-cell>
          <table:table-cell table:formula="of:=[.K99]/[.$K$3]" office:value-type="float" office:value="0.731883691529709" calcext:value-type="float">
            <text:p>0.731883691529709</text:p>
          </table:table-cell>
          <table:table-cell table:formula="of:=AVERAGE([.A99];[.E99];[.I99])" office:value-type="float" office:value="13.6423333333333" calcext:value-type="float">
            <text:p>13.6423333333333</text:p>
          </table:table-cell>
          <table:table-cell table:formula="of:=AVERAGE([.B99];[.F99];[.J99])" office:value-type="float" office:value="0.690208501451082" calcext:value-type="float">
            <text:p>0.690208501451082</text:p>
          </table:table-cell>
          <table:table-cell table:formula="of:=AVERAGE([.C99];[.G99];[.K99])" office:value-type="float" office:value="13.813" calcext:value-type="float">
            <text:p>13.813</text:p>
          </table:table-cell>
          <table:table-cell table:formula="of:=AVERAGE([.D99];[.H99];[.L99])" office:value-type="float" office:value="0.698737077318683" calcext:value-type="float">
            <text:p>0.698737077318683</text:p>
          </table:table-cell>
        </table:table-row>
        <table:table-row table:style-name="ro1">
          <table:table-cell office:value-type="float" office:value="13.526" calcext:value-type="float">
            <text:p>13.526</text:p>
          </table:table-cell>
          <table:table-cell table:formula="of:=[.A100]/[.$A$3]" office:value-type="float" office:value="0.684341006830255" calcext:value-type="float">
            <text:p>0.684341006830255</text:p>
          </table:table-cell>
          <table:table-cell office:value-type="float" office:value="13.701" calcext:value-type="float">
            <text:p>13.701</text:p>
          </table:table-cell>
          <table:table-cell table:formula="of:=[.C100]/[.$C$3]" office:value-type="float" office:value="0.693089842169162" calcext:value-type="float">
            <text:p>0.693089842169162</text:p>
          </table:table-cell>
          <table:table-cell office:value-type="float" office:value="13.086" calcext:value-type="float">
            <text:p>13.086</text:p>
          </table:table-cell>
          <table:table-cell table:formula="of:=[.E100]/[.$E$3]" office:value-type="float" office:value="0.662280479781365" calcext:value-type="float">
            <text:p>0.662280479781365</text:p>
          </table:table-cell>
          <table:table-cell office:value-type="float" office:value="13.261" calcext:value-type="float">
            <text:p>13.261</text:p>
          </table:table-cell>
          <table:table-cell table:formula="of:=[.G100]/[.$G$3]" office:value-type="float" office:value="0.671035320311709" calcext:value-type="float">
            <text:p>0.671035320311709</text:p>
          </table:table-cell>
          <table:table-cell office:value-type="float" office:value="14.288" calcext:value-type="float">
            <text:p>14.288</text:p>
          </table:table-cell>
          <table:table-cell table:formula="of:=[.I100]/[.$I$3]" office:value-type="float" office:value="0.722638074044103" calcext:value-type="float">
            <text:p>0.722638074044103</text:p>
          </table:table-cell>
          <table:table-cell office:value-type="float" office:value="14.466" calcext:value-type="float">
            <text:p>14.466</text:p>
          </table:table-cell>
          <table:table-cell table:formula="of:=[.K100]/[.$K$3]" office:value-type="float" office:value="0.731529709228824" calcext:value-type="float">
            <text:p>0.731529709228824</text:p>
          </table:table-cell>
          <table:table-cell table:formula="of:=AVERAGE([.A100];[.E100];[.I100])" office:value-type="float" office:value="13.6333333333333" calcext:value-type="float">
            <text:p>13.6333333333333</text:p>
          </table:table-cell>
          <table:table-cell table:formula="of:=AVERAGE([.B100];[.F100];[.J100])" office:value-type="float" office:value="0.689753186885241" calcext:value-type="float">
            <text:p>0.689753186885241</text:p>
          </table:table-cell>
          <table:table-cell table:formula="of:=AVERAGE([.C100];[.G100];[.K100])" office:value-type="float" office:value="13.8093333333333" calcext:value-type="float">
            <text:p>13.8093333333333</text:p>
          </table:table-cell>
          <table:table-cell table:formula="of:=AVERAGE([.D100];[.H100];[.L100])" office:value-type="float" office:value="0.698551623903232" calcext:value-type="float">
            <text:p>0.698551623903232</text:p>
          </table:table-cell>
        </table:table-row>
        <table:table-row table:style-name="ro1">
          <table:table-cell office:value-type="float" office:value="13.519" calcext:value-type="float">
            <text:p>13.519</text:p>
          </table:table-cell>
          <table:table-cell table:formula="of:=[.A101]/[.$A$3]" office:value-type="float" office:value="0.683986845433848" calcext:value-type="float">
            <text:p>0.683986845433848</text:p>
          </table:table-cell>
          <table:table-cell office:value-type="float" office:value="13.699" calcext:value-type="float">
            <text:p>13.699</text:p>
          </table:table-cell>
          <table:table-cell table:formula="of:=[.C101]/[.$C$3]" office:value-type="float" office:value="0.692988668555241" calcext:value-type="float">
            <text:p>0.692988668555241</text:p>
          </table:table-cell>
          <table:table-cell office:value-type="float" office:value="13.079" calcext:value-type="float">
            <text:p>13.079</text:p>
          </table:table-cell>
          <table:table-cell table:formula="of:=[.E101]/[.$E$3]" office:value-type="float" office:value="0.66192621084063" calcext:value-type="float">
            <text:p>0.66192621084063</text:p>
          </table:table-cell>
          <table:table-cell office:value-type="float" office:value="13.26" calcext:value-type="float">
            <text:p>13.26</text:p>
          </table:table-cell>
          <table:table-cell table:formula="of:=[.G101]/[.$G$3]" office:value-type="float" office:value="0.670984718145937" calcext:value-type="float">
            <text:p>0.670984718145937</text:p>
          </table:table-cell>
          <table:table-cell office:value-type="float" office:value="14.277" calcext:value-type="float">
            <text:p>14.277</text:p>
          </table:table-cell>
          <table:table-cell table:formula="of:=[.I101]/[.$I$3]" office:value-type="float" office:value="0.722081731741857" calcext:value-type="float">
            <text:p>0.722081731741857</text:p>
          </table:table-cell>
          <table:table-cell office:value-type="float" office:value="14.46" calcext:value-type="float">
            <text:p>14.46</text:p>
          </table:table-cell>
          <table:table-cell table:formula="of:=[.K101]/[.$K$3]" office:value-type="float" office:value="0.731226295828066" calcext:value-type="float">
            <text:p>0.731226295828066</text:p>
          </table:table-cell>
          <table:table-cell table:formula="of:=AVERAGE([.A101];[.E101];[.I101])" office:value-type="float" office:value="13.625" calcext:value-type="float">
            <text:p>13.625</text:p>
          </table:table-cell>
          <table:table-cell table:formula="of:=AVERAGE([.B101];[.F101];[.J101])" office:value-type="float" office:value="0.689331596005445" calcext:value-type="float">
            <text:p>0.689331596005445</text:p>
          </table:table-cell>
          <table:table-cell table:formula="of:=AVERAGE([.C101];[.G101];[.K101])" office:value-type="float" office:value="13.8063333333333" calcext:value-type="float">
            <text:p>13.8063333333333</text:p>
          </table:table-cell>
          <table:table-cell table:formula="of:=AVERAGE([.D101];[.H101];[.L101])" office:value-type="float" office:value="0.698399894176414" calcext:value-type="float">
            <text:p>0.698399894176414</text:p>
          </table:table-cell>
        </table:table-row>
        <table:table-row table:style-name="ro1">
          <table:table-cell office:value-type="float" office:value="13.513" calcext:value-type="float">
            <text:p>13.513</text:p>
          </table:table-cell>
          <table:table-cell table:formula="of:=[.A102]/[.$A$3]" office:value-type="float" office:value="0.683683278522641" calcext:value-type="float">
            <text:p>0.683683278522641</text:p>
          </table:table-cell>
          <table:table-cell office:value-type="float" office:value="13.697" calcext:value-type="float">
            <text:p>13.697</text:p>
          </table:table-cell>
          <table:table-cell table:formula="of:=[.C102]/[.$C$3]" office:value-type="float" office:value="0.692887494941319" calcext:value-type="float">
            <text:p>0.692887494941319</text:p>
          </table:table-cell>
          <table:table-cell office:value-type="float" office:value="13.073" calcext:value-type="float">
            <text:p>13.073</text:p>
          </table:table-cell>
          <table:table-cell table:formula="of:=[.E102]/[.$E$3]" office:value-type="float" office:value="0.66162255174857" calcext:value-type="float">
            <text:p>0.66162255174857</text:p>
          </table:table-cell>
          <table:table-cell office:value-type="float" office:value="13.259" calcext:value-type="float">
            <text:p>13.259</text:p>
          </table:table-cell>
          <table:table-cell table:formula="of:=[.G102]/[.$G$3]" office:value-type="float" office:value="0.670934115980164" calcext:value-type="float">
            <text:p>0.670934115980164</text:p>
          </table:table-cell>
          <table:table-cell office:value-type="float" office:value="14.266" calcext:value-type="float">
            <text:p>14.266</text:p>
          </table:table-cell>
          <table:table-cell table:formula="of:=[.I102]/[.$I$3]" office:value-type="float" office:value="0.721525389439612" calcext:value-type="float">
            <text:p>0.721525389439612</text:p>
          </table:table-cell>
          <table:table-cell office:value-type="float" office:value="14.454" calcext:value-type="float">
            <text:p>14.454</text:p>
          </table:table-cell>
          <table:table-cell table:formula="of:=[.K102]/[.$K$3]" office:value-type="float" office:value="0.730922882427307" calcext:value-type="float">
            <text:p>0.730922882427307</text:p>
          </table:table-cell>
          <table:table-cell table:formula="of:=AVERAGE([.A102];[.E102];[.I102])" office:value-type="float" office:value="13.6173333333333" calcext:value-type="float">
            <text:p>13.6173333333333</text:p>
          </table:table-cell>
          <table:table-cell table:formula="of:=AVERAGE([.B102];[.F102];[.J102])" office:value-type="float" office:value="0.688943739903608" calcext:value-type="float">
            <text:p>0.688943739903608</text:p>
          </table:table-cell>
          <table:table-cell table:formula="of:=AVERAGE([.C102];[.G102];[.K102])" office:value-type="float" office:value="13.8033333333333" calcext:value-type="float">
            <text:p>13.8033333333333</text:p>
          </table:table-cell>
          <table:table-cell table:formula="of:=AVERAGE([.D102];[.H102];[.L102])" office:value-type="float" office:value="0.698248164449597" calcext:value-type="float">
            <text:p>0.698248164449597</text:p>
          </table:table-cell>
        </table:table-row>
        <table:table-row table:style-name="ro1">
          <table:table-cell office:value-type="float" office:value="13.507" calcext:value-type="float">
            <text:p>13.507</text:p>
          </table:table-cell>
          <table:table-cell table:formula="of:=[.A103]/[.$A$3]" office:value-type="float" office:value="0.683379711611434" calcext:value-type="float">
            <text:p>0.683379711611434</text:p>
          </table:table-cell>
          <table:table-cell office:value-type="float" office:value="13.696" calcext:value-type="float">
            <text:p>13.696</text:p>
          </table:table-cell>
          <table:table-cell table:formula="of:=[.C103]/[.$C$3]" office:value-type="float" office:value="0.692836908134358" calcext:value-type="float">
            <text:p>0.692836908134358</text:p>
          </table:table-cell>
          <table:table-cell office:value-type="float" office:value="13.068" calcext:value-type="float">
            <text:p>13.068</text:p>
          </table:table-cell>
          <table:table-cell table:formula="of:=[.E103]/[.$E$3]" office:value-type="float" office:value="0.661369502505187" calcext:value-type="float">
            <text:p>0.661369502505187</text:p>
          </table:table-cell>
          <table:table-cell office:value-type="float" office:value="13.259" calcext:value-type="float">
            <text:p>13.259</text:p>
          </table:table-cell>
          <table:table-cell table:formula="of:=[.G103]/[.$G$3]" office:value-type="float" office:value="0.670934115980164" calcext:value-type="float">
            <text:p>0.670934115980164</text:p>
          </table:table-cell>
          <table:table-cell office:value-type="float" office:value="14.257" calcext:value-type="float">
            <text:p>14.257</text:p>
          </table:table-cell>
          <table:table-cell table:formula="of:=[.I103]/[.$I$3]" office:value-type="float" office:value="0.721070200283229" calcext:value-type="float">
            <text:p>0.721070200283229</text:p>
          </table:table-cell>
          <table:table-cell office:value-type="float" office:value="14.449" calcext:value-type="float">
            <text:p>14.449</text:p>
          </table:table-cell>
          <table:table-cell table:formula="of:=[.K103]/[.$K$3]" office:value-type="float" office:value="0.730670037926675" calcext:value-type="float">
            <text:p>0.730670037926675</text:p>
          </table:table-cell>
          <table:table-cell table:formula="of:=AVERAGE([.A103];[.E103];[.I103])" office:value-type="float" office:value="13.6106666666667" calcext:value-type="float">
            <text:p>13.6106666666667</text:p>
          </table:table-cell>
          <table:table-cell table:formula="of:=AVERAGE([.B103];[.F103];[.J103])" office:value-type="float" office:value="0.688606471466617" calcext:value-type="float">
            <text:p>0.688606471466617</text:p>
          </table:table-cell>
          <table:table-cell table:formula="of:=AVERAGE([.C103];[.G103];[.K103])" office:value-type="float" office:value="13.8013333333333" calcext:value-type="float">
            <text:p>13.8013333333333</text:p>
          </table:table-cell>
          <table:table-cell table:formula="of:=AVERAGE([.D103];[.H103];[.L103])" office:value-type="float" office:value="0.698147020680399" calcext:value-type="float">
            <text:p>0.698147020680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14:30.537116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2:17:43.921366054</dc:date>
    <meta:editing-duration>PT40M35S</meta:editing-duration>
    <meta:editing-cycles>7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